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SS_R05_2010_RUS_E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сего времени в течение обычного дня недели Вы смотрите телевизор?</text:p>
          </table:table-cell>
          <table:table-cell office:value-type="float" office:value="6872" calcext:value-type="float">
            <text:p>6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И снова, сколько всего времени из того, что Вы смотрите телевидение в обычный день недели, Вы смотрите новости или передачи о политике и текущих событиях?</text:p>
          </table:table-cell>
          <table:table-cell office:value-type="float" office:value="8272" calcext:value-type="float">
            <text:p>8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сего времени в течение обычного дня недели Вы слушаете радио?</text:p>
          </table:table-cell>
          <table:table-cell office:value-type="float" office:value="8273" calcext:value-type="float">
            <text:p>8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И снова, сколько всего времени из того, что Вы слушаете радио в обычный день недели, Вы слушаете новости или передачи о политике и текущих событиях?</text:p>
          </table:table-cell>
          <table:table-cell office:value-type="float" office:value="8274" calcext:value-type="float">
            <text:p>8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сего времени в течение обычного дня недели Вы читаете газеты?</text:p>
          </table:table-cell>
          <table:table-cell office:value-type="float" office:value="8275" calcext:value-type="float">
            <text:p>8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Сколько всего времени из этого Вы читаете о политике и текущих событиях?</text:p>
          </table:table-cell>
          <table:table-cell office:value-type="float" office:value="8276" calcext:value-type="float">
            <text:p>8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Kак часто Вы используете интернет или электронную почту (e-mail) – на работе или дома – <text:s/>в личных целях (т.е. не для работы)?</text:p>
          </table:table-cell>
          <table:table-cell office:value-type="float" office:value="9984" calcext:value-type="float">
            <text:p>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тветьте, считаете ли Вы, что в общем большинству людей можно доверять?</text:p>
          </table:table-cell>
          <table:table-cell office:value-type="float" office:value="8278" calcext:value-type="float">
            <text:p>8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жалуйста, поместите свой ответ на шкале от 0 до 10, где 0 значит, что большинству людей нельзя доверять, и 10 значит, что большинству людей можно доверять.</text:p>
          </table:table-cell>
          <table:table-cell office:value-type="float" office:value="10440" calcext:value-type="float">
            <text:p>10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тветьте, считаете ли вы что большинство людей, если бы им представилась возможность, постарались бы использовать <text:s/>Вас в своих целях, или они при любых обстоятельствах старались бы поступить честно?</text:p>
          </table:table-cell>
          <table:table-cell office:value-type="float" office:value="9985" calcext:value-type="float">
            <text:p>9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Как Вы считаете, люди в основном стараются помогать другим, или в основном заботятся о себе?</text:p>
          </table:table-cell>
          <table:table-cell office:value-type="float" office:value="6877" calcext:value-type="float">
            <text:p>6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Насколько сильно Вы интересуетесь политикой?</text:p>
          </table:table-cell>
          <table:table-cell office:value-type="float" office:value="8281" calcext:value-type="float">
            <text:p>8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Вы...</text:p>
          </table:table-cell>
          <table:table-cell office:value-type="float" office:value="4873" calcext:value-type="float">
            <text:p>4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спользуя эту карточку со шкалой от 0 до 10, ответьте пожалуйста, насколько Вы лично можете доверять, каждой из организаций, названия которых я прочитаю.</text:p>
          </table:table-cell>
          <table:table-cell office:value-type="float" office:value="8284" calcext:value-type="float">
            <text:p>8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означает, что Вы совершенно не доверяете этой организации, а 10 означает что Вы полностью ей доверяете.</text:p>
          </table:table-cell>
          <table:table-cell office:value-type="float" office:value="8285" calcext:value-type="float">
            <text:p>8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так... парламенту Эстонии?</text:p>
          </table:table-cell>
          <table:table-cell office:value-type="float" office:value="8624" calcext:value-type="float">
            <text:p>8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законодательной (правовой) системе?</text:p>
          </table:table-cell>
          <table:table-cell office:value-type="float" office:value="8287" calcext:value-type="float">
            <text:p>8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полиции?</text:p>
          </table:table-cell>
          <table:table-cell office:value-type="float" office:value="6883" calcext:value-type="float">
            <text:p>6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 политикам?</text:p>
          </table:table-cell>
          <table:table-cell office:value-type="float" office:value="4551" calcext:value-type="float">
            <text:p>4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политическим партиям?</text:p>
          </table:table-cell>
          <table:table-cell office:value-type="float" office:value="6884" calcext:value-type="float">
            <text:p>6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 Европейскому парламенту?</text:p>
          </table:table-cell>
          <table:table-cell office:value-type="float" office:value="8288" calcext:value-type="float">
            <text:p>8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 Организации Объединенных Наций (ООН)?</text:p>
          </table:table-cell>
          <table:table-cell office:value-type="float" office:value="8289" calcext:value-type="float">
            <text:p>8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аше время некоторые люди не принимают участие в выборах по разным причинам.</text:p>
          </table:table-cell>
          <table:table-cell office:value-type="float" office:value="10441" calcext:value-type="float">
            <text:p>10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Голосовали ли Вы на последних <text:s/>государственных <text:s/>выборах в Эстонии в марте 2007?</text:p>
          </table:table-cell>
          <table:table-cell office:value-type="float" office:value="10442" calcext:value-type="float">
            <text:p>10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За какую партию Вы голосовали на этих выборах?</text:p>
          </table:table-cell>
          <table:table-cell office:value-type="float" office:value="6889" calcext:value-type="float">
            <text:p>6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Существуют разные пути как исправить положение в Эстонии или помочь предотвратить <text:s/>неправильный ход событий и процессов.</text:p>
          </table:table-cell>
          <table:table-cell office:value-type="float" office:value="10443" calcext:value-type="float">
            <text:p>10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В течение последних 12 месяцев Вы...</text:p>
          </table:table-cell>
          <table:table-cell office:value-type="float" office:value="8667" calcext:value-type="float">
            <text:p>8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...обращались к политикам, правительству или чиновникам местного самоуправления?</text:p>
          </table:table-cell>
          <table:table-cell office:value-type="float" office:value="6892" calcext:value-type="float">
            <text:p>6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...работали в политической партии или группе поддержки партии?</text:p>
          </table:table-cell>
          <table:table-cell office:value-type="float" office:value="8292" calcext:value-type="float">
            <text:p>8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...работали в иной общественной организации или ассоциации?</text:p>
          </table:table-cell>
          <table:table-cell office:value-type="float" office:value="8293" calcext:value-type="float">
            <text:p>8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...носили или показывали значок/ наклейку (предвыборной) кампании?</text:p>
          </table:table-cell>
          <table:table-cell office:value-type="float" office:value="8294" calcext:value-type="float">
            <text:p>8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<text:s/>...подписывали петицию?</text:p>
          </table:table-cell>
          <table:table-cell office:value-type="float" office:value="8295" calcext:value-type="float">
            <text:p>8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...принимали участие в санкционированной (разрешенной) демонстрации?</text:p>
          </table:table-cell>
          <table:table-cell office:value-type="float" office:value="8296" calcext:value-type="float">
            <text:p>8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...бойкотировали определенные продукты?</text:p>
          </table:table-cell>
          <table:table-cell office:value-type="float" office:value="8297" calcext:value-type="float">
            <text:p>8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Есть ли такая политическая партия, которая Вам ближе чем другие?</text:p>
          </table:table-cell>
          <table:table-cell office:value-type="float" office:value="6899" calcext:value-type="float">
            <text:p>6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акая именно из перечисленных ниже партий?</text:p>
          </table:table-cell>
          <table:table-cell office:value-type="float" office:value="8298" calcext:value-type="float">
            <text:p>8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асколько близка Вам эта партия?</text:p>
          </table:table-cell>
          <table:table-cell office:value-type="float" office:value="5436" calcext:value-type="float">
            <text:p>5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Что они...</text:p>
          </table:table-cell>
          <table:table-cell office:value-type="float" office:value="8299" calcext:value-type="float">
            <text:p>8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Являетесь ли Вы членом какой-либо партии?</text:p>
          </table:table-cell>
          <table:table-cell office:value-type="float" office:value="8300" calcext:value-type="float">
            <text:p>8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Членом какой именно партии Вы являетесь?</text:p>
          </table:table-cell>
          <table:table-cell office:value-type="float" office:value="8301" calcext:value-type="float">
            <text:p>8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В политике люди зачастую говорят о "левых" и "правых".</text:p>
          </table:table-cell>
          <table:table-cell office:value-type="float" office:value="6906" calcext:value-type="float">
            <text:p>6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спользуя эту карточку, где бы Вы поместили себя (свои взгляды) на шкале, где 0 означает левый, а 10 означает правый.</text:p>
          </table:table-cell>
          <table:table-cell office:value-type="float" office:value="8302" calcext:value-type="float">
            <text:p>8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Учитывая все аспекты, насколько Вы довольны своей жизнью в настоящее время?</text:p>
          </table:table-cell>
          <table:table-cell office:value-type="float" office:value="8303" calcext:value-type="float">
            <text:p>8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Пожалуйста ответьте, используя эту карточку, где 0 означает крайне недоволен, 10 означает крайне доволен.</text:p>
          </table:table-cell>
          <table:table-cell office:value-type="float" office:value="8304" calcext:value-type="float">
            <text:p>8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В целом, насколько Вы довольны состоянием экономики Эстонии в настоящее время?</text:p>
          </table:table-cell>
          <table:table-cell office:value-type="float" office:value="6910" calcext:value-type="float">
            <text:p>6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В целом, насколько Вы довольны работой правительства Эстонии?</text:p>
          </table:table-cell>
          <table:table-cell office:value-type="float" office:value="8305" calcext:value-type="float">
            <text:p>8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В общих чертах, насколько Вы довольны тем, как работает демократия в Эстонии?</text:p>
          </table:table-cell>
          <table:table-cell office:value-type="float" office:value="6912" calcext:value-type="float">
            <text:p>6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Насколько плохая или хорошая по Вашему мнению обстановка в сфере образования в Эстонии в настоящее время?</text:p>
          </table:table-cell>
          <table:table-cell office:value-type="float" office:value="6913" calcext:value-type="float">
            <text:p>6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Пожалуйста, скажите, что Вы думаете о состоянии всей системы здравоохранения в Эстонии в настоящее время?</text:p>
          </table:table-cell>
          <table:table-cell office:value-type="float" office:value="8306" calcext:value-type="float">
            <text:p>8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кажите пожалуйста, насколько Вы согласны или не согласны со следующими утверждениями.</text:p>
          </table:table-cell>
          <table:table-cell office:value-type="float" office:value="8307" calcext:value-type="float">
            <text:p>8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Государство должно принять меры для уменьшения разницы в доходах.</text:p>
          </table:table-cell>
          <table:table-cell office:value-type="float" office:value="8308" calcext:value-type="float">
            <text:p>8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омосексуалисты и лесбиянки должны иметь право вести тот образ жизни который им нравится</text:p>
          </table:table-cell>
          <table:table-cell office:value-type="float" office:value="8309" calcext:value-type="float">
            <text:p>8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Политические партии, которые угрожают демократии, должны быть запрещены</text:p>
          </table:table-cell>
          <table:table-cell office:value-type="float" office:value="8310" calcext:value-type="float">
            <text:p>8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временная наука в состоянии справится с проблемами окружающей среды</text:p>
          </table:table-cell>
          <table:table-cell office:value-type="float" office:value="8311" calcext:value-type="float">
            <text:p>8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Теперь несколько вопросов о людях из других стран, которые приезжают жить в Эстонию.</text:p>
          </table:table-cell>
          <table:table-cell office:value-type="float" office:value="6921" calcext:value-type="float">
            <text:p>6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Oтветьте насколько, по вашему мнению, Эстонское государство должно позволять людям той же расы или национальности, что и большинство населения Эстонии, приезжать жить сюда.</text:p>
          </table:table-cell>
          <table:table-cell office:value-type="float" office:value="8313" calcext:value-type="float">
            <text:p>8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Как насчет людей, которые по расовой или национальной принадлежности отличаются от большинства населения Эстонии?</text:p>
          </table:table-cell>
          <table:table-cell office:value-type="float" office:value="8314" calcext:value-type="float">
            <text:p>8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Как насчет людей из более бедных стран за пределами Европы?</text:p>
          </table:table-cell>
          <table:table-cell office:value-type="float" office:value="8315" calcext:value-type="float">
            <text:p>8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Как Вы считаете, в целом то что люди из других стран приезжают сюда жить, это хорошо или плохо для экономики Эстонии?</text:p>
          </table:table-cell>
          <table:table-cell office:value-type="float" office:value="6925" calcext:value-type="float">
            <text:p>6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Используя эту карточку, скажите, считаете ли Вы, что люди, приезжающие из других стран, в общем разрушают культурную жизнь Эстонии, или что они ее обогащают?</text:p>
          </table:table-cell>
          <table:table-cell office:value-type="float" office:value="6926" calcext:value-type="float">
            <text:p>6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Делают ли люди, приезжающие жить в Эстонию из других стран, ее лучше или хуже место для жизни?</text:p>
          </table:table-cell>
          <table:table-cell office:value-type="float" office:value="8316" calcext:value-type="float">
            <text:p>8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Учитывая все аспекты, насколько Вы счастливы, как Вы считаете?</text:p>
          </table:table-cell>
          <table:table-cell office:value-type="float" office:value="8317" calcext:value-type="float">
            <text:p>8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кажите пожалуйста как часто Вы встречаетесь вместе время с друзьями, родственниками, коллегами по работе?</text:p>
          </table:table-cell>
          <table:table-cell office:value-type="float" office:value="8318" calcext:value-type="float">
            <text:p>8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Имеется в виду добровольно, те не в связи с работой, а для развлечения, времяпровождение вне узкого семьи.</text:p>
          </table:table-cell>
          <table:table-cell office:value-type="float" office:value="10444" calcext:value-type="float">
            <text:p>10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Есть ли у Вас кто-либо, с кем Вы можете обсуждать личные и интимные вопросы?</text:p>
          </table:table-cell>
          <table:table-cell office:value-type="float" office:value="8319" calcext:value-type="float">
            <text:p>8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Как Вы считаете, по сравнению с людьми Вашего возраста как часто Вы принимаете участие в социальных мероприятиях?</text:p>
          </table:table-cell>
          <table:table-cell office:value-type="float" office:value="6932" calcext:value-type="float">
            <text:p>6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тановились ли Вы или члены Вашей семьи жертвами грабежа или насилия в течение последних 5 лет?</text:p>
          </table:table-cell>
          <table:table-cell office:value-type="float" office:value="8320" calcext:value-type="float">
            <text:p>8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асколько в безопасности Вы ощущаете - или ощущали бы - себя, идя в одиночку после наступления темноты в районе, где Вы живете?</text:p>
          </table:table-cell>
          <table:table-cell office:value-type="float" office:value="8321" calcext:value-type="float">
            <text:p>8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Чувствуете ли - или чувствовали бы - Вы себя...</text:p>
          </table:table-cell>
          <table:table-cell office:value-type="float" office:value="6935" calcext:value-type="float">
            <text:p>6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ак часто Вы беспокоитесь о том, что Ваш дом может быть ограблен?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Беспокойство о том, что Ваш дом может быть ограблен...</text:p>
          </table:table-cell>
          <table:table-cell office:value-type="float" office:value="8323" calcext:value-type="float">
            <text:p>8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Как часто Вы беспокоитесь о том, что можете стать жертвой насильственного преступления?</text:p>
          </table:table-cell>
          <table:table-cell office:value-type="float" office:value="8324" calcext:value-type="float">
            <text:p>8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Беспокойство о том, что Вы можете стать жертвой насильственного преступления ...</text:p>
          </table:table-cell>
          <table:table-cell office:value-type="float" office:value="8325" calcext:value-type="float">
            <text:p>8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И сейчас несколько вопросов о Вас</text:p>
          </table:table-cell>
          <table:table-cell office:value-type="float" office:value="9994" calcext:value-type="float">
            <text:p>9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к бы Вы в целом оценили свое здоровье?</text:p>
          </table:table-cell>
          <table:table-cell office:value-type="float" office:value="8689" calcext:value-type="float">
            <text:p>8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Можете ли Вы сказать, что состояние Вашего здоровья ...</text:p>
          </table:table-cell>
          <table:table-cell office:value-type="float" office:value="6938" calcext:value-type="float">
            <text:p>6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Ограничена ли Ваша повседневная деятельность по причине каких либо хронических заболеваний, инвалидности, психических или умственных расстройств?</text:p>
          </table:table-cell>
          <table:table-cell office:value-type="float" office:value="8334" calcext:value-type="float">
            <text:p>8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ЕСЛИ ДА, то насколько значительно?</text:p>
          </table:table-cell>
          <table:table-cell office:value-type="float" office:value="6940" calcext:value-type="float">
            <text:p>6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Исповедуете ли Вы какую-либо религию или концессию/ вероисповедание?</text:p>
          </table:table-cell>
          <table:table-cell office:value-type="float" office:value="8335" calcext:value-type="float">
            <text:p>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акую именно религию или концессию/ вероисповедание Вы исповедуете?</text:p>
          </table:table-cell>
          <table:table-cell office:value-type="float" office:value="10446" calcext:value-type="float">
            <text:p>10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Считали ли Вы себя когда-либо принадлежащим какой-либо религии или концессии/ вероисповеданию?</text:p>
          </table:table-cell>
          <table:table-cell office:value-type="float" office:value="10447" calcext:value-type="float">
            <text:p>10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какой именно религии или концессии/ вероисповеданию Вы принадлежали?</text:p>
          </table:table-cell>
          <table:table-cell office:value-type="float" office:value="10448" calcext:value-type="float">
            <text:p>1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Независимо от того, исповедуете Вы какую-либо религию/ вероисповедание или нет, насколько верующим Вы себя считаете?</text:p>
          </table:table-cell>
          <table:table-cell office:value-type="float" office:value="10449" calcext:value-type="float">
            <text:p>10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е принимая во внимание такие особые случаи как свадьбы и похороны, примерно как часто Вы посещаете религиозные церемонии <text:s/>в нынешнее время?</text:p>
          </table:table-cell>
          <table:table-cell office:value-type="float" office:value="10450" calcext:value-type="float">
            <text:p>10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е учитывая те случаи, когда Вы на богослужении или религиозной церемонии, как часто Вы принимаете участие в ритуалах, связанных с верой, или молитесь?</text:p>
          </table:table-cell>
          <table:table-cell office:value-type="float" office:value="8341" calcext:value-type="float">
            <text:p>8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Могли бы Вы сказать, что принадлежите к группе, которую дискриминируют в Эстонии?</text:p>
          </table:table-cell>
          <table:table-cell office:value-type="float" office:value="6948" calcext:value-type="float">
            <text:p>6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а каком основании Вашу группу дискриминируют?</text:p>
          </table:table-cell>
          <table:table-cell office:value-type="float" office:value="6949" calcext:value-type="float">
            <text:p>6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Являетесь ли Вы гражданином Эстонии?</text:p>
          </table:table-cell>
          <table:table-cell office:value-type="float" office:value="8342" calcext:value-type="float">
            <text:p>8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Какое гражданство у Вас?</text:p>
          </table:table-cell>
          <table:table-cell office:value-type="float" office:value="6952" calcext:value-type="float">
            <text:p>6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Родились ли Вы в Эстонии?</text:p>
          </table:table-cell>
          <table:table-cell office:value-type="float" office:value="8343" calcext:value-type="float">
            <text:p>8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В какой стране Вы родились (учитывайте территориальное разделение на момент рождения)?</text:p>
          </table:table-cell>
          <table:table-cell office:value-type="float" office:value="8344" calcext:value-type="float">
            <text:p>8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В каком году Вы поселились в Эстонии?</text:p>
          </table:table-cell>
          <table:table-cell office:value-type="float" office:value="8345" calcext:value-type="float">
            <text:p>8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Какой язык или языки Вы чаще всего используете дома?</text:p>
          </table:table-cell>
          <table:table-cell office:value-type="float" office:value="8346" calcext:value-type="float">
            <text:p>8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Принадлежите ли Вы к национальному меньшинству в Эстонии?</text:p>
          </table:table-cell>
          <table:table-cell office:value-type="float" office:value="6957" calcext:value-type="float">
            <text:p>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Родился ли Ваш отец в Эстонии?</text:p>
          </table:table-cell>
          <table:table-cell office:value-type="float" office:value="8348" calcext:value-type="float">
            <text:p>8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В какой стране родился Ваш отец?</text:p>
          </table:table-cell>
          <table:table-cell office:value-type="float" office:value="5490" calcext:value-type="float">
            <text:p>5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В каком году родилась мать?</text:p>
          </table:table-cell>
          <table:table-cell office:value-type="float" office:value="8349" calcext:value-type="float">
            <text:p>8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Родилась ли Ваша мать в Эстонии?</text:p>
          </table:table-cell>
          <table:table-cell office:value-type="float" office:value="8350" calcext:value-type="float">
            <text:p>8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В какой стране родилась Ваша мать?</text:p>
          </table:table-cell>
          <table:table-cell office:value-type="float" office:value="8059" calcext:value-type="float">
            <text:p>8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Используя карту 25, скажите, пожалуйста, насколько неправильно...</text:p>
          </table:table-cell>
          <table:table-cell office:value-type="float" office:value="10451" calcext:value-type="float">
            <text:p>10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.подавать преувеличенный или ложный страховой иск?</text:p>
          </table:table-cell>
          <table:table-cell office:value-type="float" office:value="5866" calcext:value-type="float">
            <text:p>5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...купить что-либо, что Вы предполагаете могло бы быть краденым?</text:p>
          </table:table-cell>
          <table:table-cell office:value-type="float" office:value="10452" calcext:value-type="float">
            <text:p>10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нарушать правила дорожного движения, как то: превышать скорость или пересекать дорогу на красный свет?</text:p>
          </table:table-cell>
          <table:table-cell office:value-type="float" office:value="5868" calcext:value-type="float">
            <text:p>5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Теперь представьте, что Вы совершаете любой из этих поступков в Эстонии.</text:p>
          </table:table-cell>
          <table:table-cell office:value-type="float" office:value="10453" calcext:value-type="float">
            <text:p>10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Используя данную карту, скажите, пожалуйста, насколько вероятна возможность того, что Вас поймают и накажут, если Вы ...</text:p>
          </table:table-cell>
          <table:table-cell office:value-type="float" office:value="10454" calcext:value-type="float">
            <text:p>10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подали преувеличенный или ложный страховой иск?</text:p>
          </table:table-cell>
          <table:table-cell office:value-type="float" office:value="5872" calcext:value-type="float">
            <text:p>5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купили что-либо, что Вы предполагаете могло бы быть краденым?</text:p>
          </table:table-cell>
          <table:table-cell office:value-type="float" office:value="5873" calcext:value-type="float">
            <text:p>5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нарушили правила дорожного движения, как то: превысили скорость или пересекли дорогу на красный свет?</text:p>
          </table:table-cell>
          <table:table-cell office:value-type="float" office:value="5874" calcext:value-type="float">
            <text:p>5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Сейчас несколько вопросов о полиции в Эстонии.</text:p>
          </table:table-cell>
          <table:table-cell office:value-type="float" office:value="10455" calcext:value-type="float">
            <text:p>10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Учитывая все обстоятельства относительно того, что ожидают от действий полиции, Вы сказали бы, что полиция делает хорошую или плохую работу?</text:p>
          </table:table-cell>
          <table:table-cell office:value-type="float" office:value="10456" calcext:value-type="float">
            <text:p>10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За прошедшие 2 года обращалась ли к Вам, останавливала ли Вас или контактировала ли с Вами полиция в Эстонии по какой-либо причине?</text:p>
          </table:table-cell>
          <table:table-cell office:value-type="float" office:value="10457" calcext:value-type="float">
            <text:p>10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СПРОСИТЬ ТЕХ, К КОМУ ПОЛИЦИЯ ОБРАЩАЛАСЬ/ОСТАНАВЛИВАЛА/КОНАТКТИРОВАЛА ПО КАКОЙ-ЛИБО ПРИЧИНЕ ЗА ПРОШЕДШИЕ 2 ГОДА</text:p>
          </table:table-cell>
          <table:table-cell office:value-type="float" office:value="10458" calcext:value-type="float">
            <text:p>10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Насколько Вы были недовольны или довольны тем, как с Вами обошлась полиция в последний раз?</text:p>
          </table:table-cell>
          <table:table-cell office:value-type="float" office:value="5880" calcext:value-type="float">
            <text:p>5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Теперь несколько вопросов о том, одинаково ли или не одинаково обращается полиция в Эстонии с жертвами преступлений.</text:p>
          </table:table-cell>
          <table:table-cell office:value-type="float" office:value="10459" calcext:value-type="float">
            <text:p>10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Ответьте, пожалуйста, основываясь на том, что Вы слышали или на Вашем собственном опыте.</text:p>
          </table:table-cell>
          <table:table-cell office:value-type="float" office:value="5882" calcext:value-type="float">
            <text:p>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Когда жертвы сообщают о преступлениях, как Вы думаете, обращается ли полиция с богатыми людьми хуже, с бедными людьми хуже, или с богатыми и бедными обращается одинаково?</text:p>
          </table:table-cell>
          <table:table-cell office:value-type="float" office:value="10460" calcext:value-type="float">
            <text:p>10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огда жертвы сообщают о преступлениях, как Вы думаете, обращается ли полиция с некоторыми людьми хуже из-за их расовой или этнической принадлежности или со всеми обращаeтся одинаково?</text:p>
          </table:table-cell>
          <table:table-cell office:value-type="float" office:value="10461" calcext:value-type="float">
            <text:p>10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Основываясь на том, что Вы слышали или на Вашем собственном опыте, как Вы думаете, насколько успешно полиция в Эстонии справляется с предотвращением преступлений с применением или угрозой применения насилия?</text:p>
          </table:table-cell>
          <table:table-cell office:value-type="float" office:value="10462" calcext:value-type="float">
            <text:p>10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Выберите свой ответ на этой карточке, где 0 означает" крайне неуспешно" и 10 -" крайне успешно"10463</text:p>
            <text:p>"ESS_R05_2010_RUS_EE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И насколько успешно, по Вашему мнению, полиция справляется с поимкой людей, совершающих квартирные кражи в Эстонии?</text:p>
          </table:table-cell>
          <table:table-cell office:value-type="float" office:value="10464" calcext:value-type="float">
            <text:p>10464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Используйте ту же самую карту.</text:p>
          </table:table-cell>
          <table:table-cell office:value-type="float" office:value="10465" calcext:value-type="float">
            <text:p>10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Если вблизи Вашего местожительства было совершено преступление с угрозой применения насилия или кража со взломом, и на место преступления была вызвана полиция, то насколько быстро или медленно, по Вашему мнению, она прибыла на место происшествия?</text:p>
          </table:table-cell>
          <table:table-cell office:value-type="float" office:value="10466" calcext:value-type="float">
            <text:p>10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Выберите свой ответ на этой карте так, что 0 означает «крайне медленно» и 10 означает «крайне быстро».</text:p>
          </table:table-cell>
          <table:table-cell office:value-type="float" office:value="10467" calcext:value-type="float">
            <text:p>10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Теперь несколько вопросов о том, как полиция занимается такими преступлениями, как кража со взломом и физическое нападение.</text:p>
          </table:table-cell>
          <table:table-cell office:value-type="float" office:value="10468" calcext:value-type="float">
            <text:p>10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Следующие несколько вопросов не представлены на карточке.</text:p>
          </table:table-cell>
          <table:table-cell office:value-type="float" office:value="10469" calcext:value-type="float">
            <text:p>10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Основываясь на том, что Вы слышали или на Вашем собственном опыте, как часто, по Вашему мнению, полиция относится к людям в Эстонии с уважением...</text:p>
          </table:table-cell>
          <table:table-cell office:value-type="float" office:value="10470" calcext:value-type="float">
            <text:p>10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Примерно, насколько часто, по Вашему мнению, полиция принимает справедливые, беспристрастные решения в случаях, с которыми имеет дело?</text:p>
          </table:table-cell>
          <table:table-cell office:value-type="float" office:value="5896" calcext:value-type="float">
            <text:p>5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Вы бы сказали, что...</text:p>
          </table:table-cell>
          <table:table-cell office:value-type="float" office:value="4663" calcext:value-type="float">
            <text:p>4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Как Вы думаете, обращаясь с людьми в Эстонии, как часто обычно полиция объясняет свои решения и действия, если об этом её просят?</text:p>
          </table:table-cell>
          <table:table-cell office:value-type="float" office:value="10471" calcext:value-type="float">
            <text:p>10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Вы бы сказали, что...</text:p>
          </table:table-cell>
          <table:table-cell office:value-type="float" office:value="4663" calcext:value-type="float">
            <text:p>4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Теперь несколько вопросов о Ваших обязанностях перед полицией в Эстонии.</text:p>
          </table:table-cell>
          <table:table-cell office:value-type="float" office:value="10472" calcext:value-type="float">
            <text:p>10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Используйте карточку 33, где 0 означает «совсем не является моей обязанностью» и 10 означает «полностью является моей обязанностью».</text:p>
          </table:table-cell>
          <table:table-cell office:value-type="float" office:value="10473" calcext:value-type="float">
            <text:p>10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До какой степени Вашей обязанностью является...</text:p>
          </table:table-cell>
          <table:table-cell office:value-type="float" office:value="10474" calcext:value-type="float">
            <text:p>10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...поддерживать решения, принятые полицией, даже когда Вы не согласны с ними?</text:p>
          </table:table-cell>
          <table:table-cell office:value-type="float" office:value="5902" calcext:value-type="float">
            <text:p>5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...делать то, что Вам говорит полиция, даже если Вы не понимаете или не согласны с причинами?</text:p>
          </table:table-cell>
          <table:table-cell office:value-type="float" office:value="5903" calcext:value-type="float">
            <text:p>5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...делать то, что Вам говорит полиция, даже если Вам не нравится, как полиция обращается с Вами?</text:p>
          </table:table-cell>
          <table:table-cell office:value-type="float" office:value="5904" calcext:value-type="float">
            <text:p>5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Используя эту карточку, скажите, пожалуйста, насколько Вы согласны или не согласны со следующими утверждениями о полиции в Эстонии.</text:p>
          </table:table-cell>
          <table:table-cell office:value-type="float" office:value="10475" calcext:value-type="float">
            <text:p>10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ЗАЧИТАЙТЕ КАЖДОЕ УТВЕРЖДЕНИЕ И КОД В ТАБЛИЦЕ</text:p>
          </table:table-cell>
          <table:table-cell office:value-type="float" office:value="10476" calcext:value-type="float">
            <text:p>1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лиция в общем имеет тоже понятие о правильном и неправильном, что и я.</text:p>
          </table:table-cell>
          <table:table-cell office:value-type="float" office:value="10477" calcext:value-type="float">
            <text:p>10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Полиция отстаивает те же ценности, которые важны для таких людей, как я.</text:p>
          </table:table-cell>
          <table:table-cell office:value-type="float" office:value="10478" calcext:value-type="float">
            <text:p>10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В общем, я поддерживаю то, как обычно действует полиция.</text:p>
          </table:table-cell>
          <table:table-cell office:value-type="float" office:value="10479" calcext:value-type="float">
            <text:p>10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Решения и действия полиции чрезмерно подвержены давлению политических партий и политиков.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Теперь последний вопрос о полиции и том, что они могут и не могут делать.</text:p>
          </table:table-cell>
          <table:table-cell office:value-type="float" office:value="10481" calcext:value-type="float">
            <text:p>10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Как часто, по Вашему мнению, полиция в Эстонии берёт взятки?</text:p>
          </table:table-cell>
          <table:table-cell office:value-type="float" office:value="10482" calcext:value-type="float">
            <text:p>10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Выберите свой ответ на этой карточке, где 0 означает "никогда" и 10 - "всегда".</text:p>
          </table:table-cell>
          <table:table-cell office:value-type="float" office:value="10483" calcext:value-type="float">
            <text:p>1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Теперь я задам Вам несколько вопросов о судах в Эстонии, которые занимаются такими преступлениями как квартирная кража со взломом и физическое нападение.</text:p>
          </table:table-cell>
          <table:table-cell office:value-type="float" office:value="10484" calcext:value-type="float">
            <text:p>10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Снова, пожалуйста, ответьте, основываясь на том, что Вы слышали или Вашем собственном опыте.</text:p>
          </table:table-cell>
          <table:table-cell office:value-type="float" office:value="10485" calcext:value-type="float">
            <text:p>10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Учитывая всё, что ожидают от действий суда, Вы сказали бы, что они выполняют работу хорошо или плохо?</text:p>
          </table:table-cell>
          <table:table-cell office:value-type="float" office:value="10486" calcext:value-type="float">
            <text:p>10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Скажите мне, пожалуйста, по Вашему мнению, как часто суды совершают ошибки, которые позволяют виновным оставаться на свободе?</text:p>
          </table:table-cell>
          <table:table-cell office:value-type="float" office:value="5920" calcext:value-type="float">
            <text:p>5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Используйте эту карту так, что 0 означает «никогда» а 10 означает «всегда».</text:p>
          </table:table-cell>
          <table:table-cell office:value-type="float" office:value="10487" calcext:value-type="float">
            <text:p>10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Как часто, по Вашему мнению, суды принимают справедливые, беспристрастные решения, основываясь на представленных им доказательствах?</text:p>
          </table:table-cell>
          <table:table-cell office:value-type="float" office:value="5921" calcext:value-type="float">
            <text:p>5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Используйте ту же самую карту.</text:p>
          </table:table-cell>
          <table:table-cell office:value-type="float" office:value="10465" calcext:value-type="float">
            <text:p>10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Сейчас несколько вопросов о шансах различных людей в Эстонии быть признанными виновными в преступлениях, которые они не совершали.</text:p>
          </table:table-cell>
          <table:table-cell office:value-type="float" office:value="10488" calcext:value-type="float">
            <text:p>10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Представьте двух человек - один богатый, другой бедный - каждый предстает перед судом и обвиняется в одном и том же преступлении, которое они не совершали.</text:p>
          </table:table-cell>
          <table:table-cell office:value-type="float" office:value="10489" calcext:value-type="float">
            <text:p>10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Как Вы считаете, у кого из них больше шансов быть признанным виновным в преступлении, которого не совершал?</text:p>
          </table:table-cell>
          <table:table-cell office:value-type="float" office:value="8111" calcext:value-type="float">
            <text:p>8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А теперь представьте, что к суду привлечены два человека разной расы или национальности по по обвинению в одинаковом преступлении, которое они не совершали.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Выберите ответ на этой карточке, чтобы показать, у кого из них, по Вашему мнению, большая вероятность быть признанным виновным.</text:p>
          </table:table-cell>
          <table:table-cell office:value-type="float" office:value="10491" calcext:value-type="float">
            <text:p>10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Сейчас вопросы о судьях и о том, что они, возможно, делают или не делают.</text:p>
          </table:table-cell>
          <table:table-cell office:value-type="float" office:value="5928" calcext:value-type="float">
            <text:p>5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Используя эту карточку, скажите мне, пожалуйста, как часто, по Вашему мнению, судьи в Эстонии берут взятки?</text:p>
          </table:table-cell>
          <table:table-cell office:value-type="float" office:value="10492" calcext:value-type="float">
            <text:p>10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Используя карточку 41, скажите мне, пожалуйста, насколько Вы согласны или не согласны с каждым из следующих утверждений относительно Эстонии сегодня.</text:p>
          </table:table-cell>
          <table:table-cell office:value-type="float" office:value="10493" calcext:value-type="float">
            <text:p>10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ЗАЧИТЫВАЙТЕ УТВЕРЖДЕНИЯ И ОТМЕЧАЙТЕ ОТВЕТ ПО КАЖДОМУ.</text:p>
          </table:table-cell>
          <table:table-cell office:value-type="float" office:value="10494" calcext:value-type="float">
            <text:p>10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Суды, как правило, защищают интересы богатых и влиятельных людей больше, чем интересы простых людей.</text:p>
          </table:table-cell>
          <table:table-cell office:value-type="float" office:value="5933" calcext:value-type="float">
            <text:p>5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Люди, нарушающие закон, должны нести намного более суровые наказания, нежели они несут сейчас.</text:p>
          </table:table-cell>
          <table:table-cell office:value-type="float" office:value="5934" calcext:value-type="float">
            <text:p>5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Долг каждого поддерживать окончательный приговор суда.</text:p>
          </table:table-cell>
          <table:table-cell office:value-type="float" office:value="5935" calcext:value-type="float">
            <text:p>5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Все законы должны строго соблюдаться.</text:p>
          </table:table-cell>
          <table:table-cell office:value-type="float" office:value="5936" calcext:value-type="float">
            <text:p>5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Иногда правильный поступок означает нарушение закона.</text:p>
          </table:table-cell>
          <table:table-cell office:value-type="float" office:value="10495" calcext:value-type="float">
            <text:p>10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Решения и действия судов чрезмерно подвержены давлению политиков и политических партий.</text:p>
          </table:table-cell>
          <table:table-cell office:value-type="float" office:value="5938" calcext:value-type="float">
            <text:p>5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У людей разные представления о том, какое наказание должны нести преступники.</text:p>
          </table:table-cell>
          <table:table-cell office:value-type="float" office:value="8125" calcext:value-type="float">
            <text:p>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Возьмем, к примеру, случай 25-летнего мужчины, который во второй раз признан виновным в совершении квартирной кражи со взломом.</text:p>
          </table:table-cell>
          <table:table-cell office:value-type="float" office:value="10496" calcext:value-type="float">
            <text:p>10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акое одно из следующих наказаний, по Вашему мнению, он должен понести?</text:p>
          </table:table-cell>
          <table:table-cell office:value-type="float" office:value="5942" calcext:value-type="float">
            <text:p>5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СПРОСИТЕ, ЕСЛИ ДАН ОТВЕТ «ТЮРЕМНОЕ ЗАКЛЮЧЕНИЕ»</text:p>
          </table:table-cell>
          <table:table-cell office:value-type="float" office:value="10497" calcext:value-type="float">
            <text:p>10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кой из ответов на этой карточке наиболее соответствует периоду времени, которое, по Вашему мнению, преступник должен провести в тюрьме?</text:p>
          </table:table-cell>
          <table:table-cell office:value-type="float" office:value="5944" calcext:value-type="float">
            <text:p>5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ейчас несколько вопросов о том, что бы Вы сделали, если бы Вы оказались единственным свидетелем преступления.</text:p>
          </table:table-cell>
          <table:table-cell office:value-type="float" office:value="5945" calcext:value-type="float">
            <text:p>5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ледующие несколько вопросов не представлены на карточке.</text:p>
          </table:table-cell>
          <table:table-cell office:value-type="float" office:value="10469" calcext:value-type="float">
            <text:p>10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Представьте, что Вы находитесь на улице и видите, как кто-то опрокидывает человека на землю и крадет его кошелёк.</text:p>
          </table:table-cell>
          <table:table-cell office:value-type="float" office:value="10498" calcext:value-type="float">
            <text:p>10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асколько вероятно, что Вы позвонили бы в полицию?</text:p>
          </table:table-cell>
          <table:table-cell office:value-type="float" office:value="5947" calcext:value-type="float">
            <text:p>5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Это было бы...</text:p>
          </table:table-cell>
          <table:table-cell office:value-type="float" office:value="4706" calcext:value-type="float">
            <text:p>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асколько охотно Вы согласились бы опознать совершившего</text:p>
          </table:table-cell>
          <table:table-cell office:value-type="float" office:value="10499" calcext:value-type="float">
            <text:p>10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асколько охотно Вы согласились бы давать показания в суде против обвиняемого?</text:p>
          </table:table-cell>
          <table:table-cell office:value-type="float" office:value="10500" calcext:value-type="float">
            <text:p>10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Вы бы ...</text:p>
          </table:table-cell>
          <table:table-cell office:value-type="float" office:value="10501" calcext:value-type="float">
            <text:p>10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Теперь несколько вопросов о том, какие поступки Вы могли бы совершить.</text:p>
          </table:table-cell>
          <table:table-cell office:value-type="float" office:value="10502" calcext:value-type="float">
            <text:p>10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Используя карту 44, скажите, пожалуйста, как часто Вы совершали такие поступки в течение последних пяти лет?</text:p>
          </table:table-cell>
          <table:table-cell office:value-type="float" office:value="10503" calcext:value-type="float">
            <text:p>10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Как часто Вы ...</text:p>
          </table:table-cell>
          <table:table-cell office:value-type="float" office:value="10504" calcext:value-type="float">
            <text:p>10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...подавали преувеличенный или ложный страховой иск?</text:p>
          </table:table-cell>
          <table:table-cell office:value-type="float" office:value="5954" calcext:value-type="float">
            <text:p>5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...покупали что-либо, что Вы предполагаете могло бы быть краденым?</text:p>
          </table:table-cell>
          <table:table-cell office:value-type="float" office:value="10505" calcext:value-type="float">
            <text:p>10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...нарушали правила дорожного движения, как то: превышали скорость или пересекали дорогу на красный свет?</text:p>
          </table:table-cell>
          <table:table-cell office:value-type="float" office:value="5956" calcext:value-type="float">
            <text:p>5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Включая Вас самих и Ваших детей, сколько человек <text:s/>живет постоянно как члены Вашей семьи?</text:p>
          </table:table-cell>
          <table:table-cell office:value-type="float" office:value="10506" calcext:value-type="float">
            <text:p>10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В состав семьи включаются люди, которые проживают вместе, имеют общий семейный бюджет и считают себя также частью семьи.</text:p>
          </table:table-cell>
          <table:table-cell office:value-type="float" office:value="8546" calcext:value-type="float">
            <text:p>8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В каком году Вы родились?</text:p>
          </table:table-cell>
          <table:table-cell office:value-type="float" office:value="5228" calcext:value-type="float">
            <text:p>5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Кем он является для Вас?</text:p>
          </table:table-cell>
          <table:table-cell office:value-type="float" office:value="8547" calcext:value-type="float">
            <text:p>8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Вы только что сказали, что живете со своим супругом.</text:p>
          </table:table-cell>
          <table:table-cell office:value-type="float" office:value="10507" calcext:value-type="float">
            <text:p>10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кое из описаний лучше всего характеризует Ваши отношения?</text:p>
          </table:table-cell>
          <table:table-cell office:value-type="float" office:value="10508" calcext:value-type="float">
            <text:p>10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Могу я спросить, Вы когда-нибудь жили с партнером, при этом не будучи официально в браке</text:p>
          </table:table-cell>
          <table:table-cell office:value-type="float" office:value="7084" calcext:value-type="float">
            <text:p>7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Могу я уточнить, вы когда-нибудь были разведены?</text:p>
          </table:table-cell>
          <table:table-cell office:value-type="float" office:value="7085" calcext:value-type="float">
            <text:p>7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Этот вопрос касается Вашего официального семейного положения, а не того, с кем Вы возможно, проживаете или не проживаете.</text:p>
          </table:table-cell>
          <table:table-cell office:value-type="float" office:value="10509" calcext:value-type="float">
            <text:p>10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Какое одно из имеющихся на карточке описаний лучше всего характеризует Ваше нынешнее семейное положение?</text:p>
          </table:table-cell>
          <table:table-cell office:value-type="float" office:value="10510" calcext:value-type="float">
            <text:p>10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Были ли у Вас когда-либо свои дети, приемные дети, адоптированные на воспитание дети, или дети спутника жизни, живущие в Вашей семье?</text:p>
          </table:table-cell>
          <table:table-cell office:value-type="float" office:value="10511" calcext:value-type="float">
            <text:p>10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8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Есть ли в вашей квартире (в пользовании у Вашей семьи) настольный телефон?</text:p>
          </table:table-cell>
          <table:table-cell office:value-type="float" office:value="10512" calcext:value-type="float">
            <text:p>10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Какая фраза на данной карточке лучше всего характеризует то место, где Вы сейчас живете?</text:p>
          </table:table-cell>
          <table:table-cell office:value-type="float" office:value="8548" calcext:value-type="float">
            <text:p>8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Какой самый высокий уровень образования Вами завершен?</text:p>
          </table:table-cell>
          <table:table-cell office:value-type="float" office:value="10513" calcext:value-type="float">
            <text:p>10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4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Примерно сколько лет образования Вы получили, не важно, было ли это стационарное или заочное образование.</text:p>
          </table:table-cell>
          <table:table-cell office:value-type="float" office:value="7096" calcext:value-type="float">
            <text:p>7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4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Пожалуйста, укажите ответ в полных годах , принимая в расчет также годы, когда Вы посещали основную школу.</text:p>
          </table:table-cell>
          <table:table-cell office:value-type="float" office:value="10514" calcext:value-type="float">
            <text:p>10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Какое из представленных на этой карточке описаний лучше подходит тому, чем Вы занимались на протяжении последних 7 дней?</text:p>
          </table:table-cell>
          <table:table-cell office:value-type="float" office:value="8554" calcext:value-type="float">
            <text:p>8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Какое из данных описаний лучше всего подходит к Вашей ситуации в последние семь дней.</text:p>
          </table:table-cell>
          <table:table-cell office:value-type="float" office:value="8556" calcext:value-type="float">
            <text:p>8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4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Я хочу еще раз уточнить, в течение последних семи дней выполняли ли Вы какую-либо оплачиваемую работу – по крайней мере час или более?</text:p>
          </table:table-cell>
          <table:table-cell office:value-type="float" office:value="8558" calcext:value-type="float">
            <text:p>8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4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Имели ли Вы когда-нибудь оплачиваемую работу?</text:p>
          </table:table-cell>
          <table:table-cell office:value-type="float" office:value="7103" calcext:value-type="float">
            <text:p>7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46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В каком году у Вас в последний раз была оплачиваемая работа?</text:p>
          </table:table-cell>
          <table:table-cell office:value-type="float" office:value="8559" calcext:value-type="float">
            <text:p>8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На Вашем основном месте работы Вы ...</text:p>
          </table:table-cell>
          <table:table-cell office:value-type="float" office:value="8560" calcext:value-type="float">
            <text:p>8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Ваш (устный или письменный) трудовой договор...</text:p>
          </table:table-cell>
          <table:table-cell office:value-type="float" office:value="10515" calcext:value-type="float">
            <text:p>10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Как Вы считаете, когда Вы начали работать, по мнению Вашего работодателя это была...</text:p>
          </table:table-cell>
          <table:table-cell office:value-type="float" office:value="10516" calcext:value-type="float">
            <text:p>10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Включая Вас, сколько людей всего работает в месте, где Вы обычно работаете?</text:p>
          </table:table-cell>
          <table:table-cell office:value-type="float" office:value="8562" calcext:value-type="float">
            <text:p>8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...</text:p>
          </table:table-cell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5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На Вашем основном месте работы, есть ли Вы ответственны за <text:s/>руководство или надсмотр за работой других людей?</text:p>
          </table:table-cell>
          <table:table-cell office:value-type="float" office:value="10517" calcext:value-type="float">
            <text:p>10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52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За скольких людей Вы ответственны?</text:p>
          </table:table-cell>
          <table:table-cell office:value-type="float" office:value="8564" calcext:value-type="float">
            <text:p>8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Я прочитаю вслух список различных вещей, касающихся жизни на работе.</text:p>
          </table:table-cell>
          <table:table-cell office:value-type="float" office:value="8565" calcext:value-type="float">
            <text:p>8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Используя карточку, скажите пожалуйста, насколько система управления на Вашем рабочем месте позволяла Вам... ...решать как организовать свою ежедневную работу?</text:p>
          </table:table-cell>
          <table:table-cell office:value-type="float" office:value="10518" calcext:value-type="float">
            <text:p>10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...влиять на политику, регулирующую <text:s/>деятельность организации?</text:p>
          </table:table-cell>
          <table:table-cell office:value-type="float" office:value="10519" calcext:value-type="float">
            <text:p>10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выбирать или менять темп своей работы?</text:p>
          </table:table-cell>
          <table:table-cell office:value-type="float" office:value="10520" calcext:value-type="float">
            <text:p>10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56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Каковы были Ваши общие "основные" рабочие часы в неделю (на основной работе), исключая оплачиваемые или неоплачиваемые дополнительные часы)?</text:p>
          </table:table-cell>
          <table:table-cell office:value-type="float" office:value="8567" calcext:value-type="float">
            <text:p>8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57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Какова продолжительность Вашей рабочей недели в часах, включая оплачиваемые или неоплачиваемое дополнительное время.</text:p>
          </table:table-cell>
          <table:table-cell office:value-type="float" office:value="8568" calcext:value-type="float">
            <text:p>8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5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Чем в основном занимается та организация/ компания, в которой Вы работали?</text:p>
          </table:table-cell>
          <table:table-cell office:value-type="float" office:value="10521" calcext:value-type="float">
            <text:p>10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В организации какого типа Вы работаете?</text:p>
          </table:table-cell>
          <table:table-cell office:value-type="float" office:value="5992" calcext:value-type="float">
            <text:p>5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6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Как называется Ваша должность на основной работе?</text:p>
          </table:table-cell>
          <table:table-cell office:value-type="float" office:value="7380" calcext:value-type="float">
            <text:p>7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6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На Вашем основном месте работы, какую работу Вы обычно выполняете большую часть времени?</text:p>
          </table:table-cell>
          <table:table-cell office:value-type="float" office:value="8570" calcext:value-type="float">
            <text:p>8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62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Какое образование или квалификация необходимы для выполнения этой работы?</text:p>
          </table:table-cell>
          <table:table-cell office:value-type="float" office:value="8571" calcext:value-type="float">
            <text:p>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Какая из перечисленных на карте причин лучше всего описывает основную причину Вашего ухода от предыдущего работодателя?</text:p>
          </table:table-cell>
          <table:table-cell office:value-type="float" office:value="10522" calcext:value-type="float">
            <text:p>10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64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В течение последних 10 лет, работали ли Вы за границей на оплачиваемой работе на протяжении минимум 6 месяцев или дольше?</text:p>
          </table:table-cell>
          <table:table-cell office:value-type="float" office:value="8572" calcext:value-type="float">
            <text:p>8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6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Были ли Вы когда-либо безработным и искали работу дольше чем в течение трех месяцев?</text:p>
          </table:table-cell>
          <table:table-cell office:value-type="float" office:value="8573" calcext:value-type="float">
            <text:p>8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66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Длился ли какой из этих периодов безработицы 12 месяцев или дольше?</text:p>
          </table:table-cell>
          <table:table-cell office:value-type="float" office:value="8574" calcext:value-type="float">
            <text:p>8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67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Случался ли какой-либо из периодов, <text:s/>в течение последних 5 лет?</text:p>
          </table:table-cell>
          <table:table-cell office:value-type="float" office:value="10523" calcext:value-type="float">
            <text:p>10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Являетесь ли Вы или были ли Вы когда-либо членом профсоюза или подобной организации?</text:p>
          </table:table-cell>
          <table:table-cell office:value-type="float" office:value="8576" calcext:value-type="float">
            <text:p>8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ЕСЛИ ДА, то являетесь сейчас или были раньше?</text:p>
          </table:table-cell>
          <table:table-cell office:value-type="float" office:value="10524" calcext:value-type="float">
            <text:p>10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Каков основной источник дохода в Вашей семье?</text:p>
          </table:table-cell>
          <table:table-cell office:value-type="float" office:value="8578" calcext:value-type="float">
            <text:p>8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ожалуйста учитывайте доход всех членов семьи.</text:p>
          </table:table-cell>
          <table:table-cell office:value-type="float" office:value="8812" calcext:value-type="float">
            <text:p>8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Если cложить вместе доход из всех источников (зарплата, пенсия, пособия, итд), то каким будет обычный чистый (нетто) доход всей семьи (полученные деньги, с которых уже уплачены налоги)?</text:p>
          </table:table-cell>
          <table:table-cell office:value-type="float" office:value="8581" calcext:value-type="float">
            <text:p>8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Если Вы не знаете точную сумму, оцените приблизительно.</text:p>
          </table:table-cell>
          <table:table-cell office:value-type="float" office:value="7142" calcext:value-type="float">
            <text:p>7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Используйте вариант в карте 55 о котором можете наиболее точно сказать (данные за неделю, месяц или год)</text:p>
          </table:table-cell>
          <table:table-cell office:value-type="float" office:value="10525" calcext:value-type="float">
            <text:p>10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НЕДЕЛЮ</text:p>
          </table:table-cell>
          <table:table-cell office:value-type="float" office:value="8583" calcext:value-type="float">
            <text:p>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Если cложить вместе доход из всех источников (зарплата, пенсия, пособия, итд), то каким будет обычный чистый (нетто) доход всей семьи (полученные деньги, с которых уже уплачены налоги)?</text:p>
          </table:table-cell>
          <table:table-cell office:value-type="float" office:value="8581" calcext:value-type="float">
            <text:p>8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Если Вы не знаете точную сумму, оцените приблизительно.</text:p>
          </table:table-cell>
          <table:table-cell office:value-type="float" office:value="7142" calcext:value-type="float">
            <text:p>7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Используйте вариант в карте 55 о котором можете наиболее точно сказать (данные за неделю, месяц или год)</text:p>
          </table:table-cell>
          <table:table-cell office:value-type="float" office:value="10525" calcext:value-type="float">
            <text:p>10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МЕСЯЦ</text:p>
          </table:table-cell>
          <table:table-cell office:value-type="float" office:value="8584" calcext:value-type="float">
            <text:p>8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Если cложить вместе доход из всех источников (зарплата, пенсия, пособия, итд), то каким будет обычный чистый (нетто) доход всей семьи (полученные деньги, с которых уже уплачены налоги)?</text:p>
          </table:table-cell>
          <table:table-cell office:value-type="float" office:value="8581" calcext:value-type="float">
            <text:p>8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Если Вы не знаете точную сумму, оцените приблизительно.</text:p>
          </table:table-cell>
          <table:table-cell office:value-type="float" office:value="7142" calcext:value-type="float">
            <text:p>7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Используйте вариант в карте 55 о котором можете наиболее точно сказать (данные за неделю, месяц или год)</text:p>
          </table:table-cell>
          <table:table-cell office:value-type="float" office:value="10525" calcext:value-type="float">
            <text:p>10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ГОД</text:p>
          </table:table-cell>
          <table:table-cell office:value-type="float" office:value="8585" calcext:value-type="float">
            <text:p>8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Примерно какую часть дохода Вашей семьи зарабатываете Вы?</text:p>
          </table:table-cell>
          <table:table-cell office:value-type="float" office:value="10526" calcext:value-type="float">
            <text:p>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Какое из представленных описаний по Вашему мнению наиболее точно описывает уровень дохода Вашей семьи в нынешнее время?</text:p>
          </table:table-cell>
          <table:table-cell office:value-type="float" office:value="8586" calcext:value-type="float">
            <text:p>8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Если бы по какой-либо причине Вы оказались бы в серьезных финансовых затруднениях и Вам пришлось бы одолжить денег чтобы свести концы с концами, насколько сложно или просто это было бы для Вас?</text:p>
          </table:table-cell>
          <table:table-cell office:value-type="float" office:value="8587" calcext:value-type="float">
            <text:p>8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Какой самый высокий уровень образования, который получил Ваш супруг жизни?</text:p>
          </table:table-cell>
          <table:table-cell office:value-type="float" office:value="8815" calcext:value-type="float">
            <text:p>8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Какое из описаний на этой карточке лучше подходит тому, чем Ваш супруг занимался на протяжении последних 7 дней?</text:p>
          </table:table-cell>
          <table:table-cell office:value-type="float" office:value="8589" calcext:value-type="float">
            <text:p>8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Какое из описаний на карточке лучше всего подходит для описания его деятельности в течение последних семи дней?</text:p>
          </table:table-cell>
          <table:table-cell office:value-type="float" office:value="8590" calcext:value-type="float">
            <text:p>8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Пожалуйста выберите только один ответ.</text:p>
          </table:table-cell>
          <table:table-cell office:value-type="float" office:value="8591" calcext:value-type="float">
            <text:p>8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79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Я хотел бы уточнить – имел ли он какую-либо <text:s/>оплачиваемую работу (час или более) <text:s text:c="2"/>в течение последних 7 дней?</text:p>
          </table:table-cell>
          <table:table-cell office:value-type="float" office:value="10527" calcext:value-type="float">
            <text:p>10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80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Как называется его должность на основном месте работы?</text:p>
          </table:table-cell>
          <table:table-cell office:value-type="float" office:value="10528" calcext:value-type="float">
            <text:p>10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81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Какую работу большую часть времени он обычно выполняет на своем основном месте работы?</text:p>
          </table:table-cell>
          <table:table-cell office:value-type="float" office:value="8593" calcext:value-type="float">
            <text:p>8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82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Какое образование или квалификация необходимы для выполнения этой работы?</text:p>
          </table:table-cell>
          <table:table-cell office:value-type="float" office:value="8571" calcext:value-type="float">
            <text:p>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8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а своем основном месте работы он ...</text:p>
          </table:table-cell>
          <table:table-cell office:value-type="float" office:value="8594" calcext:value-type="float">
            <text:p>8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84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Сколько работников у него (если есть)?</text:p>
          </table:table-cell>
          <table:table-cell office:value-type="float" office:value="8595" calcext:value-type="float">
            <text:p>8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85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На его основном месте работы, ответственный ли он за руководство и наблюдение за работой других работников?</text:p>
          </table:table-cell>
          <table:table-cell office:value-type="float" office:value="8596" calcext:value-type="float">
            <text:p>8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8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За скольких людей он ответственный?</text:p>
          </table:table-cell>
          <table:table-cell office:value-type="float" office:value="8597" calcext:value-type="float">
            <text:p>8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87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Какова продолжительность в часах его рабочей недели на основной работе?</text:p>
          </table:table-cell>
          <table:table-cell office:value-type="float" office:value="8602" calcext:value-type="float">
            <text:p>8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87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Пожалуйста учитывайте также оплачиваемые или неоплачиваемые дополнительные часы.</text:p>
          </table:table-cell>
          <table:table-cell office:value-type="float" office:value="8603" calcext:value-type="float">
            <text:p>8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Какой самый высокий уровень образования, который получил Ваш отец?</text:p>
          </table:table-cell>
          <table:table-cell office:value-type="float" office:value="8604" calcext:value-type="float">
            <text:p>8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Когда Вам было 14, был ли Ваш отец наемным работником, частным предпринимателем, или не работал в то время?</text:p>
          </table:table-cell>
          <table:table-cell office:value-type="float" office:value="8605" calcext:value-type="float">
            <text:p>8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<text:s/>Сколько работников у него было?</text:p>
          </table:table-cell>
          <table:table-cell office:value-type="float" office:value="10529" calcext:value-type="float">
            <text:p>10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91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Был ли он ответственный за руководство и наблюдение за работой других работников?</text:p>
          </table:table-cell>
          <table:table-cell office:value-type="float" office:value="8606" calcext:value-type="float">
            <text:p>8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92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Как называлась его должность на основной работе?</text:p>
          </table:table-cell>
          <table:table-cell office:value-type="float" office:value="5645" calcext:value-type="float">
            <text:p>5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Какие из описаний на этой карточке лучше всего описывают тип работы, которую Ваш отец выполнял, когда Вам было 14 лет?</text:p>
          </table:table-cell>
          <table:table-cell office:value-type="float" office:value="8607" calcext:value-type="float">
            <text:p>8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Какой самый высокий уровень образования, который получила Ваша мать?</text:p>
          </table:table-cell>
          <table:table-cell office:value-type="float" office:value="8608" calcext:value-type="float">
            <text:p>8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Когда Вам было 14, была ли Ваша мать наемной работницей, частным предпринимателем, или не работала в то время?</text:p>
          </table:table-cell>
          <table:table-cell office:value-type="float" office:value="8609" calcext:value-type="float">
            <text:p>8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9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Сколько работников у нее было?</text:p>
          </table:table-cell>
          <table:table-cell office:value-type="float" office:value="6825" calcext:value-type="float">
            <text:p>6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97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Была ли она ответственна за наблюдение за работой других работников?</text:p>
          </table:table-cell>
          <table:table-cell office:value-type="float" office:value="8610" calcext:value-type="float">
            <text:p>8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98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Как называлась ее должность на основном месте работы?</text:p>
          </table:table-cell>
          <table:table-cell office:value-type="float" office:value="7166" calcext:value-type="float">
            <text:p>7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Какие из описаний на этой карточке лучше всего описывают тип работы, которую Ваша мать выполняла, когда Вам было 14?</text:p>
          </table:table-cell>
          <table:table-cell office:value-type="float" office:value="8611" calcext:value-type="float">
            <text:p>8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В течение последних 12 месяцев, посещали ли Вы курсы, лекции или конференции с целью улучшить Ваши знания или рабочие навыки?</text:p>
          </table:table-cell>
          <table:table-cell office:value-type="float" office:value="7167" calcext:value-type="float">
            <text:p>7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1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В течение последних 12 месяцев, сколько дней в общей сложности Вы посещали курсы, лекции или конференции с целью улучшить Ваши знания или рабочие навыки?</text:p>
          </table:table-cell>
          <table:table-cell office:value-type="float" office:value="10530" calcext:value-type="float">
            <text:p>10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1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Пожалуйста, два неполных для учитывайте как один полный.</text:p>
          </table:table-cell>
          <table:table-cell office:value-type="float" office:value="10531" calcext:value-type="float">
            <text:p>10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Теперь, пожалуйста, подкмайте о том, чему Вы научились на этих курсах, лекциях, конференциях.</text:p>
          </table:table-cell>
          <table:table-cell office:value-type="float" office:value="10532" calcext:value-type="float">
            <text:p>10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Насколько то, чему Вы там научились, было бы полезно, если бы Вы пошли на работу к другому работодателю или в другую фирму?</text:p>
          </table:table-cell>
          <table:table-cell office:value-type="float" office:value="10533" calcext:value-type="float">
            <text:p>10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Какую часть из этого обучения оплатил Ваш работодатель, учреждение?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Чтобы помочь нам в будущем лучше сформулировать вопросы, мы хотим в заключение задать Вам несколько вопросов на темы, схожие с предыдущими.</text:p>
          </table:table-cell>
          <table:table-cell office:value-type="float" office:value="10535" calcext:value-type="float">
            <text:p>10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Пожалуйста, не пытайтесь вспомнить как Вы отвечали ранее, а отнеситесь к ним как к совершенно новым вопросам.</text:p>
          </table:table-cell>
          <table:table-cell office:value-type="float" office:value="10536" calcext:value-type="float">
            <text:p>10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Первые несколько вопросов касаются количества времени, которое Вы затрачиваете на просмотр телевизора, слушание радио и чтение газет.</text:p>
          </table:table-cell>
          <table:table-cell office:value-type="float" office:value="10537" calcext:value-type="float">
            <text:p>10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Сколько всего времени в течение обычного дня недели Вы смотрите телевизор?</text:p>
          </table:table-cell>
          <table:table-cell office:value-type="float" office:value="6872" calcext:value-type="float">
            <text:p>6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Пожалуйста включите также все время, в течение которого Вы смотрите телевидение через интернет.</text:p>
          </table:table-cell>
          <table:table-cell office:value-type="float" office:value="10538" calcext:value-type="float">
            <text:p>10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Сколько всего времени в течение обычного дня недели Вы слушаете радио?</text:p>
          </table:table-cell>
          <table:table-cell office:value-type="float" office:value="8273" calcext:value-type="float">
            <text:p>8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Пожалуйста включите также все время, в течение которого Вы слушаете радио через интернет.</text:p>
          </table:table-cell>
          <table:table-cell office:value-type="float" office:value="10539" calcext:value-type="float">
            <text:p>1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Сколько всего времени в течение обычного дня недели Вы читаете газеты?</text:p>
          </table:table-cell>
          <table:table-cell office:value-type="float" office:value="8275" calcext:value-type="float">
            <text:p>8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Пожалуйста включите также все время, в течение которого Вы читаете газеты через интернет.</text:p>
          </table:table-cell>
          <table:table-cell office:value-type="float" office:value="10540" calcext:value-type="float">
            <text:p>10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В какой мере политическая система в Эстонии позволяет человеку как Вы влиять на то, что делает правительство?</text:p>
          </table:table-cell>
          <table:table-cell office:value-type="float" office:value="10541" calcext:value-type="float">
            <text:p>10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По Вашему мнению, можете ли Вы взять на себя активную роль в группе, занимающейся политикой?</text:p>
          </table:table-cell>
          <table:table-cell office:value-type="float" office:value="10542" calcext:value-type="float">
            <text:p>10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В какой мере, по-вашему, политическая система в Эстонии позволяет человеку как Вы оказывать прямое влияние на политику?</text:p>
          </table:table-cell>
          <table:table-cell office:value-type="float" office:value="10543" calcext:value-type="float">
            <text:p>10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Насколько Вы уверены в Вашей способности участвовать в политике?</text:p>
          </table:table-cell>
          <table:table-cell office:value-type="float" office:value="10544" calcext:value-type="float">
            <text:p>10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Чтобы помочь нам в будущем лучше сформулировать вопросы, мы хотим в заключение задать Вам несколько вопросов на темы, схожие с предыдущими.</text:p>
          </table:table-cell>
          <table:table-cell office:value-type="float" office:value="10535" calcext:value-type="float">
            <text:p>10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Пожалуйста, не пытайтесь вспомнить как Вы отвечали ранее, а отнеситесь к ним как к совершенно новым.</text:p>
          </table:table-cell>
          <table:table-cell office:value-type="float" office:value="10545" calcext:value-type="float">
            <text:p>10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Первые несколько вопросов касаются количества времени, которое Вы затрачиваете на просмотр телевизора, слушание радио и чтение газет.</text:p>
          </table:table-cell>
          <table:table-cell office:value-type="float" office:value="10537" calcext:value-type="float">
            <text:p>10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Сколько всего времени в течение обычного дня недели Вы смотрите телевизор?</text:p>
          </table:table-cell>
          <table:table-cell office:value-type="float" office:value="6872" calcext:value-type="float">
            <text:p>6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Пожалуйста включите также все время, в течение которого Вы смотрите телевидение через интернет.</text:p>
          </table:table-cell>
          <table:table-cell office:value-type="float" office:value="10538" calcext:value-type="float">
            <text:p>10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И снова, сколько всего времени из того, что Вы смотрите телевидение в обычный день недели, Вы смотрите новости или передачи о политике и текущих событиях?</text:p>
          </table:table-cell>
          <table:table-cell office:value-type="float" office:value="6873" calcext:value-type="float">
            <text:p>6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Сколько всего времени в течение обычного дня недели Вы слушаете радио?</text:p>
          </table:table-cell>
          <table:table-cell office:value-type="float" office:value="8273" calcext:value-type="float">
            <text:p>8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Пожалуйста включите также все время, в течение которого Вы слушаете радио через интернет.</text:p>
          </table:table-cell>
          <table:table-cell office:value-type="float" office:value="10539" calcext:value-type="float">
            <text:p>1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И снова, сколько всего времени из того, что Вы слушаете радио в обычный день недели, Вы слушаете новости или передачи о политике и текущих событиях?</text:p>
          </table:table-cell>
          <table:table-cell office:value-type="float" office:value="10546" calcext:value-type="float">
            <text:p>10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Сколько всего времени в течение обычного дня недели Вы читаете газеты?</text:p>
          </table:table-cell>
          <table:table-cell office:value-type="float" office:value="8275" calcext:value-type="float">
            <text:p>8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Пожалуйста, включите также все время, в течение которого Вы читаете газеты через интернет.</text:p>
          </table:table-cell>
          <table:table-cell office:value-type="float" office:value="10547" calcext:value-type="float">
            <text:p>1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Сколько всего времени из этого Вы читаете о политике и текущих событиях?</text:p>
          </table:table-cell>
          <table:table-cell office:value-type="float" office:value="8276" calcext:value-type="float">
            <text:p>8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Сейчас Мы хотим, чтобы Вы сосредоточились только на том, когда Вы пользуетесь интернетом для просмотра телевидения, слушания радио или чтения газет.</text:p>
          </table:table-cell>
          <table:table-cell office:value-type="float" office:value="10548" calcext:value-type="float">
            <text:p>10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В будний день сколько времени в среднем Вы проводите используя интернет для просмотра телепередач?</text:p>
          </table:table-cell>
          <table:table-cell office:value-type="float" office:value="10549" calcext:value-type="float">
            <text:p>10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Сколько из этого времени приходится на просмотр передач о политике и текущих событиях?</text:p>
          </table:table-cell>
          <table:table-cell office:value-type="float" office:value="10550" calcext:value-type="float">
            <text:p>10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В будний день сколько времени в среднем Вы проводите используя интернет для прослушивания радио?</text:p>
          </table:table-cell>
          <table:table-cell office:value-type="float" office:value="10551" calcext:value-type="float">
            <text:p>10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Пожалуйста используйте ту же карточку.</text:p>
          </table:table-cell>
          <table:table-cell office:value-type="float" office:value="10552" calcext:value-type="float">
            <text:p>10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И сколько из этого времени приходится на прослушивание передач о политике и текущих событиях?</text:p>
          </table:table-cell>
          <table:table-cell office:value-type="float" office:value="10553" calcext:value-type="float">
            <text:p>10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В будний день сколько времени в среднем Вы проводите используя интернет для чтения газет?</text:p>
          </table:table-cell>
          <table:table-cell office:value-type="float" office:value="10554" calcext:value-type="float">
            <text:p>10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И сколько из этого времени приходится на чтение газетных статей о политике и текущих событиях?</text:p>
          </table:table-cell>
          <table:table-cell office:value-type="float" office:value="10555" calcext:value-type="float">
            <text:p>10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В будний день сколько времени пользуетесь интернетом с иной целью, кроме как просмотр телепередач, прослушивание радио, чтение газет?</text:p>
          </table:table-cell>
          <table:table-cell office:value-type="float" office:value="10556" calcext:value-type="float">
            <text:p>10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Исколько из этого времени приходится на политику и текущие события?</text:p>
          </table:table-cell>
          <table:table-cell office:value-type="float" office:value="10557" calcext:value-type="float">
            <text:p>10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Основываясь на том, что Вы слышали или на Вашем собственном опыте, как Вы думаете, насколько успешно полиция в Эстонии справляется с предотвращением преступлений с применением или угрозой применения насилия?</text:p>
          </table:table-cell>
          <table:table-cell office:value-type="float" office:value="10558" calcext:value-type="float">
            <text:p>10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Выберите свой ответ на этой карточке, где 0 означает" крайне неуспешно" и 10 -" крайне успешно</text:p>
          </table:table-cell>
          <table:table-cell office:value-type="float" office:value="10559" calcext:value-type="float">
            <text:p>10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И насколько успешно, по Вашему мнению, полиция справляется с поимкой людей, совершающих квартирные кражи в Эстонии?</text:p>
          </table:table-cell>
          <table:table-cell office:value-type="float" office:value="10560" calcext:value-type="float">
            <text:p>10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Используйте ту же самую карту.</text:p>
          </table:table-cell>
          <table:table-cell office:value-type="float" office:value="10561" calcext:value-type="float">
            <text:p>10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Если вблизи Вашего местожительства было совершено преступление с угрозой применения насилия или кража со взломом, и на место преступления была вызвана полиция, то насколько быстро или медленно, по Вашему мнению, она прибыла на место происшествия?</text:p>
          </table:table-cell>
          <table:table-cell office:value-type="float" office:value="10562" calcext:value-type="float">
            <text:p>10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Выберите свой ответ на этой карте так, что 0 означает крайне медленно и 10 означает крайне быстро.</text:p>
          </table:table-cell>
          <table:table-cell office:value-type="float" office:value="10563" calcext:value-type="float">
            <text:p>10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Основываясь на том, что Вы слышали или на Вашем собственном опыте, как часто, по Вашему мнению, полиция относится к людям в Эстонии с уважением...</text:p>
          </table:table-cell>
          <table:table-cell office:value-type="float" office:value="10470" calcext:value-type="float">
            <text:p>10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Примерно, насколько часто, по Вашему мнению, полиция принимает справедливые, беспристрастные решения в случаях, с которыми имеет дело?</text:p>
          </table:table-cell>
          <table:table-cell office:value-type="float" office:value="5896" calcext:value-type="float">
            <text:p>5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Вы бы сказали, ч т о.</text:p>
          </table:table-cell>
          <table:table-cell office:value-type="float" office:value="10564" calcext:value-type="float">
            <text:p>10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Как Вы думаете, обращаясь с людьми в Эстонии, как часто обычно полиция объясняет свои решения и действия, если об этом её просят?</text:p>
          </table:table-cell>
          <table:table-cell office:value-type="float" office:value="10565" calcext:value-type="float">
            <text:p>10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Вы бы сказали, что...</text:p>
          </table:table-cell>
          <table:table-cell office:value-type="float" office:value="4663" calcext:value-type="float">
            <text:p>4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Используя данную карту, скажите, пожалуйста, насколько вероятна возможность того, что Вас поймают и накажут, если Вы.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подали преувеличенный или ложный страховой иск?</text:p>
          </table:table-cell>
          <table:table-cell office:value-type="float" office:value="10567" calcext:value-type="float">
            <text:p>10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купили что-либо, что Вы предполагаете могло бы быть краденым?</text:p>
          </table:table-cell>
          <table:table-cell office:value-type="float" office:value="5873" calcext:value-type="float">
            <text:p>5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нарушили правила дорожного движения, как то: превысили скорость или пересекли дорогу на красный свет?</text:p>
          </table:table-cell>
          <table:table-cell office:value-type="float" office:value="6084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Исползуйте карту, где 1 – совершенно невероятно и 4 - Очень вероятно.</text:p>
          </table:table-cell>
          <table:table-cell office:value-type="float" office:value="10568" calcext:value-type="float">
            <text:p>10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Насколько вероятна возможность того, что Вас поймают и накажут, если Вы ... ..подали преувеличенный или ложный страховой иск?</text:p>
          </table:table-cell>
          <table:table-cell office:value-type="float" office:value="10569" calcext:value-type="float">
            <text:p>10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5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...купили что-либо, что Вы предполагаете могло бы быть краденым?</text:p>
          </table:table-cell>
          <table:table-cell office:value-type="float" office:value="5873" calcext:value-type="float">
            <text:p>5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6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...нарушили правила дорожного движения, как то: превысили скорость или пересекли дорогу на красный свет?</text:p>
          </table:table-cell>
          <table:table-cell office:value-type="float" office:value="6084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Основываясь на том, что Вы слышали или на Вашем собственном опыте, как Вы думаете, насколько неуспешна или успешно полиция в Эстонии справляется с предотвращением преступлений с применением или угрозой применения насилия?</text:p>
          </table:table-cell>
          <table:table-cell office:value-type="float" office:value="10570" calcext:value-type="float">
            <text:p>10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Выберите свой ответ на этой карточке, где 0 означает" очень неуспешна" и 4 -" очень успешно"10571</text:p>
            <text:p>"ESS_R05_2010_RUS_EE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И насколько неуспешна или успешно, по Вашему мнению, полиция справляется с поимкой людей, совершающих квартирные кражи в Эстонии?</text:p>
          </table:table-cell>
          <table:table-cell office:value-type="float" office:value="10572" calcext:value-type="float">
            <text:p>10572</text:p>
          </table:table-cell>
        </table:table-row>
        <table:table-row table:style-name="ro1">
          <table:table-cell office:value-type="string" calcext:value-type="string">
            <text:p>ESS_R05_2010_RUS_EE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Используйте ту же самую карту.</text:p>
          </table:table-cell>
          <table:table-cell office:value-type="float" office:value="10561" calcext:value-type="float">
            <text:p>10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Если вблизи Вашего местожительства было совершено преступление с применением насилия или кража со взломом, и на место преступления была вызвана полиция, то насколько быстро или медленно, по Вашему мнению, она прибыла на место происшествия?</text:p>
          </table:table-cell>
          <table:table-cell office:value-type="float" office:value="10573" calcext:value-type="float">
            <text:p>10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Выберите свой ответ на этой карте так, что 0 означает очень медленно и 4 означает <text:s/>очень быстро.</text:p>
          </table:table-cell>
          <table:table-cell office:value-type="float" office:value="10574" calcext:value-type="float">
            <text:p>10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Основываясь на том, что Вы слышали или на Вашем собственном опыте, как часто, по Вашему мнению, полиция в Эстонии относится к людям с уважением?</text:p>
          </table:table-cell>
          <table:table-cell office:value-type="float" office:value="10575" calcext:value-type="float">
            <text:p>10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Выберите Ваш ответ используя карточку, где 0 означает почти никогда и 10 почти всегда.</text:p>
          </table:table-cell>
          <table:table-cell office:value-type="float" office:value="10576" calcext:value-type="float">
            <text:p>10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Примерно, насколько часто, по Вашему мнению, полиция принимает справедливые, беспристрастные решения в случаях, с которыми имеет дело?</text:p>
          </table:table-cell>
          <table:table-cell office:value-type="float" office:value="5896" calcext:value-type="float">
            <text:p>5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Используйте ту же самую карту.</text:p>
          </table:table-cell>
          <table:table-cell office:value-type="float" office:value="10561" calcext:value-type="float">
            <text:p>10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Как Вы думаете, обращаясь с людьми в Эстонии, как часто обычно полиция объясняет свои решения и действия, если об этом её просят?</text:p>
          </table:table-cell>
          <table:table-cell office:value-type="float" office:value="10565" calcext:value-type="float">
            <text:p>10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Используйте ту же самую карту.</text:p>
          </table:table-cell>
          <table:table-cell office:value-type="float" office:value="10561" calcext:value-type="float">
            <text:p>10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Для ответов используйте карточку, где 1 - Очень невероятно и 4 - Очень вероятно.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Насколько вероятна возможность того, что Вас поймают и накажут в Эстонии, если Вы ..подали преувеличенный или ложный страховой иск?</text:p>
          </table:table-cell>
          <table:table-cell office:value-type="float" office:value="10578" calcext:value-type="float">
            <text:p>10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4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...купили что-либо, что Вы предполагаете могло бы быть краденым?</text:p>
          </table:table-cell>
          <table:table-cell office:value-type="float" office:value="5873" calcext:value-type="float">
            <text:p>5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5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...нарушили правила дорожного движения, как то: превысили скорость или пересекли дорогу на красный свет?</text:p>
          </table:table-cell>
          <table:table-cell office:value-type="float" office:value="6084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Основываясь на том, что Вы слышали или на Вашем собственном опыте, как Вы думаете, насколько успешно полиция в Эстонии справляется с предотвращением преступлений с связанное с насилием?</text:p>
          </table:table-cell>
          <table:table-cell office:value-type="float" office:value="10579" calcext:value-type="float">
            <text:p>10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И насколько успешно, по Вашему мнению, полиция в Эстонии справляется с поимкой людей, совершающих квартирные кражи?</text:p>
          </table:table-cell>
          <table:table-cell office:value-type="float" office:value="10580" calcext:value-type="float">
            <text:p>10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Если вблизи Вашего местожительства было совершено преступление с применением насилия или кража со взломом, и на место преступления была вызвана полиция, то насколько быстро или медленно она прибыла на место происшествия?</text:p>
          </table:table-cell>
          <table:table-cell office:value-type="float" office:value="10581" calcext:value-type="float">
            <text:p>10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Основываясь на том, что Вы слышали или на Вашем собственном опыте, как часто, по Вашему мнению, полиция в Эстонии относится к людям с уважением?</text:p>
          </table:table-cell>
          <table:table-cell office:value-type="float" office:value="10575" calcext:value-type="float">
            <text:p>10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Примерно, насколько часто, по Вашему мнению, полиция принимает справедливые, беспристрастные решения?</text:p>
          </table:table-cell>
          <table:table-cell office:value-type="float" office:value="10582" calcext:value-type="float">
            <text:p>10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Как Вы думаете, обращаясь с людьми в Эстонии, как часто обычно полиция объясняет свои решения и действия, если об этом её просят?</text:p>
          </table:table-cell>
          <table:table-cell office:value-type="float" office:value="10565" calcext:value-type="float">
            <text:p>10565</text:p>
          </table:table-cell>
          <table:table-cell table:number-columns-repeated="2"/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5_2010_RUS_E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1071" calcext:value-type="float">
            <text:p>21071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½ часа</text:p>
          </table:table-cell>
          <table:table-cell office:value-type="float" office:value="21072" calcext:value-type="float">
            <text:p>21072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½ часа до 1 часа</text:p>
          </table:table-cell>
          <table:table-cell office:value-type="float" office:value="21073" calcext:value-type="float">
            <text:p>21073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1 часа, менее 1½ часа</text:p>
          </table:table-cell>
          <table:table-cell office:value-type="float" office:value="21074" calcext:value-type="float">
            <text:p>21074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1½ часа, менее 2 часов</text:p>
          </table:table-cell>
          <table:table-cell office:value-type="float" office:value="21075" calcext:value-type="float">
            <text:p>21075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2 часов, менее 2½ часов</text:p>
          </table:table-cell>
          <table:table-cell office:value-type="float" office:value="21076" calcext:value-type="float">
            <text:p>21076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2½ часов, менее 3 часов</text:p>
          </table:table-cell>
          <table:table-cell office:value-type="float" office:value="21077" calcext:value-type="float">
            <text:p>21077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3 часов</text:p>
          </table:table-cell>
          <table:table-cell office:value-type="float" office:value="21078" calcext:value-type="float">
            <text:p>21078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НЕ ЗНАЮ)</text:p>
          </table:table-cell>
          <table:table-cell office:value-type="float" office:value="21079" calcext:value-type="float">
            <text:p>21079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1071" calcext:value-type="float">
            <text:p>21071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Менее ½ часа</text:p>
          </table:table-cell>
          <table:table-cell office:value-type="float" office:value="21072" calcext:value-type="float">
            <text:p>21072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½ часа до 1 часа</text:p>
          </table:table-cell>
          <table:table-cell office:value-type="float" office:value="21073" calcext:value-type="float">
            <text:p>21073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1 часа, менее 1½ часа</text:p>
          </table:table-cell>
          <table:table-cell office:value-type="float" office:value="21074" calcext:value-type="float">
            <text:p>21074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1½ часа, менее 2 часов</text:p>
          </table:table-cell>
          <table:table-cell office:value-type="float" office:value="21075" calcext:value-type="float">
            <text:p>21075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2 часов, менее 2½ часов</text:p>
          </table:table-cell>
          <table:table-cell office:value-type="float" office:value="21076" calcext:value-type="float">
            <text:p>21076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2½ часов, менее 3 часов</text:p>
          </table:table-cell>
          <table:table-cell office:value-type="float" office:value="21077" calcext:value-type="float">
            <text:p>21077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3 часов</text:p>
          </table:table-cell>
          <table:table-cell office:value-type="float" office:value="21078" calcext:value-type="float">
            <text:p>21078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НЕ ЗНАЮ)</text:p>
          </table:table-cell>
          <table:table-cell office:value-type="float" office:value="21079" calcext:value-type="float">
            <text:p>21079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1071" calcext:value-type="float">
            <text:p>21071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½ часа</text:p>
          </table:table-cell>
          <table:table-cell office:value-type="float" office:value="21072" calcext:value-type="float">
            <text:p>21072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½ часа до 1 часа</text:p>
          </table:table-cell>
          <table:table-cell office:value-type="float" office:value="21073" calcext:value-type="float">
            <text:p>21073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1 часа, менее 1½ часа</text:p>
          </table:table-cell>
          <table:table-cell office:value-type="float" office:value="21074" calcext:value-type="float">
            <text:p>21074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1½ часа, менее 2 часов</text:p>
          </table:table-cell>
          <table:table-cell office:value-type="float" office:value="21075" calcext:value-type="float">
            <text:p>21075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2 часов, менее 2½ часов</text:p>
          </table:table-cell>
          <table:table-cell office:value-type="float" office:value="21076" calcext:value-type="float">
            <text:p>21076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2½ часов, менее 3 часов</text:p>
          </table:table-cell>
          <table:table-cell office:value-type="float" office:value="21077" calcext:value-type="float">
            <text:p>21077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3 часов</text:p>
          </table:table-cell>
          <table:table-cell office:value-type="float" office:value="21078" calcext:value-type="float">
            <text:p>21078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НЕ ЗНАЮ)</text:p>
          </table:table-cell>
          <table:table-cell office:value-type="float" office:value="21079" calcext:value-type="float">
            <text:p>21079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1071" calcext:value-type="float">
            <text:p>21071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Менее ½ часа</text:p>
          </table:table-cell>
          <table:table-cell office:value-type="float" office:value="21072" calcext:value-type="float">
            <text:p>21072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½ часа до 1 часа</text:p>
          </table:table-cell>
          <table:table-cell office:value-type="float" office:value="21073" calcext:value-type="float">
            <text:p>21073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1 часа, менее 1½ часа</text:p>
          </table:table-cell>
          <table:table-cell office:value-type="float" office:value="21074" calcext:value-type="float">
            <text:p>21074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1½ часа, менее 2 часов</text:p>
          </table:table-cell>
          <table:table-cell office:value-type="float" office:value="21075" calcext:value-type="float">
            <text:p>21075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2 часов, менее 2½ часов</text:p>
          </table:table-cell>
          <table:table-cell office:value-type="float" office:value="21076" calcext:value-type="float">
            <text:p>21076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2½ часов, менее 3 часов</text:p>
          </table:table-cell>
          <table:table-cell office:value-type="float" office:value="21077" calcext:value-type="float">
            <text:p>21077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3 часов</text:p>
          </table:table-cell>
          <table:table-cell office:value-type="float" office:value="21078" calcext:value-type="float">
            <text:p>21078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НЕ ЗНАЮ)</text:p>
          </table:table-cell>
          <table:table-cell office:value-type="float" office:value="21079" calcext:value-type="float">
            <text:p>21079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1071" calcext:value-type="float">
            <text:p>21071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½ часа</text:p>
          </table:table-cell>
          <table:table-cell office:value-type="float" office:value="21072" calcext:value-type="float">
            <text:p>21072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½ часа до 1 часа</text:p>
          </table:table-cell>
          <table:table-cell office:value-type="float" office:value="21073" calcext:value-type="float">
            <text:p>21073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1 часа, менее 1½ часа</text:p>
          </table:table-cell>
          <table:table-cell office:value-type="float" office:value="21074" calcext:value-type="float">
            <text:p>21074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1½ часа, менее 2 часов</text:p>
          </table:table-cell>
          <table:table-cell office:value-type="float" office:value="21075" calcext:value-type="float">
            <text:p>21075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2 часов, менее 2½ часов</text:p>
          </table:table-cell>
          <table:table-cell office:value-type="float" office:value="21076" calcext:value-type="float">
            <text:p>21076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2½ часов, менее 3 часов</text:p>
          </table:table-cell>
          <table:table-cell office:value-type="float" office:value="21077" calcext:value-type="float">
            <text:p>21077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3 часов</text:p>
          </table:table-cell>
          <table:table-cell office:value-type="float" office:value="21078" calcext:value-type="float">
            <text:p>21078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НЕ ЗНАЮ)</text:p>
          </table:table-cell>
          <table:table-cell office:value-type="float" office:value="21079" calcext:value-type="float">
            <text:p>21079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1071" calcext:value-type="float">
            <text:p>21071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Менее ½ часа</text:p>
          </table:table-cell>
          <table:table-cell office:value-type="float" office:value="21072" calcext:value-type="float">
            <text:p>21072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½ часа до 1 часа</text:p>
          </table:table-cell>
          <table:table-cell office:value-type="float" office:value="21073" calcext:value-type="float">
            <text:p>21073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1 часа, менее 1½ часа</text:p>
          </table:table-cell>
          <table:table-cell office:value-type="float" office:value="21074" calcext:value-type="float">
            <text:p>21074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1½ часа, менее 2 часов</text:p>
          </table:table-cell>
          <table:table-cell office:value-type="float" office:value="21075" calcext:value-type="float">
            <text:p>21075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2 часов, менее 2½ часов</text:p>
          </table:table-cell>
          <table:table-cell office:value-type="float" office:value="21076" calcext:value-type="float">
            <text:p>21076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2½ часов, менее 3 часов</text:p>
          </table:table-cell>
          <table:table-cell office:value-type="float" office:value="21077" calcext:value-type="float">
            <text:p>21077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3 часов</text:p>
          </table:table-cell>
          <table:table-cell office:value-type="float" office:value="21078" calcext:value-type="float">
            <text:p>21078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НЕ ЗНАЮ)</text:p>
          </table:table-cell>
          <table:table-cell office:value-type="float" office:value="21079" calcext:value-type="float">
            <text:p>21079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ESS_R05_2010_RUS_E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т доступа ни дома, ни на работе</text:p>
          </table:table-cell>
          <table:table-cell office:value-type="float" office:value="21080" calcext:value-type="float">
            <text:p>21080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string" calcext:value-type="string">
            <text:p>ESS_R05_2010_RUS_E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икогда не использую</text:p>
          </table:table-cell>
          <table:table-cell office:value-type="float" office:value="21081" calcext:value-type="float">
            <text:p>21081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string" calcext:value-type="string">
            <text:p>ESS_R05_2010_RUS_E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еже чем один раз в месяц</text:p>
          </table:table-cell>
          <table:table-cell office:value-type="float" office:value="21082" calcext:value-type="float">
            <text:p>21082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string" calcext:value-type="string">
            <text:p>ESS_R05_2010_RUS_E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Один раз в месяц</text:p>
          </table:table-cell>
          <table:table-cell office:value-type="float" office:value="21083" calcext:value-type="float">
            <text:p>21083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string" calcext:value-type="string">
            <text:p>ESS_R05_2010_RUS_E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21084" calcext:value-type="float">
            <text:p>21084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string" calcext:value-type="string">
            <text:p>ESS_R05_2010_RUS_E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Один раз в неделю</text:p>
          </table:table-cell>
          <table:table-cell office:value-type="float" office:value="21085" calcext:value-type="float">
            <text:p>21085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string" calcext:value-type="string">
            <text:p>ESS_R05_2010_RUS_E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21086" calcext:value-type="float">
            <text:p>21086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string" calcext:value-type="string">
            <text:p>ESS_R05_2010_RUS_E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ждый день</text:p>
          </table:table-cell>
          <table:table-cell office:value-type="float" office:value="21087" calcext:value-type="float">
            <text:p>21087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string" calcext:value-type="string">
            <text:p>ESS_R05_2010_RUS_E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НЕ ЗНАЮ)</text:p>
          </table:table-cell>
          <table:table-cell office:value-type="float" office:value="21088" calcext:value-type="float">
            <text:p>21088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нельзя доверять</text:p>
          </table:table-cell>
          <table:table-cell office:value-type="float" office:value="21089" calcext:value-type="float">
            <text:p>21089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21090" calcext:value-type="float">
            <text:p>21090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1091" calcext:value-type="float">
            <text:p>21091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21092" calcext:value-type="float">
            <text:p>21092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21093" calcext:value-type="float">
            <text:p>21093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21094" calcext:value-type="float">
            <text:p>21094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21095" calcext:value-type="float">
            <text:p>21095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21096" calcext:value-type="float">
            <text:p>21096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21097" calcext:value-type="float">
            <text:p>21097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21098" calcext:value-type="float">
            <text:p>21098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21099" calcext:value-type="float">
            <text:p>21099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НЕ ЗНАЮ)</text:p>
          </table:table-cell>
          <table:table-cell office:value-type="float" office:value="21100" calcext:value-type="float">
            <text:p>21100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старались бы использовать меня в своих целях</text:p>
          </table:table-cell>
          <table:table-cell office:value-type="float" office:value="21101" calcext:value-type="float">
            <text:p>21101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21102" calcext:value-type="float">
            <text:p>21102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21103" calcext:value-type="float">
            <text:p>21103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1104" calcext:value-type="float">
            <text:p>21104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21105" calcext:value-type="float">
            <text:p>21105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21106" calcext:value-type="float">
            <text:p>21106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21107" calcext:value-type="float">
            <text:p>21107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21108" calcext:value-type="float">
            <text:p>21108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21109" calcext:value-type="float">
            <text:p>21109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21110" calcext:value-type="float">
            <text:p>2111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старались бы поступить честно</text:p>
          </table:table-cell>
          <table:table-cell office:value-type="float" office:value="21111" calcext:value-type="float">
            <text:p>21111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НЕ ЗНАЮ)</text:p>
          </table:table-cell>
          <table:table-cell office:value-type="float" office:value="21112" calcext:value-type="float">
            <text:p>21112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 в основном заботятся о себе</text:p>
          </table:table-cell>
          <table:table-cell office:value-type="float" office:value="17376" calcext:value-type="float">
            <text:p>17376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17377" calcext:value-type="float">
            <text:p>17377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17378" calcext:value-type="float">
            <text:p>17378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7379" calcext:value-type="float">
            <text:p>17379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17380" calcext:value-type="float">
            <text:p>17380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17381" calcext:value-type="float">
            <text:p>17381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17382" calcext:value-type="float">
            <text:p>17382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17383" calcext:value-type="float">
            <text:p>17383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17384" calcext:value-type="float">
            <text:p>17384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17385" calcext:value-type="float">
            <text:p>17385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 в основном стараются помогать другим</text:p>
          </table:table-cell>
          <table:table-cell office:value-type="float" office:value="17386" calcext:value-type="float">
            <text:p>17386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НЕ ЗНАЮ)</text:p>
          </table:table-cell>
          <table:table-cell office:value-type="float" office:value="17387" calcext:value-type="float">
            <text:p>17387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ESS_R05_2010_RUS_E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... очень интересуетесь</text:p>
          </table:table-cell>
          <table:table-cell office:value-type="float" office:value="17388" calcext:value-type="float">
            <text:p>17388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string" calcext:value-type="string">
            <text:p>ESS_R05_2010_RUS_E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... достаточно интересуетесь</text:p>
          </table:table-cell>
          <table:table-cell office:value-type="float" office:value="17389" calcext:value-type="float">
            <text:p>17389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string" calcext:value-type="string">
            <text:p>ESS_R05_2010_RUS_E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... мало интересуетесь</text:p>
          </table:table-cell>
          <table:table-cell office:value-type="float" office:value="17390" calcext:value-type="float">
            <text:p>17390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string" calcext:value-type="string">
            <text:p>ESS_R05_2010_RUS_E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... или, совсем не интересуетесь</text:p>
          </table:table-cell>
          <table:table-cell office:value-type="float" office:value="17391" calcext:value-type="float">
            <text:p>17391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string" calcext:value-type="string">
            <text:p>ESS_R05_2010_RUS_E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НЕ ЗНАЮ)</text:p>
          </table:table-cell>
          <table:table-cell office:value-type="float" office:value="17392" calcext:value-type="float">
            <text:p>17392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Совсем не доверяю</text:p>
          </table:table-cell>
          <table:table-cell office:value-type="float" office:value="17393" calcext:value-type="float">
            <text:p>1739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7394" calcext:value-type="float">
            <text:p>1739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17395" calcext:value-type="float">
            <text:p>17395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17396" calcext:value-type="float">
            <text:p>17396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17397" calcext:value-type="float">
            <text:p>17397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7398" calcext:value-type="float">
            <text:p>17398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17399" calcext:value-type="float">
            <text:p>17399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17400" calcext:value-type="float">
            <text:p>17400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17401" calcext:value-type="float">
            <text:p>17401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17402" calcext:value-type="float">
            <text:p>17402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7403" calcext:value-type="float">
            <text:p>1740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НЕ ЗНАЮ)</text:p>
          </table:table-cell>
          <table:table-cell office:value-type="float" office:value="17404" calcext:value-type="float">
            <text:p>1740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Совсем не доверяю</text:p>
          </table:table-cell>
          <table:table-cell office:value-type="float" office:value="17393" calcext:value-type="float">
            <text:p>1739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3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17394" calcext:value-type="float">
            <text:p>1739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3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17395" calcext:value-type="float">
            <text:p>17395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3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17396" calcext:value-type="float">
            <text:p>17396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3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17397" calcext:value-type="float">
            <text:p>17397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3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17398" calcext:value-type="float">
            <text:p>17398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3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17399" calcext:value-type="float">
            <text:p>17399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3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17400" calcext:value-type="float">
            <text:p>17400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3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17401" calcext:value-type="float">
            <text:p>17401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3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17402" calcext:value-type="float">
            <text:p>17402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7403" calcext:value-type="float">
            <text:p>1740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НЕ ЗНАЮ)</text:p>
          </table:table-cell>
          <table:table-cell office:value-type="float" office:value="17404" calcext:value-type="float">
            <text:p>1740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Совсем не доверяю</text:p>
          </table:table-cell>
          <table:table-cell office:value-type="float" office:value="17393" calcext:value-type="float">
            <text:p>1739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4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17394" calcext:value-type="float">
            <text:p>1739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4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17395" calcext:value-type="float">
            <text:p>17395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4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17396" calcext:value-type="float">
            <text:p>17396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4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17397" calcext:value-type="float">
            <text:p>17397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4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17398" calcext:value-type="float">
            <text:p>17398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4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17399" calcext:value-type="float">
            <text:p>17399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4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17400" calcext:value-type="float">
            <text:p>17400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4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17401" calcext:value-type="float">
            <text:p>17401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4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17402" calcext:value-type="float">
            <text:p>17402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7403" calcext:value-type="float">
            <text:p>1740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НЕ ЗНАЮ)</text:p>
          </table:table-cell>
          <table:table-cell office:value-type="float" office:value="17404" calcext:value-type="float">
            <text:p>1740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Совсем не доверяю</text:p>
          </table:table-cell>
          <table:table-cell office:value-type="float" office:value="17393" calcext:value-type="float">
            <text:p>1739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5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17394" calcext:value-type="float">
            <text:p>1739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5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17395" calcext:value-type="float">
            <text:p>17395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5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17396" calcext:value-type="float">
            <text:p>17396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5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17397" calcext:value-type="float">
            <text:p>17397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5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17398" calcext:value-type="float">
            <text:p>17398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5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17399" calcext:value-type="float">
            <text:p>17399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5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17400" calcext:value-type="float">
            <text:p>17400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5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17401" calcext:value-type="float">
            <text:p>17401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5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17402" calcext:value-type="float">
            <text:p>17402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7403" calcext:value-type="float">
            <text:p>1740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НЕ ЗНАЮ)</text:p>
          </table:table-cell>
          <table:table-cell office:value-type="float" office:value="17404" calcext:value-type="float">
            <text:p>1740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Совсем не доверяю</text:p>
          </table:table-cell>
          <table:table-cell office:value-type="float" office:value="17393" calcext:value-type="float">
            <text:p>1739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6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17394" calcext:value-type="float">
            <text:p>1739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6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17395" calcext:value-type="float">
            <text:p>17395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17396" calcext:value-type="float">
            <text:p>17396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6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17397" calcext:value-type="float">
            <text:p>17397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6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17398" calcext:value-type="float">
            <text:p>17398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6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17399" calcext:value-type="float">
            <text:p>17399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6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17400" calcext:value-type="float">
            <text:p>17400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6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17401" calcext:value-type="float">
            <text:p>17401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6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17402" calcext:value-type="float">
            <text:p>17402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7403" calcext:value-type="float">
            <text:p>1740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НЕ ЗНАЮ)</text:p>
          </table:table-cell>
          <table:table-cell office:value-type="float" office:value="17404" calcext:value-type="float">
            <text:p>1740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Совсем не доверяю</text:p>
          </table:table-cell>
          <table:table-cell office:value-type="float" office:value="17393" calcext:value-type="float">
            <text:p>1739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7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17394" calcext:value-type="float">
            <text:p>1739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7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17395" calcext:value-type="float">
            <text:p>17395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7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17396" calcext:value-type="float">
            <text:p>17396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7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17397" calcext:value-type="float">
            <text:p>17397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7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17398" calcext:value-type="float">
            <text:p>17398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7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17399" calcext:value-type="float">
            <text:p>17399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7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17400" calcext:value-type="float">
            <text:p>17400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7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17401" calcext:value-type="float">
            <text:p>17401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7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17402" calcext:value-type="float">
            <text:p>17402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7403" calcext:value-type="float">
            <text:p>1740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НЕ ЗНАЮ)</text:p>
          </table:table-cell>
          <table:table-cell office:value-type="float" office:value="17404" calcext:value-type="float">
            <text:p>1740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Совсем не доверяю</text:p>
          </table:table-cell>
          <table:table-cell office:value-type="float" office:value="17393" calcext:value-type="float">
            <text:p>1739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8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17394" calcext:value-type="float">
            <text:p>1739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8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17395" calcext:value-type="float">
            <text:p>17395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8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17396" calcext:value-type="float">
            <text:p>17396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8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17397" calcext:value-type="float">
            <text:p>17397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8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17398" calcext:value-type="float">
            <text:p>17398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8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17399" calcext:value-type="float">
            <text:p>17399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8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17400" calcext:value-type="float">
            <text:p>17400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8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17401" calcext:value-type="float">
            <text:p>17401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8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17402" calcext:value-type="float">
            <text:p>17402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7403" calcext:value-type="float">
            <text:p>1740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НЕ ЗНАЮ)</text:p>
          </table:table-cell>
          <table:table-cell office:value-type="float" office:value="17404" calcext:value-type="float">
            <text:p>1740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SS_R05_2010_RUS_EE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Да</text:p>
          </table:table-cell>
          <table:table-cell office:value-type="float" office:value="17405" calcext:value-type="float">
            <text:p>17405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ESS_R05_2010_RUS_EE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т</text:p>
          </table:table-cell>
          <table:table-cell office:value-type="float" office:value="17406" calcext:value-type="float">
            <text:p>17406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ESS_R05_2010_RUS_EE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 имел(а) права голоса</text:p>
          </table:table-cell>
          <table:table-cell office:value-type="float" office:value="17407" calcext:value-type="float">
            <text:p>17407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ESS_R05_2010_RUS_EE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НЕ ЗНАЮ)</text:p>
          </table:table-cell>
          <table:table-cell office:value-type="float" office:value="17408" calcext:value-type="float">
            <text:p>17408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ESS_R05_2010_RUS_EE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Союз Отечества и Res Publica</text:p>
          </table:table-cell>
          <table:table-cell office:value-type="float" office:value="21125" calcext:value-type="float">
            <text:p>21125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ESS_R05_2010_RUS_EE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Центристская партия Эстонии</text:p>
          </table:table-cell>
          <table:table-cell office:value-type="float" office:value="21126" calcext:value-type="float">
            <text:p>21126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ESS_R05_2010_RUS_EE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Партия Реформ</text:p>
          </table:table-cell>
          <table:table-cell office:value-type="float" office:value="21127" calcext:value-type="float">
            <text:p>21127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ESS_R05_2010_RUS_EE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Народный Союз</text:p>
          </table:table-cell>
          <table:table-cell office:value-type="float" office:value="21128" calcext:value-type="float">
            <text:p>21128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ESS_R05_2010_RUS_EE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оциал-демократическая партия Эстонии</text:p>
          </table:table-cell>
          <table:table-cell office:value-type="float" office:value="21129" calcext:value-type="float">
            <text:p>21129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ESS_R05_2010_RUS_EE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Партия Зеленых Эстонии</text:p>
          </table:table-cell>
          <table:table-cell office:value-type="float" office:value="21130" calcext:value-type="float">
            <text:p>21130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ESS_R05_2010_RUS_EE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ДРУГАЯ</text:p>
          </table:table-cell>
          <table:table-cell office:value-type="float" office:value="21131" calcext:value-type="float">
            <text:p>21131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ESS_R05_2010_RUS_EE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НЕ ЗНАЮ)</text:p>
          </table:table-cell>
          <table:table-cell office:value-type="float" office:value="21132" calcext:value-type="float">
            <text:p>21132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ESS_R05_2010_RUS_EE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Союз Отечества и Res Publica</text:p>
          </table:table-cell>
          <table:table-cell office:value-type="float" office:value="21142" calcext:value-type="float">
            <text:p>21142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Центристская партия Эстонии</text:p>
          </table:table-cell>
          <table:table-cell office:value-type="float" office:value="21143" calcext:value-type="float">
            <text:p>21143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Реформ</text:p>
          </table:table-cell>
          <table:table-cell office:value-type="float" office:value="21144" calcext:value-type="float">
            <text:p>21144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Народный Союз</text:p>
          </table:table-cell>
          <table:table-cell office:value-type="float" office:value="21145" calcext:value-type="float">
            <text:p>21145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Социал-демократическая партия Эстонии</text:p>
          </table:table-cell>
          <table:table-cell office:value-type="float" office:value="21146" calcext:value-type="float">
            <text:p>21146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Зеленых Эстонии</text:p>
          </table:table-cell>
          <table:table-cell office:value-type="float" office:value="21147" calcext:value-type="float">
            <text:p>21147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ДРУГАЯ</text:p>
          </table:table-cell>
          <table:table-cell office:value-type="float" office:value="21148" calcext:value-type="float">
            <text:p>21148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НЕ ЗНАЮ)</text:p>
          </table:table-cell>
          <table:table-cell office:value-type="float" office:value="21149" calcext:value-type="float">
            <text:p>21149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... очень близка</text:p>
          </table:table-cell>
          <table:table-cell office:value-type="float" office:value="17438" calcext:value-type="float">
            <text:p>17438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ESS_R05_2010_RUS_EE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... довольно близка</text:p>
          </table:table-cell>
          <table:table-cell office:value-type="float" office:value="17439" calcext:value-type="float">
            <text:p>17439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ESS_R05_2010_RUS_EE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... не очень близка</text:p>
          </table:table-cell>
          <table:table-cell office:value-type="float" office:value="17440" calcext:value-type="float">
            <text:p>17440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ESS_R05_2010_RUS_EE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... или, совершенно не близка?</text:p>
          </table:table-cell>
          <table:table-cell office:value-type="float" office:value="17441" calcext:value-type="float">
            <text:p>17441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ESS_R05_2010_RUS_EE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НЕ ЗНАЮ)</text:p>
          </table:table-cell>
          <table:table-cell office:value-type="float" office:value="17442" calcext:value-type="float">
            <text:p>17442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ESS_R05_2010_RUS_EE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Союз Отечества и Res Publica</text:p>
          </table:table-cell>
          <table:table-cell office:value-type="float" office:value="21142" calcext:value-type="float">
            <text:p>21142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Центристская партия Эстонии</text:p>
          </table:table-cell>
          <table:table-cell office:value-type="float" office:value="21143" calcext:value-type="float">
            <text:p>21143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Реформ</text:p>
          </table:table-cell>
          <table:table-cell office:value-type="float" office:value="21144" calcext:value-type="float">
            <text:p>21144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Народный Союз</text:p>
          </table:table-cell>
          <table:table-cell office:value-type="float" office:value="21145" calcext:value-type="float">
            <text:p>21145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Социал-демократическая партия Эстонии</text:p>
          </table:table-cell>
          <table:table-cell office:value-type="float" office:value="21146" calcext:value-type="float">
            <text:p>21146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Зеленых Эстонии</text:p>
          </table:table-cell>
          <table:table-cell office:value-type="float" office:value="21147" calcext:value-type="float">
            <text:p>21147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ДРУГАЯ</text:p>
          </table:table-cell>
          <table:table-cell office:value-type="float" office:value="21148" calcext:value-type="float">
            <text:p>21148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НЕ ЗНАЮ)</text:p>
          </table:table-cell>
          <table:table-cell office:value-type="float" office:value="21149" calcext:value-type="float">
            <text:p>21149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Левый/ая</text:p>
          </table:table-cell>
          <table:table-cell office:value-type="float" office:value="21150" calcext:value-type="float">
            <text:p>21150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21151" calcext:value-type="float">
            <text:p>21151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21152" calcext:value-type="float">
            <text:p>21152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21153" calcext:value-type="float">
            <text:p>21153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21154" calcext:value-type="float">
            <text:p>21154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21155" calcext:value-type="float">
            <text:p>21155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21156" calcext:value-type="float">
            <text:p>21156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21157" calcext:value-type="float">
            <text:p>21157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21158" calcext:value-type="float">
            <text:p>21158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21159" calcext:value-type="float">
            <text:p>21159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Правый/ая</text:p>
          </table:table-cell>
          <table:table-cell office:value-type="float" office:value="21160" calcext:value-type="float">
            <text:p>21160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НЕ ЗНАЮ)</text:p>
          </table:table-cell>
          <table:table-cell office:value-type="float" office:value="21161" calcext:value-type="float">
            <text:p>21161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Очень недоволен/недовольна</text:p>
          </table:table-cell>
          <table:table-cell office:value-type="float" office:value="21162" calcext:value-type="float">
            <text:p>2116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21163" calcext:value-type="float">
            <text:p>21163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21164" calcext:value-type="float">
            <text:p>21164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21165" calcext:value-type="float">
            <text:p>21165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21166" calcext:value-type="float">
            <text:p>21166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21167" calcext:value-type="float">
            <text:p>21167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21168" calcext:value-type="float">
            <text:p>21168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21169" calcext:value-type="float">
            <text:p>21169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21170" calcext:value-type="float">
            <text:p>21170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21171" calcext:value-type="float">
            <text:p>21171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Очень доволен/довольна</text:p>
          </table:table-cell>
          <table:table-cell office:value-type="float" office:value="21172" calcext:value-type="float">
            <text:p>2117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НЕ ЗНАЮ)</text:p>
          </table:table-cell>
          <table:table-cell office:value-type="float" office:value="21173" calcext:value-type="float">
            <text:p>21173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Очень недоволен/недовольна</text:p>
          </table:table-cell>
          <table:table-cell office:value-type="float" office:value="21162" calcext:value-type="float">
            <text:p>2116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21163" calcext:value-type="float">
            <text:p>21163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21164" calcext:value-type="float">
            <text:p>21164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21165" calcext:value-type="float">
            <text:p>21165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21166" calcext:value-type="float">
            <text:p>21166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21167" calcext:value-type="float">
            <text:p>21167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21168" calcext:value-type="float">
            <text:p>21168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21169" calcext:value-type="float">
            <text:p>21169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21170" calcext:value-type="float">
            <text:p>21170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21171" calcext:value-type="float">
            <text:p>21171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Очень доволен/довольна</text:p>
          </table:table-cell>
          <table:table-cell office:value-type="float" office:value="21172" calcext:value-type="float">
            <text:p>2117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НЕ ЗНАЮ)</text:p>
          </table:table-cell>
          <table:table-cell office:value-type="float" office:value="21173" calcext:value-type="float">
            <text:p>21173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Очень недоволен/недовольна</text:p>
          </table:table-cell>
          <table:table-cell office:value-type="float" office:value="21162" calcext:value-type="float">
            <text:p>2116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21163" calcext:value-type="float">
            <text:p>21163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21164" calcext:value-type="float">
            <text:p>21164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21165" calcext:value-type="float">
            <text:p>21165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21166" calcext:value-type="float">
            <text:p>21166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21167" calcext:value-type="float">
            <text:p>21167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21168" calcext:value-type="float">
            <text:p>21168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21169" calcext:value-type="float">
            <text:p>21169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21170" calcext:value-type="float">
            <text:p>21170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21171" calcext:value-type="float">
            <text:p>21171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Очень доволен/довольна</text:p>
          </table:table-cell>
          <table:table-cell office:value-type="float" office:value="21172" calcext:value-type="float">
            <text:p>2117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НЕ ЗНАЮ)</text:p>
          </table:table-cell>
          <table:table-cell office:value-type="float" office:value="21173" calcext:value-type="float">
            <text:p>21173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Очень недоволен/недовольна</text:p>
          </table:table-cell>
          <table:table-cell office:value-type="float" office:value="21162" calcext:value-type="float">
            <text:p>2116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21163" calcext:value-type="float">
            <text:p>21163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21164" calcext:value-type="float">
            <text:p>21164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21165" calcext:value-type="float">
            <text:p>21165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21166" calcext:value-type="float">
            <text:p>21166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21167" calcext:value-type="float">
            <text:p>21167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21168" calcext:value-type="float">
            <text:p>21168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21169" calcext:value-type="float">
            <text:p>21169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21170" calcext:value-type="float">
            <text:p>21170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21171" calcext:value-type="float">
            <text:p>21171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Очень доволен/довольна</text:p>
          </table:table-cell>
          <table:table-cell office:value-type="float" office:value="21172" calcext:value-type="float">
            <text:p>2117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НЕ ЗНАЮ)</text:p>
          </table:table-cell>
          <table:table-cell office:value-type="float" office:value="21173" calcext:value-type="float">
            <text:p>21173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Очень плохая</text:p>
          </table:table-cell>
          <table:table-cell office:value-type="float" office:value="17491" calcext:value-type="float">
            <text:p>17491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17492" calcext:value-type="float">
            <text:p>17492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17493" calcext:value-type="float">
            <text:p>17493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17494" calcext:value-type="float">
            <text:p>17494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17495" calcext:value-type="float">
            <text:p>17495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17496" calcext:value-type="float">
            <text:p>17496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17497" calcext:value-type="float">
            <text:p>17497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17498" calcext:value-type="float">
            <text:p>17498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17499" calcext:value-type="float">
            <text:p>17499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17500" calcext:value-type="float">
            <text:p>17500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Очень хорошая</text:p>
          </table:table-cell>
          <table:table-cell office:value-type="float" office:value="17501" calcext:value-type="float">
            <text:p>17501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НЕ ЗНАЮ)</text:p>
          </table:table-cell>
          <table:table-cell office:value-type="float" office:value="17502" calcext:value-type="float">
            <text:p>17502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Очень плохая</text:p>
          </table:table-cell>
          <table:table-cell office:value-type="float" office:value="17491" calcext:value-type="float">
            <text:p>17491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17492" calcext:value-type="float">
            <text:p>17492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17493" calcext:value-type="float">
            <text:p>17493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17494" calcext:value-type="float">
            <text:p>17494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17495" calcext:value-type="float">
            <text:p>17495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17496" calcext:value-type="float">
            <text:p>17496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17497" calcext:value-type="float">
            <text:p>17497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17498" calcext:value-type="float">
            <text:p>17498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17499" calcext:value-type="float">
            <text:p>17499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17500" calcext:value-type="float">
            <text:p>17500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Очень хорошая</text:p>
          </table:table-cell>
          <table:table-cell office:value-type="float" office:value="17501" calcext:value-type="float">
            <text:p>17501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НЕ ЗНАЮ)</text:p>
          </table:table-cell>
          <table:table-cell office:value-type="float" office:value="17502" calcext:value-type="float">
            <text:p>17502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ESS_R05_2010_RUS_EE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367" calcext:value-type="float">
            <text:p>27367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гла-сен(на)</text:p>
          </table:table-cell>
          <table:table-cell office:value-type="float" office:value="27368" calcext:value-type="float">
            <text:p>27368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и согла-сен(на), ни против этого</text:p>
          </table:table-cell>
          <table:table-cell office:value-type="float" office:value="27369" calcext:value-type="float">
            <text:p>27369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е согла-сен(на)</text:p>
          </table:table-cell>
          <table:table-cell office:value-type="float" office:value="27370" calcext:value-type="float">
            <text:p>27370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вершенно не согла-сен(на)</text:p>
          </table:table-cell>
          <table:table-cell office:value-type="float" office:value="27371" calcext:value-type="float">
            <text:p>27371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НЕ ЗНАЮ)</text:p>
          </table:table-cell>
          <table:table-cell office:value-type="float" office:value="27372" calcext:value-type="float">
            <text:p>27372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367" calcext:value-type="float">
            <text:p>27367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гла-сен(на)</text:p>
          </table:table-cell>
          <table:table-cell office:value-type="float" office:value="27368" calcext:value-type="float">
            <text:p>27368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и согла-сен(на), ни против этого</text:p>
          </table:table-cell>
          <table:table-cell office:value-type="float" office:value="27369" calcext:value-type="float">
            <text:p>27369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е согла-сен(на)</text:p>
          </table:table-cell>
          <table:table-cell office:value-type="float" office:value="27370" calcext:value-type="float">
            <text:p>27370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вершенно не согла-сен(на)</text:p>
          </table:table-cell>
          <table:table-cell office:value-type="float" office:value="27371" calcext:value-type="float">
            <text:p>27371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НЕ ЗНАЮ)</text:p>
          </table:table-cell>
          <table:table-cell office:value-type="float" office:value="27372" calcext:value-type="float">
            <text:p>27372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367" calcext:value-type="float">
            <text:p>27367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гла-сен(на)</text:p>
          </table:table-cell>
          <table:table-cell office:value-type="float" office:value="27368" calcext:value-type="float">
            <text:p>27368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и согла-сен(на), ни против этого</text:p>
          </table:table-cell>
          <table:table-cell office:value-type="float" office:value="27369" calcext:value-type="float">
            <text:p>27369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е согла-сен(на)</text:p>
          </table:table-cell>
          <table:table-cell office:value-type="float" office:value="27370" calcext:value-type="float">
            <text:p>27370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вершенно не согла-сен(на)</text:p>
          </table:table-cell>
          <table:table-cell office:value-type="float" office:value="27371" calcext:value-type="float">
            <text:p>27371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НЕ ЗНАЮ)</text:p>
          </table:table-cell>
          <table:table-cell office:value-type="float" office:value="27372" calcext:value-type="float">
            <text:p>27372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367" calcext:value-type="float">
            <text:p>27367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гла-сен(на)</text:p>
          </table:table-cell>
          <table:table-cell office:value-type="float" office:value="27368" calcext:value-type="float">
            <text:p>27368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и согла-сен(на), ни против этого</text:p>
          </table:table-cell>
          <table:table-cell office:value-type="float" office:value="27369" calcext:value-type="float">
            <text:p>27369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е согла-сен(на)</text:p>
          </table:table-cell>
          <table:table-cell office:value-type="float" office:value="27370" calcext:value-type="float">
            <text:p>27370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вершенно не согла-сен(на)</text:p>
          </table:table-cell>
          <table:table-cell office:value-type="float" office:value="27371" calcext:value-type="float">
            <text:p>27371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НЕ ЗНАЮ)</text:p>
          </table:table-cell>
          <table:table-cell office:value-type="float" office:value="27372" calcext:value-type="float">
            <text:p>27372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SS_R05_2010_RUS_EE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... разрешить многим приехать сюда жить</text:p>
          </table:table-cell>
          <table:table-cell office:value-type="float" office:value="21180" calcext:value-type="float">
            <text:p>21180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string" calcext:value-type="string">
            <text:p>ESS_R05_2010_RUS_EE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... разрешить некоторым приехать сюда жить</text:p>
          </table:table-cell>
          <table:table-cell office:value-type="float" office:value="21181" calcext:value-type="float">
            <text:p>21181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string" calcext:value-type="string">
            <text:p>ESS_R05_2010_RUS_EE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... разрешить немногим приехать сюда жить</text:p>
          </table:table-cell>
          <table:table-cell office:value-type="float" office:value="21182" calcext:value-type="float">
            <text:p>21182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string" calcext:value-type="string">
            <text:p>ESS_R05_2010_RUS_EE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... не разрешать никому</text:p>
          </table:table-cell>
          <table:table-cell office:value-type="float" office:value="21183" calcext:value-type="float">
            <text:p>21183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string" calcext:value-type="string">
            <text:p>ESS_R05_2010_RUS_EE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НЕ ЗНАЮ)</text:p>
          </table:table-cell>
          <table:table-cell office:value-type="float" office:value="21184" calcext:value-type="float">
            <text:p>21184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string" calcext:value-type="string">
            <text:p>ESS_R05_2010_RUS_EE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...разрешить многим приехать сюда жить</text:p>
          </table:table-cell>
          <table:table-cell office:value-type="float" office:value="21185" calcext:value-type="float">
            <text:p>21185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ESS_R05_2010_RUS_EE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...разрешить некоторым приехать сюда жить</text:p>
          </table:table-cell>
          <table:table-cell office:value-type="float" office:value="21186" calcext:value-type="float">
            <text:p>21186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ESS_R05_2010_RUS_EE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...разрешить немногим приехать сюда жить</text:p>
          </table:table-cell>
          <table:table-cell office:value-type="float" office:value="21187" calcext:value-type="float">
            <text:p>21187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ESS_R05_2010_RUS_EE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...не разрешать никому</text:p>
          </table:table-cell>
          <table:table-cell office:value-type="float" office:value="21188" calcext:value-type="float">
            <text:p>21188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ESS_R05_2010_RUS_EE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НЕ ЗНАЮ)</text:p>
          </table:table-cell>
          <table:table-cell office:value-type="float" office:value="21189" calcext:value-type="float">
            <text:p>21189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ESS_R05_2010_RUS_EE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...разрешить многим приехать сюда жить</text:p>
          </table:table-cell>
          <table:table-cell office:value-type="float" office:value="21185" calcext:value-type="float">
            <text:p>21185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ESS_R05_2010_RUS_EE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...разрешить некоторым приехать сюда жить</text:p>
          </table:table-cell>
          <table:table-cell office:value-type="float" office:value="21186" calcext:value-type="float">
            <text:p>21186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ESS_R05_2010_RUS_EE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...разрешить немногим приехать сюда жить</text:p>
          </table:table-cell>
          <table:table-cell office:value-type="float" office:value="21187" calcext:value-type="float">
            <text:p>21187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ESS_R05_2010_RUS_EE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...не разрешать никому</text:p>
          </table:table-cell>
          <table:table-cell office:value-type="float" office:value="21188" calcext:value-type="float">
            <text:p>21188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ESS_R05_2010_RUS_EE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НЕ ЗНАЮ)</text:p>
          </table:table-cell>
          <table:table-cell office:value-type="float" office:value="21189" calcext:value-type="float">
            <text:p>21189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Плохо для экономики</text:p>
          </table:table-cell>
          <table:table-cell office:value-type="float" office:value="17538" calcext:value-type="float">
            <text:p>17538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7539" calcext:value-type="float">
            <text:p>17539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7540" calcext:value-type="float">
            <text:p>17540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17541" calcext:value-type="float">
            <text:p>17541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17542" calcext:value-type="float">
            <text:p>17542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17543" calcext:value-type="float">
            <text:p>17543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17544" calcext:value-type="float">
            <text:p>17544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17545" calcext:value-type="float">
            <text:p>1754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17546" calcext:value-type="float">
            <text:p>17546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17547" calcext:value-type="float">
            <text:p>17547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Хорошо для экономики</text:p>
          </table:table-cell>
          <table:table-cell office:value-type="float" office:value="17548" calcext:value-type="float">
            <text:p>17548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НЕ ЗНАЮ)</text:p>
          </table:table-cell>
          <table:table-cell office:value-type="float" office:value="17549" calcext:value-type="float">
            <text:p>17549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Культурная жизнь разрушается</text:p>
          </table:table-cell>
          <table:table-cell office:value-type="float" office:value="17550" calcext:value-type="float">
            <text:p>17550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17551" calcext:value-type="float">
            <text:p>17551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17552" calcext:value-type="float">
            <text:p>17552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17553" calcext:value-type="float">
            <text:p>17553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17554" calcext:value-type="float">
            <text:p>17554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17555" calcext:value-type="float">
            <text:p>1755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17556" calcext:value-type="float">
            <text:p>17556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17557" calcext:value-type="float">
            <text:p>17557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17558" calcext:value-type="float">
            <text:p>17558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17559" calcext:value-type="float">
            <text:p>17559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Культурная жизнь обогащается</text:p>
          </table:table-cell>
          <table:table-cell office:value-type="float" office:value="17560" calcext:value-type="float">
            <text:p>17560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НЕ ЗНАЮ)</text:p>
          </table:table-cell>
          <table:table-cell office:value-type="float" office:value="17561" calcext:value-type="float">
            <text:p>17561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Хуже место для жизни</text:p>
          </table:table-cell>
          <table:table-cell office:value-type="float" office:value="17562" calcext:value-type="float">
            <text:p>17562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17563" calcext:value-type="float">
            <text:p>17563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17564" calcext:value-type="float">
            <text:p>17564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17565" calcext:value-type="float">
            <text:p>17565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17566" calcext:value-type="float">
            <text:p>17566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17567" calcext:value-type="float">
            <text:p>17567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17568" calcext:value-type="float">
            <text:p>17568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17569" calcext:value-type="float">
            <text:p>17569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17570" calcext:value-type="float">
            <text:p>17570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17571" calcext:value-type="float">
            <text:p>17571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Лучше место для жизни</text:p>
          </table:table-cell>
          <table:table-cell office:value-type="float" office:value="17572" calcext:value-type="float">
            <text:p>17572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НЕ ЗНАЮ)</text:p>
          </table:table-cell>
          <table:table-cell office:value-type="float" office:value="17573" calcext:value-type="float">
            <text:p>17573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Очень несчастлив(а)</text:p>
          </table:table-cell>
          <table:table-cell office:value-type="float" office:value="17574" calcext:value-type="float">
            <text:p>17574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17575" calcext:value-type="float">
            <text:p>17575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17576" calcext:value-type="float">
            <text:p>17576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17577" calcext:value-type="float">
            <text:p>17577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17578" calcext:value-type="float">
            <text:p>17578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17579" calcext:value-type="float">
            <text:p>17579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17580" calcext:value-type="float">
            <text:p>17580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17581" calcext:value-type="float">
            <text:p>17581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17582" calcext:value-type="float">
            <text:p>17582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17583" calcext:value-type="float">
            <text:p>17583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Очень счастлив(а)</text:p>
          </table:table-cell>
          <table:table-cell office:value-type="float" office:value="17584" calcext:value-type="float">
            <text:p>17584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НЕ ЗНАЮ)</text:p>
          </table:table-cell>
          <table:table-cell office:value-type="float" office:value="17585" calcext:value-type="float">
            <text:p>17585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ESS_R05_2010_RUS_EE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икогда</text:p>
          </table:table-cell>
          <table:table-cell office:value-type="float" office:value="21190" calcext:value-type="float">
            <text:p>21190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string" calcext:value-type="string">
            <text:p>ESS_R05_2010_RUS_EE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еже чем раз в месяц</text:p>
          </table:table-cell>
          <table:table-cell office:value-type="float" office:value="21191" calcext:value-type="float">
            <text:p>21191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string" calcext:value-type="string">
            <text:p>ESS_R05_2010_RUS_EE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месяц</text:p>
          </table:table-cell>
          <table:table-cell office:value-type="float" office:value="21192" calcext:value-type="float">
            <text:p>21192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string" calcext:value-type="string">
            <text:p>ESS_R05_2010_RUS_EE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21193" calcext:value-type="float">
            <text:p>21193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string" calcext:value-type="string">
            <text:p>ESS_R05_2010_RUS_EE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неделю</text:p>
          </table:table-cell>
          <table:table-cell office:value-type="float" office:value="21194" calcext:value-type="float">
            <text:p>21194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string" calcext:value-type="string">
            <text:p>ESS_R05_2010_RUS_EE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21195" calcext:value-type="float">
            <text:p>21195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string" calcext:value-type="string">
            <text:p>ESS_R05_2010_RUS_EE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ждый день</text:p>
          </table:table-cell>
          <table:table-cell office:value-type="float" office:value="21196" calcext:value-type="float">
            <text:p>21196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string" calcext:value-type="string">
            <text:p>ESS_R05_2010_RUS_EE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НЕ ЗНАЮ)</text:p>
          </table:table-cell>
          <table:table-cell office:value-type="float" office:value="21197" calcext:value-type="float">
            <text:p>21197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string" calcext:value-type="string">
            <text:p>ESS_R05_2010_RUS_EE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Намного реже чем большинство сверстников</text:p>
          </table:table-cell>
          <table:table-cell office:value-type="float" office:value="17602" calcext:value-type="float">
            <text:p>17602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ESS_R05_2010_RUS_EE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Реже чем большинство сверстников</text:p>
          </table:table-cell>
          <table:table-cell office:value-type="float" office:value="17603" calcext:value-type="float">
            <text:p>17603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ESS_R05_2010_RUS_EE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римерно так же часто как большинство сверстников</text:p>
          </table:table-cell>
          <table:table-cell office:value-type="float" office:value="17604" calcext:value-type="float">
            <text:p>17604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ESS_R05_2010_RUS_EE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Чаще чем большинство сверстников</text:p>
          </table:table-cell>
          <table:table-cell office:value-type="float" office:value="17605" calcext:value-type="float">
            <text:p>17605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ESS_R05_2010_RUS_EE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Намного чаще чем большинство сверстников</text:p>
          </table:table-cell>
          <table:table-cell office:value-type="float" office:value="17606" calcext:value-type="float">
            <text:p>17606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ESS_R05_2010_RUS_EE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НЕ ЗНАЮ)</text:p>
          </table:table-cell>
          <table:table-cell office:value-type="float" office:value="17607" calcext:value-type="float">
            <text:p>17607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ESS_R05_2010_RUS_EE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.. в полной безопасности</text:p>
          </table:table-cell>
          <table:table-cell office:value-type="float" office:value="21198" calcext:value-type="float">
            <text:p>21198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ESS_R05_2010_RUS_EE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..в безопасности</text:p>
          </table:table-cell>
          <table:table-cell office:value-type="float" office:value="21199" calcext:value-type="float">
            <text:p>21199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ESS_R05_2010_RUS_EE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..небезопасно</text:p>
          </table:table-cell>
          <table:table-cell office:value-type="float" office:value="21200" calcext:value-type="float">
            <text:p>21200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ESS_R05_2010_RUS_EE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..или, совсем небезопасно?</text:p>
          </table:table-cell>
          <table:table-cell office:value-type="float" office:value="21201" calcext:value-type="float">
            <text:p>21201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ESS_R05_2010_RUS_EE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НЕ ЗНАЮ)</text:p>
          </table:table-cell>
          <table:table-cell office:value-type="float" office:value="21202" calcext:value-type="float">
            <text:p>21202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ESS_R05_2010_RUS_EE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очти всегда</text:p>
          </table:table-cell>
          <table:table-cell office:value-type="float" office:value="21203" calcext:value-type="float">
            <text:p>21203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ESS_R05_2010_RUS_EE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Иногда</text:p>
          </table:table-cell>
          <table:table-cell office:value-type="float" office:value="21204" calcext:value-type="float">
            <text:p>21204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ESS_R05_2010_RUS_EE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Изредка</text:p>
          </table:table-cell>
          <table:table-cell office:value-type="float" office:value="21205" calcext:value-type="float">
            <text:p>21205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ESS_R05_2010_RUS_EE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Никогда</text:p>
          </table:table-cell>
          <table:table-cell office:value-type="float" office:value="21206" calcext:value-type="float">
            <text:p>21206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ESS_R05_2010_RUS_EE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НЕ ЗНАЮ)</text:p>
          </table:table-cell>
          <table:table-cell office:value-type="float" office:value="21207" calcext:value-type="float">
            <text:p>21207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ESS_R05_2010_RUS_EE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оказывает серьезное влияние на качество Вашей жизни</text:p>
          </table:table-cell>
          <table:table-cell office:value-type="float" office:value="21208" calcext:value-type="float">
            <text:p>21208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ESS_R05_2010_RUS_EE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оказывает некоторое влияние</text:p>
          </table:table-cell>
          <table:table-cell office:value-type="float" office:value="21209" calcext:value-type="float">
            <text:p>21209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ESS_R05_2010_RUS_EE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Или не оказывает никакого серьезного влияния на качество Вашей жизни?</text:p>
          </table:table-cell>
          <table:table-cell office:value-type="float" office:value="21210" calcext:value-type="float">
            <text:p>21210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ESS_R05_2010_RUS_EE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НЕ ЗНАЮ)</text:p>
          </table:table-cell>
          <table:table-cell office:value-type="float" office:value="21211" calcext:value-type="float">
            <text:p>21211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ESS_R05_2010_RUS_EE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Почти всегда</text:p>
          </table:table-cell>
          <table:table-cell office:value-type="float" office:value="21203" calcext:value-type="float">
            <text:p>21203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ESS_R05_2010_RUS_EE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Иногда</text:p>
          </table:table-cell>
          <table:table-cell office:value-type="float" office:value="21204" calcext:value-type="float">
            <text:p>21204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ESS_R05_2010_RUS_EE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Изредка</text:p>
          </table:table-cell>
          <table:table-cell office:value-type="float" office:value="21205" calcext:value-type="float">
            <text:p>21205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ESS_R05_2010_RUS_EE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Никогда</text:p>
          </table:table-cell>
          <table:table-cell office:value-type="float" office:value="21206" calcext:value-type="float">
            <text:p>21206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ESS_R05_2010_RUS_EE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НЕ ЗНАЮ)</text:p>
          </table:table-cell>
          <table:table-cell office:value-type="float" office:value="21207" calcext:value-type="float">
            <text:p>21207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ESS_R05_2010_RUS_EE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оказывает серьезное влияние на качество Вашей жизни</text:p>
          </table:table-cell>
          <table:table-cell office:value-type="float" office:value="21212" calcext:value-type="float">
            <text:p>21212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string" calcext:value-type="string">
            <text:p>ESS_R05_2010_RUS_EE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оказывает некоторое влияние</text:p>
          </table:table-cell>
          <table:table-cell office:value-type="float" office:value="21213" calcext:value-type="float">
            <text:p>21213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string" calcext:value-type="string">
            <text:p>ESS_R05_2010_RUS_EE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Или не оказывает никакого серьезного влияния на качество Вашей жизни?</text:p>
          </table:table-cell>
          <table:table-cell office:value-type="float" office:value="21214" calcext:value-type="float">
            <text:p>21214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string" calcext:value-type="string">
            <text:p>ESS_R05_2010_RUS_EE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НЕ ЗНАЮ)</text:p>
          </table:table-cell>
          <table:table-cell office:value-type="float" office:value="21215" calcext:value-type="float">
            <text:p>21215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string" calcext:value-type="string">
            <text:p>ESS_R05_2010_RUS_EE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очень хорошее</text:p>
          </table:table-cell>
          <table:table-cell office:value-type="float" office:value="17613" calcext:value-type="float">
            <text:p>17613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ESS_R05_2010_RUS_EE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хорошее</text:p>
          </table:table-cell>
          <table:table-cell office:value-type="float" office:value="17614" calcext:value-type="float">
            <text:p>17614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ESS_R05_2010_RUS_EE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удовлетворительное</text:p>
          </table:table-cell>
          <table:table-cell office:value-type="float" office:value="17615" calcext:value-type="float">
            <text:p>17615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ESS_R05_2010_RUS_EE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плохое</text:p>
          </table:table-cell>
          <table:table-cell office:value-type="float" office:value="17616" calcext:value-type="float">
            <text:p>17616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ESS_R05_2010_RUS_EE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или, очень плохое?</text:p>
          </table:table-cell>
          <table:table-cell office:value-type="float" office:value="17617" calcext:value-type="float">
            <text:p>17617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ESS_R05_2010_RUS_EE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НЕ ЗНАЮ)</text:p>
          </table:table-cell>
          <table:table-cell office:value-type="float" office:value="17618" calcext:value-type="float">
            <text:p>17618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ESS_R05_2010_RUS_EE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значительно</text:p>
          </table:table-cell>
          <table:table-cell office:value-type="float" office:value="17619" calcext:value-type="float">
            <text:p>17619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ESS_R05_2010_RUS_EE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не значительно</text:p>
          </table:table-cell>
          <table:table-cell office:value-type="float" office:value="17620" calcext:value-type="float">
            <text:p>17620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ESS_R05_2010_RUS_EE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Нет</text:p>
          </table:table-cell>
          <table:table-cell office:value-type="float" office:value="17621" calcext:value-type="float">
            <text:p>17621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ESS_R05_2010_RUS_EE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НЕ ЗНАЮ)</text:p>
          </table:table-cell>
          <table:table-cell office:value-type="float" office:value="17622" calcext:value-type="float">
            <text:p>17622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ESS_R05_2010_RUS_EE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Римско-католическая</text:p>
          </table:table-cell>
          <table:table-cell office:value-type="float" office:value="21232" calcext:value-type="float">
            <text:p>21232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Протестантизм (в том числе лютеранство, баптизм, методизм и другие)</text:p>
          </table:table-cell>
          <table:table-cell office:value-type="float" office:value="21233" calcext:value-type="float">
            <text:p>21233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Православие</text:p>
          </table:table-cell>
          <table:table-cell office:value-type="float" office:value="21234" calcext:value-type="float">
            <text:p>21234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Другие христианские (свидетели Иеговы, мормоны, и другие</text:p>
          </table:table-cell>
          <table:table-cell office:value-type="float" office:value="21235" calcext:value-type="float">
            <text:p>21235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Иудаизм</text:p>
          </table:table-cell>
          <table:table-cell office:value-type="float" office:value="21236" calcext:value-type="float">
            <text:p>21236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Ислам</text:p>
          </table:table-cell>
          <table:table-cell office:value-type="float" office:value="21237" calcext:value-type="float">
            <text:p>21237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Восточные вероисповедания (буддизм, индуизм, даосизм)</text:p>
          </table:table-cell>
          <table:table-cell office:value-type="float" office:value="21238" calcext:value-type="float">
            <text:p>21238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Другая нехристианская</text:p>
          </table:table-cell>
          <table:table-cell office:value-type="float" office:value="21239" calcext:value-type="float">
            <text:p>21239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НЕ ЗНАЮ)</text:p>
          </table:table-cell>
          <table:table-cell office:value-type="float" office:value="21240" calcext:value-type="float">
            <text:p>21240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Римско-католическая</text:p>
          </table:table-cell>
          <table:table-cell office:value-type="float" office:value="21232" calcext:value-type="float">
            <text:p>21232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Протестантизм (в том числе лютеранство, баптизм, методизм и другие)</text:p>
          </table:table-cell>
          <table:table-cell office:value-type="float" office:value="21233" calcext:value-type="float">
            <text:p>21233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Православие</text:p>
          </table:table-cell>
          <table:table-cell office:value-type="float" office:value="21234" calcext:value-type="float">
            <text:p>21234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Другие христианские (свидетели Иеговы, мормоны, и другие</text:p>
          </table:table-cell>
          <table:table-cell office:value-type="float" office:value="21235" calcext:value-type="float">
            <text:p>21235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Иудаизм</text:p>
          </table:table-cell>
          <table:table-cell office:value-type="float" office:value="21236" calcext:value-type="float">
            <text:p>21236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Ислам</text:p>
          </table:table-cell>
          <table:table-cell office:value-type="float" office:value="21237" calcext:value-type="float">
            <text:p>21237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Восточные вероисповедания (буддизм, индуизм, даосизм)</text:p>
          </table:table-cell>
          <table:table-cell office:value-type="float" office:value="21238" calcext:value-type="float">
            <text:p>21238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Другая нехристианская</text:p>
          </table:table-cell>
          <table:table-cell office:value-type="float" office:value="21239" calcext:value-type="float">
            <text:p>21239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НЕ ЗНАЮ)</text:p>
          </table:table-cell>
          <table:table-cell office:value-type="float" office:value="21240" calcext:value-type="float">
            <text:p>21240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Совсем не верующий(ая)</text:p>
          </table:table-cell>
          <table:table-cell office:value-type="float" office:value="21241" calcext:value-type="float">
            <text:p>21241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21242" calcext:value-type="float">
            <text:p>2124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21243" calcext:value-type="float">
            <text:p>21243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21244" calcext:value-type="float">
            <text:p>21244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21245" calcext:value-type="float">
            <text:p>21245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21246" calcext:value-type="float">
            <text:p>2124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21247" calcext:value-type="float">
            <text:p>2124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21248" calcext:value-type="float">
            <text:p>2124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21249" calcext:value-type="float">
            <text:p>21249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21250" calcext:value-type="float">
            <text:p>2125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Очень верующий(ая)</text:p>
          </table:table-cell>
          <table:table-cell office:value-type="float" office:value="21251" calcext:value-type="float">
            <text:p>21251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НЕ ЗНАЮ)</text:p>
          </table:table-cell>
          <table:table-cell office:value-type="float" office:value="21252" calcext:value-type="float">
            <text:p>2125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SS_R05_2010_RUS_EE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Каждый день</text:p>
          </table:table-cell>
          <table:table-cell office:value-type="float" office:value="21253" calcext:value-type="float">
            <text:p>21253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Чаще чем раз в неделю</text:p>
          </table:table-cell>
          <table:table-cell office:value-type="float" office:value="21254" calcext:value-type="float">
            <text:p>21254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Раз в неделю</text:p>
          </table:table-cell>
          <table:table-cell office:value-type="float" office:value="21255" calcext:value-type="float">
            <text:p>21255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е реже чем раз в месяц</text:p>
          </table:table-cell>
          <table:table-cell office:value-type="float" office:value="21256" calcext:value-type="float">
            <text:p>21256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Только в дни религиозных праздников</text:p>
          </table:table-cell>
          <table:table-cell office:value-type="float" office:value="21257" calcext:value-type="float">
            <text:p>21257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Еще реже</text:p>
          </table:table-cell>
          <table:table-cell office:value-type="float" office:value="21258" calcext:value-type="float">
            <text:p>21258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икогда</text:p>
          </table:table-cell>
          <table:table-cell office:value-type="float" office:value="21259" calcext:value-type="float">
            <text:p>21259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НЕ ЗНАЮ)</text:p>
          </table:table-cell>
          <table:table-cell office:value-type="float" office:value="21260" calcext:value-type="float">
            <text:p>21260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аждый день</text:p>
          </table:table-cell>
          <table:table-cell office:value-type="float" office:value="21253" calcext:value-type="float">
            <text:p>21253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Чаще чем раз в неделю</text:p>
          </table:table-cell>
          <table:table-cell office:value-type="float" office:value="21254" calcext:value-type="float">
            <text:p>21254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Раз в неделю</text:p>
          </table:table-cell>
          <table:table-cell office:value-type="float" office:value="21255" calcext:value-type="float">
            <text:p>21255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е реже чем раз в месяц</text:p>
          </table:table-cell>
          <table:table-cell office:value-type="float" office:value="21256" calcext:value-type="float">
            <text:p>21256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Только в дни религиозных праздников</text:p>
          </table:table-cell>
          <table:table-cell office:value-type="float" office:value="21257" calcext:value-type="float">
            <text:p>21257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Еще реже</text:p>
          </table:table-cell>
          <table:table-cell office:value-type="float" office:value="21258" calcext:value-type="float">
            <text:p>21258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икогда</text:p>
          </table:table-cell>
          <table:table-cell office:value-type="float" office:value="21259" calcext:value-type="float">
            <text:p>21259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НЕ ЗНАЮ)</text:p>
          </table:table-cell>
          <table:table-cell office:value-type="float" office:value="21260" calcext:value-type="float">
            <text:p>21260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ESS_R05_2010_RUS_EE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Цвет кожи или раса</text:p>
          </table:table-cell>
          <table:table-cell office:value-type="float" office:value="21261" calcext:value-type="float">
            <text:p>21261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ESS_R05_2010_RUS_EE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ациональность</text:p>
          </table:table-cell>
          <table:table-cell office:value-type="float" office:value="21262" calcext:value-type="float">
            <text:p>21262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ESS_R05_2010_RUS_EE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Религия</text:p>
          </table:table-cell>
          <table:table-cell office:value-type="float" office:value="21263" calcext:value-type="float">
            <text:p>21263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ESS_R05_2010_RUS_EE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Язык</text:p>
          </table:table-cell>
          <table:table-cell office:value-type="float" office:value="21264" calcext:value-type="float">
            <text:p>21264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ESS_R05_2010_RUS_EE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Этническая группа</text:p>
          </table:table-cell>
          <table:table-cell office:value-type="float" office:value="21265" calcext:value-type="float">
            <text:p>21265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ESS_R05_2010_RUS_EE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Возраст</text:p>
          </table:table-cell>
          <table:table-cell office:value-type="float" office:value="21266" calcext:value-type="float">
            <text:p>21266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ESS_R05_2010_RUS_EE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Пол</text:p>
          </table:table-cell>
          <table:table-cell office:value-type="float" office:value="21267" calcext:value-type="float">
            <text:p>21267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ESS_R05_2010_RUS_EE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Сексуальная ориентация</text:p>
          </table:table-cell>
          <table:table-cell office:value-type="float" office:value="21268" calcext:value-type="float">
            <text:p>21268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ESS_R05_2010_RUS_EE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Инвалидность (недееспособность)</text:p>
          </table:table-cell>
          <table:table-cell office:value-type="float" office:value="21269" calcext:value-type="float">
            <text:p>21269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ESS_R05_2010_RUS_EE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Другое</text:p>
          </table:table-cell>
          <table:table-cell office:value-type="float" office:value="21270" calcext:value-type="float">
            <text:p>21270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ESS_R05_2010_RUS_EE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НЕ ЗНАЮ)</text:p>
          </table:table-cell>
          <table:table-cell office:value-type="float" office:value="21271" calcext:value-type="float">
            <text:p>21271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ESS_R05_2010_RUS_EE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Русское</text:p>
          </table:table-cell>
          <table:table-cell office:value-type="float" office:value="21272" calcext:value-type="float">
            <text:p>21272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string" calcext:value-type="string">
            <text:p>ESS_R05_2010_RUS_EE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Украинское</text:p>
          </table:table-cell>
          <table:table-cell office:value-type="float" office:value="21273" calcext:value-type="float">
            <text:p>21273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string" calcext:value-type="string">
            <text:p>ESS_R05_2010_RUS_EE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Без гражданства</text:p>
          </table:table-cell>
          <table:table-cell office:value-type="float" office:value="21274" calcext:value-type="float">
            <text:p>21274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string" calcext:value-type="string">
            <text:p>ESS_R05_2010_RUS_EE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ДРУГОЕ</text:p>
          </table:table-cell>
          <table:table-cell office:value-type="float" office:value="21275" calcext:value-type="float">
            <text:p>21275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string" calcext:value-type="string">
            <text:p>ESS_R05_2010_RUS_EE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НЕ ЗНАЮ)</text:p>
          </table:table-cell>
          <table:table-cell office:value-type="float" office:value="21276" calcext:value-type="float">
            <text:p>21276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string" calcext:value-type="string">
            <text:p>ESS_R05_2010_RUS_EE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Россия</text:p>
          </table:table-cell>
          <table:table-cell office:value-type="float" office:value="21277" calcext:value-type="float">
            <text:p>21277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Украина</text:p>
          </table:table-cell>
          <table:table-cell office:value-type="float" office:value="21278" calcext:value-type="float">
            <text:p>21278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Белоруссия</text:p>
          </table:table-cell>
          <table:table-cell office:value-type="float" office:value="21279" calcext:value-type="float">
            <text:p>21279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ДРУГОЕ</text:p>
          </table:table-cell>
          <table:table-cell office:value-type="float" office:value="21280" calcext:value-type="float">
            <text:p>21280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НЕ ЗНАЮ)</text:p>
          </table:table-cell>
          <table:table-cell office:value-type="float" office:value="21281" calcext:value-type="float">
            <text:p>21281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Эстонский</text:p>
          </table:table-cell>
          <table:table-cell office:value-type="float" office:value="21282" calcext:value-type="float">
            <text:p>21282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ESS_R05_2010_RUS_EE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Русский</text:p>
          </table:table-cell>
          <table:table-cell office:value-type="float" office:value="21283" calcext:value-type="float">
            <text:p>21283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ESS_R05_2010_RUS_EE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Украинский</text:p>
          </table:table-cell>
          <table:table-cell office:value-type="float" office:value="21284" calcext:value-type="float">
            <text:p>21284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ESS_R05_2010_RUS_EE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Белорусский</text:p>
          </table:table-cell>
          <table:table-cell office:value-type="float" office:value="21285" calcext:value-type="float">
            <text:p>21285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ESS_R05_2010_RUS_EE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ДРУГОЙ</text:p>
          </table:table-cell>
          <table:table-cell office:value-type="float" office:value="21286" calcext:value-type="float">
            <text:p>21286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ESS_R05_2010_RUS_EE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НЕ ЗНАЮ)</text:p>
          </table:table-cell>
          <table:table-cell office:value-type="float" office:value="21287" calcext:value-type="float">
            <text:p>21287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ESS_R05_2010_RUS_EE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Россия</text:p>
          </table:table-cell>
          <table:table-cell office:value-type="float" office:value="21277" calcext:value-type="float">
            <text:p>21277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Украина</text:p>
          </table:table-cell>
          <table:table-cell office:value-type="float" office:value="21278" calcext:value-type="float">
            <text:p>21278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Белоруссия</text:p>
          </table:table-cell>
          <table:table-cell office:value-type="float" office:value="21279" calcext:value-type="float">
            <text:p>21279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ДРУГОЕ</text:p>
          </table:table-cell>
          <table:table-cell office:value-type="float" office:value="21280" calcext:value-type="float">
            <text:p>21280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НЕ ЗНАЮ)</text:p>
          </table:table-cell>
          <table:table-cell office:value-type="float" office:value="21281" calcext:value-type="float">
            <text:p>21281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ВПИСАТЬ)</text:p>
          </table:table-cell>
          <table:table-cell office:value-type="float" office:value="27373" calcext:value-type="float">
            <text:p>27373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ESS_R05_2010_RUS_EE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Да</text:p>
          </table:table-cell>
          <table:table-cell office:value-type="float" office:value="27374" calcext:value-type="float">
            <text:p>27374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ESS_R05_2010_RUS_EE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Нет</text:p>
          </table:table-cell>
          <table:table-cell office:value-type="float" office:value="27375" calcext:value-type="float">
            <text:p>27375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ESS_R05_2010_RUS_EE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НЕ ЗНАЮ)</text:p>
          </table:table-cell>
          <table:table-cell office:value-type="float" office:value="27376" calcext:value-type="float">
            <text:p>27376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ESS_R05_2010_RUS_EE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Россия</text:p>
          </table:table-cell>
          <table:table-cell office:value-type="float" office:value="21277" calcext:value-type="float">
            <text:p>21277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Украина</text:p>
          </table:table-cell>
          <table:table-cell office:value-type="float" office:value="21278" calcext:value-type="float">
            <text:p>21278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Белоруссия</text:p>
          </table:table-cell>
          <table:table-cell office:value-type="float" office:value="21279" calcext:value-type="float">
            <text:p>21279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ДРУГОЕ</text:p>
          </table:table-cell>
          <table:table-cell office:value-type="float" office:value="21280" calcext:value-type="float">
            <text:p>21280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НЕ ЗНАЮ)</text:p>
          </table:table-cell>
          <table:table-cell office:value-type="float" office:value="21281" calcext:value-type="float">
            <text:p>21281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ESS_R05_2010_RUS_E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Вообще не является неправильным</text:p>
          </table:table-cell>
          <table:table-cell office:value-type="float" office:value="27377" calcext:value-type="float">
            <text:p>27377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емного неправильно</text:p>
          </table:table-cell>
          <table:table-cell office:value-type="float" office:value="27378" calcext:value-type="float">
            <text:p>27378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еправильно</text:p>
          </table:table-cell>
          <table:table-cell office:value-type="float" office:value="27379" calcext:value-type="float">
            <text:p>27379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овершенно неправильно</text:p>
          </table:table-cell>
          <table:table-cell office:value-type="float" office:value="27380" calcext:value-type="float">
            <text:p>27380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НЕ ЗНАЮ)</text:p>
          </table:table-cell>
          <table:table-cell office:value-type="float" office:value="27381" calcext:value-type="float">
            <text:p>27381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Вообще не является неправильным</text:p>
          </table:table-cell>
          <table:table-cell office:value-type="float" office:value="27377" calcext:value-type="float">
            <text:p>27377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Немного неправильно</text:p>
          </table:table-cell>
          <table:table-cell office:value-type="float" office:value="27378" calcext:value-type="float">
            <text:p>27378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Неправильно</text:p>
          </table:table-cell>
          <table:table-cell office:value-type="float" office:value="27379" calcext:value-type="float">
            <text:p>27379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Совершенно неправильно</text:p>
          </table:table-cell>
          <table:table-cell office:value-type="float" office:value="27380" calcext:value-type="float">
            <text:p>27380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НЕ ЗНАЮ)</text:p>
          </table:table-cell>
          <table:table-cell office:value-type="float" office:value="27381" calcext:value-type="float">
            <text:p>27381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Вообще не является неправильным</text:p>
          </table:table-cell>
          <table:table-cell office:value-type="float" office:value="27377" calcext:value-type="float">
            <text:p>27377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Немного неправильно</text:p>
          </table:table-cell>
          <table:table-cell office:value-type="float" office:value="27378" calcext:value-type="float">
            <text:p>27378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Неправильно</text:p>
          </table:table-cell>
          <table:table-cell office:value-type="float" office:value="27379" calcext:value-type="float">
            <text:p>27379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Совершенно неправильно</text:p>
          </table:table-cell>
          <table:table-cell office:value-type="float" office:value="27380" calcext:value-type="float">
            <text:p>27380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НЕ ЗНАЮ)</text:p>
          </table:table-cell>
          <table:table-cell office:value-type="float" office:value="27381" calcext:value-type="float">
            <text:p>27381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S_R05_2010_RUS_E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7382" calcext:value-type="float">
            <text:p>27382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Не особенно вероятно</text:p>
          </table:table-cell>
          <table:table-cell office:value-type="float" office:value="27383" calcext:value-type="float">
            <text:p>27383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Вероятно</text:p>
          </table:table-cell>
          <table:table-cell office:value-type="float" office:value="27384" calcext:value-type="float">
            <text:p>27384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7385" calcext:value-type="float">
            <text:p>2738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НЕ ЗНАЮ)</text:p>
          </table:table-cell>
          <table:table-cell office:value-type="float" office:value="27386" calcext:value-type="float">
            <text:p>2738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7382" calcext:value-type="float">
            <text:p>27382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е особенно вероятно</text:p>
          </table:table-cell>
          <table:table-cell office:value-type="float" office:value="27383" calcext:value-type="float">
            <text:p>27383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Вероятно</text:p>
          </table:table-cell>
          <table:table-cell office:value-type="float" office:value="27384" calcext:value-type="float">
            <text:p>27384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7385" calcext:value-type="float">
            <text:p>2738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НЕ ЗНАЮ)</text:p>
          </table:table-cell>
          <table:table-cell office:value-type="float" office:value="27386" calcext:value-type="float">
            <text:p>2738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7382" calcext:value-type="float">
            <text:p>27382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Не особенно вероятно</text:p>
          </table:table-cell>
          <table:table-cell office:value-type="float" office:value="27383" calcext:value-type="float">
            <text:p>27383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Вероятно</text:p>
          </table:table-cell>
          <table:table-cell office:value-type="float" office:value="27384" calcext:value-type="float">
            <text:p>27384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7385" calcext:value-type="float">
            <text:p>2738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НЕ ЗНАЮ)</text:p>
          </table:table-cell>
          <table:table-cell office:value-type="float" office:value="27386" calcext:value-type="float">
            <text:p>2738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ESS_R05_2010_RUS_E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Очень хорошо</text:p>
          </table:table-cell>
          <table:table-cell office:value-type="float" office:value="27387" calcext:value-type="float">
            <text:p>27387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ESS_R05_2010_RUS_E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Хорошo</text:p>
          </table:table-cell>
          <table:table-cell office:value-type="float" office:value="27388" calcext:value-type="float">
            <text:p>27388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ESS_R05_2010_RUS_E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Ни хорошо и ни плохо</text:p>
          </table:table-cell>
          <table:table-cell office:value-type="float" office:value="27389" calcext:value-type="float">
            <text:p>27389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ESS_R05_2010_RUS_E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лохo</text:p>
          </table:table-cell>
          <table:table-cell office:value-type="float" office:value="27390" calcext:value-type="float">
            <text:p>2739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ESS_R05_2010_RUS_E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Очень плохo</text:p>
          </table:table-cell>
          <table:table-cell office:value-type="float" office:value="27391" calcext:value-type="float">
            <text:p>27391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ESS_R05_2010_RUS_E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НЕ ЗНАЮ)</text:p>
          </table:table-cell>
          <table:table-cell office:value-type="float" office:value="27392" calcext:value-type="float">
            <text:p>27392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ESS_R05_2010_RUS_E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Очень недоволен</text:p>
          </table:table-cell>
          <table:table-cell office:value-type="float" office:value="27393" calcext:value-type="float">
            <text:p>27393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ESS_R05_2010_RUS_E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Недоволен</text:p>
          </table:table-cell>
          <table:table-cell office:value-type="float" office:value="27394" calcext:value-type="float">
            <text:p>27394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ESS_R05_2010_RUS_E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Ни то, ни другое</text:p>
          </table:table-cell>
          <table:table-cell office:value-type="float" office:value="27395" calcext:value-type="float">
            <text:p>27395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ESS_R05_2010_RUS_E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Доволен</text:p>
          </table:table-cell>
          <table:table-cell office:value-type="float" office:value="27396" calcext:value-type="float">
            <text:p>27396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ESS_R05_2010_RUS_E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Очень доволен</text:p>
          </table:table-cell>
          <table:table-cell office:value-type="float" office:value="27397" calcext:value-type="float">
            <text:p>27397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ESS_R05_2010_RUS_E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НЕ ЗНАЮ)</text:p>
          </table:table-cell>
          <table:table-cell office:value-type="float" office:value="27398" calcext:value-type="float">
            <text:p>27398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ESS_R05_2010_RUS_E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С богатыми людьми обращаeтся хуже</text:p>
          </table:table-cell>
          <table:table-cell office:value-type="float" office:value="27399" calcext:value-type="float">
            <text:p>27399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string" calcext:value-type="string">
            <text:p>ESS_R05_2010_RUS_E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С бедными людьми обращаeтся хуже</text:p>
          </table:table-cell>
          <table:table-cell office:value-type="float" office:value="27400" calcext:value-type="float">
            <text:p>27400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string" calcext:value-type="string">
            <text:p>ESS_R05_2010_RUS_E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С богатыми и бедными людьми обращаeтся одинаково</text:p>
          </table:table-cell>
          <table:table-cell office:value-type="float" office:value="27401" calcext:value-type="float">
            <text:p>27401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string" calcext:value-type="string">
            <text:p>ESS_R05_2010_RUS_E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НЕ ЗНАЮ)</text:p>
          </table:table-cell>
          <table:table-cell office:value-type="float" office:value="27402" calcext:value-type="float">
            <text:p>27402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string" calcext:value-type="string">
            <text:p>ESS_R05_2010_RUS_E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 людям, принадлежащим к другой расе или этнической группе, чем большинство жителей Эстонии, относится хуже</text:p>
          </table:table-cell>
          <table:table-cell office:value-type="float" office:value="27403" calcext:value-type="float">
            <text:p>27403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string" calcext:value-type="string">
            <text:p>ESS_R05_2010_RUS_E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 людям той же расы или этнической группы, что и большинство жителей Эстонии, относится хуже</text:p>
          </table:table-cell>
          <table:table-cell office:value-type="float" office:value="27404" calcext:value-type="float">
            <text:p>27404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string" calcext:value-type="string">
            <text:p>ESS_R05_2010_RUS_E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о всем относится одинаково не зависимо от их расы или этнической группы</text:p>
          </table:table-cell>
          <table:table-cell office:value-type="float" office:value="27405" calcext:value-type="float">
            <text:p>27405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string" calcext:value-type="string">
            <text:p>ESS_R05_2010_RUS_E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НЕ ЗНАЮ)</text:p>
          </table:table-cell>
          <table:table-cell office:value-type="float" office:value="27406" calcext:value-type="float">
            <text:p>27406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Крайне неуспешна</text:p>
          </table:table-cell>
          <table:table-cell office:value-type="float" office:value="27407" calcext:value-type="float">
            <text:p>27407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27408" calcext:value-type="float">
            <text:p>27408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27409" calcext:value-type="float">
            <text:p>27409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27410" calcext:value-type="float">
            <text:p>27410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27411" calcext:value-type="float">
            <text:p>27411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27412" calcext:value-type="float">
            <text:p>27412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27413" calcext:value-type="float">
            <text:p>27413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27414" calcext:value-type="float">
            <text:p>27414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27415" calcext:value-type="float">
            <text:p>27415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27416" calcext:value-type="float">
            <text:p>27416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Крайне успешно</text:p>
          </table:table-cell>
          <table:table-cell office:value-type="float" office:value="27417" calcext:value-type="float">
            <text:p>27417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НЕ ЗНАЮ)</text:p>
          </table:table-cell>
          <table:table-cell office:value-type="float" office:value="27418" calcext:value-type="float">
            <text:p>27418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Крайне неуспешна</text:p>
          </table:table-cell>
          <table:table-cell office:value-type="float" office:value="27407" calcext:value-type="float">
            <text:p>27407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27408" calcext:value-type="float">
            <text:p>27408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27409" calcext:value-type="float">
            <text:p>27409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27410" calcext:value-type="float">
            <text:p>27410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27411" calcext:value-type="float">
            <text:p>27411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27412" calcext:value-type="float">
            <text:p>27412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27413" calcext:value-type="float">
            <text:p>27413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27414" calcext:value-type="float">
            <text:p>27414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27415" calcext:value-type="float">
            <text:p>27415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27416" calcext:value-type="float">
            <text:p>27416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Крайне успешно</text:p>
          </table:table-cell>
          <table:table-cell office:value-type="float" office:value="27417" calcext:value-type="float">
            <text:p>27417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НЕ ЗНАЮ)</text:p>
          </table:table-cell>
          <table:table-cell office:value-type="float" office:value="27418" calcext:value-type="float">
            <text:p>27418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Крайне медленно</text:p>
          </table:table-cell>
          <table:table-cell office:value-type="float" office:value="27419" calcext:value-type="float">
            <text:p>27419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27420" calcext:value-type="float">
            <text:p>27420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27421" calcext:value-type="float">
            <text:p>27421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27422" calcext:value-type="float">
            <text:p>27422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27423" calcext:value-type="float">
            <text:p>27423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27424" calcext:value-type="float">
            <text:p>27424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27425" calcext:value-type="float">
            <text:p>27425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27426" calcext:value-type="float">
            <text:p>27426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27427" calcext:value-type="float">
            <text:p>27427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27428" calcext:value-type="float">
            <text:p>27428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Крайне быстро</text:p>
          </table:table-cell>
          <table:table-cell office:value-type="float" office:value="27429" calcext:value-type="float">
            <text:p>27429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НЕ ЗНАЮ)</text:p>
          </table:table-cell>
          <table:table-cell office:value-type="float" office:value="27430" calcext:value-type="float">
            <text:p>27430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ESS_R05_2010_RUS_E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...совсем не часто</text:p>
          </table:table-cell>
          <table:table-cell office:value-type="float" office:value="27431" calcext:value-type="float">
            <text:p>27431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ESS_R05_2010_RUS_E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не очень часто</text:p>
          </table:table-cell>
          <table:table-cell office:value-type="float" office:value="27432" calcext:value-type="float">
            <text:p>27432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ESS_R05_2010_RUS_E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часто</text:p>
          </table:table-cell>
          <table:table-cell office:value-type="float" office:value="27433" calcext:value-type="float">
            <text:p>27433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ESS_R05_2010_RUS_E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или очень часто?</text:p>
          </table:table-cell>
          <table:table-cell office:value-type="float" office:value="27434" calcext:value-type="float">
            <text:p>27434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ESS_R05_2010_RUS_E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НЕ ЗНАЮ)</text:p>
          </table:table-cell>
          <table:table-cell office:value-type="float" office:value="27435" calcext:value-type="float">
            <text:p>27435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ESS_R05_2010_RUS_E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совсем не часто</text:p>
          </table:table-cell>
          <table:table-cell office:value-type="float" office:value="27431" calcext:value-type="float">
            <text:p>27431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ESS_R05_2010_RUS_E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не очень часто</text:p>
          </table:table-cell>
          <table:table-cell office:value-type="float" office:value="27432" calcext:value-type="float">
            <text:p>27432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ESS_R05_2010_RUS_E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часто</text:p>
          </table:table-cell>
          <table:table-cell office:value-type="float" office:value="27433" calcext:value-type="float">
            <text:p>27433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ESS_R05_2010_RUS_E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или очень часто?</text:p>
          </table:table-cell>
          <table:table-cell office:value-type="float" office:value="27434" calcext:value-type="float">
            <text:p>27434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ESS_R05_2010_RUS_E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НЕ ЗНАЮ)</text:p>
          </table:table-cell>
          <table:table-cell office:value-type="float" office:value="27435" calcext:value-type="float">
            <text:p>27435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ESS_R05_2010_RUS_E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совсем не часто</text:p>
          </table:table-cell>
          <table:table-cell office:value-type="float" office:value="27436" calcext:value-type="float">
            <text:p>27436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string" calcext:value-type="string">
            <text:p>ESS_R05_2010_RUS_E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не очень часто</text:p>
          </table:table-cell>
          <table:table-cell office:value-type="float" office:value="27437" calcext:value-type="float">
            <text:p>27437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string" calcext:value-type="string">
            <text:p>ESS_R05_2010_RUS_E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часто</text:p>
          </table:table-cell>
          <table:table-cell office:value-type="float" office:value="27438" calcext:value-type="float">
            <text:p>27438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string" calcext:value-type="string">
            <text:p>ESS_R05_2010_RUS_E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или очень часто?</text:p>
          </table:table-cell>
          <table:table-cell office:value-type="float" office:value="27439" calcext:value-type="float">
            <text:p>27439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string" calcext:value-type="string">
            <text:p>ESS_R05_2010_RUS_E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Никто никогда не просит объяснить полицию её решения и действия)</text:p>
          </table:table-cell>
          <table:table-cell office:value-type="float" office:value="27440" calcext:value-type="float">
            <text:p>27440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string" calcext:value-type="string">
            <text:p>ESS_R05_2010_RUS_E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НЕ ЗНАЮ)</text:p>
          </table:table-cell>
          <table:table-cell office:value-type="float" office:value="27441" calcext:value-type="float">
            <text:p>27441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Совсем не является моей обязанностью</text:p>
          </table:table-cell>
          <table:table-cell office:value-type="float" office:value="27442" calcext:value-type="float">
            <text:p>27442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27443" calcext:value-type="float">
            <text:p>27443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27444" calcext:value-type="float">
            <text:p>27444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27445" calcext:value-type="float">
            <text:p>27445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27446" calcext:value-type="float">
            <text:p>27446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27447" calcext:value-type="float">
            <text:p>27447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27448" calcext:value-type="float">
            <text:p>27448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27449" calcext:value-type="float">
            <text:p>27449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27450" calcext:value-type="float">
            <text:p>2745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27451" calcext:value-type="float">
            <text:p>27451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Полностью является моей обязанностью</text:p>
          </table:table-cell>
          <table:table-cell office:value-type="float" office:value="27452" calcext:value-type="float">
            <text:p>27452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НЕ ЗНАЮ)</text:p>
          </table:table-cell>
          <table:table-cell office:value-type="float" office:value="27453" calcext:value-type="float">
            <text:p>27453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Совсем не является моей обязанностью</text:p>
          </table:table-cell>
          <table:table-cell office:value-type="float" office:value="27442" calcext:value-type="float">
            <text:p>27442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2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27443" calcext:value-type="float">
            <text:p>27443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2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27444" calcext:value-type="float">
            <text:p>27444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2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27445" calcext:value-type="float">
            <text:p>27445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2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27446" calcext:value-type="float">
            <text:p>27446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2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27447" calcext:value-type="float">
            <text:p>27447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2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27448" calcext:value-type="float">
            <text:p>27448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2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27449" calcext:value-type="float">
            <text:p>27449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2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27450" calcext:value-type="float">
            <text:p>2745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2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27451" calcext:value-type="float">
            <text:p>27451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Полностью является моей обязанностью</text:p>
          </table:table-cell>
          <table:table-cell office:value-type="float" office:value="27452" calcext:value-type="float">
            <text:p>27452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НЕ ЗНАЮ)</text:p>
          </table:table-cell>
          <table:table-cell office:value-type="float" office:value="27453" calcext:value-type="float">
            <text:p>27453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Совсем не является моей обязанностью</text:p>
          </table:table-cell>
          <table:table-cell office:value-type="float" office:value="27442" calcext:value-type="float">
            <text:p>27442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3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27443" calcext:value-type="float">
            <text:p>27443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3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27444" calcext:value-type="float">
            <text:p>27444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3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27445" calcext:value-type="float">
            <text:p>27445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3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27446" calcext:value-type="float">
            <text:p>27446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3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27447" calcext:value-type="float">
            <text:p>27447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3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27448" calcext:value-type="float">
            <text:p>27448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3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27449" calcext:value-type="float">
            <text:p>27449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3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27450" calcext:value-type="float">
            <text:p>2745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3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27451" calcext:value-type="float">
            <text:p>27451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Полностью является моей обязанностью</text:p>
          </table:table-cell>
          <table:table-cell office:value-type="float" office:value="27452" calcext:value-type="float">
            <text:p>27452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НЕ ЗНАЮ)</text:p>
          </table:table-cell>
          <table:table-cell office:value-type="float" office:value="27453" calcext:value-type="float">
            <text:p>27453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ESS_R05_2010_RUS_E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454" calcext:value-type="float">
            <text:p>27454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гласен(на)</text:p>
          </table:table-cell>
          <table:table-cell office:value-type="float" office:value="27455" calcext:value-type="float">
            <text:p>2745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и согласен(на), ни против этого</text:p>
          </table:table-cell>
          <table:table-cell office:value-type="float" office:value="27456" calcext:value-type="float">
            <text:p>2745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е согласен(на)</text:p>
          </table:table-cell>
          <table:table-cell office:value-type="float" office:value="27457" calcext:value-type="float">
            <text:p>2745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вершенно не согласен(на)</text:p>
          </table:table-cell>
          <table:table-cell office:value-type="float" office:value="27458" calcext:value-type="float">
            <text:p>27458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НЕ ЗНАЮ)</text:p>
          </table:table-cell>
          <table:table-cell office:value-type="float" office:value="27459" calcext:value-type="float">
            <text:p>27459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454" calcext:value-type="float">
            <text:p>27454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гласен(на)</text:p>
          </table:table-cell>
          <table:table-cell office:value-type="float" office:value="27455" calcext:value-type="float">
            <text:p>2745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и согласен(на), ни против этого</text:p>
          </table:table-cell>
          <table:table-cell office:value-type="float" office:value="27456" calcext:value-type="float">
            <text:p>2745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е согласен(на)</text:p>
          </table:table-cell>
          <table:table-cell office:value-type="float" office:value="27457" calcext:value-type="float">
            <text:p>2745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вершенно не согласен(на)</text:p>
          </table:table-cell>
          <table:table-cell office:value-type="float" office:value="27458" calcext:value-type="float">
            <text:p>27458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НЕ ЗНАЮ)</text:p>
          </table:table-cell>
          <table:table-cell office:value-type="float" office:value="27459" calcext:value-type="float">
            <text:p>27459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454" calcext:value-type="float">
            <text:p>27454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гласен(на)</text:p>
          </table:table-cell>
          <table:table-cell office:value-type="float" office:value="27455" calcext:value-type="float">
            <text:p>2745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и согласен(на), ни против этого</text:p>
          </table:table-cell>
          <table:table-cell office:value-type="float" office:value="27456" calcext:value-type="float">
            <text:p>2745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е согласен(на)</text:p>
          </table:table-cell>
          <table:table-cell office:value-type="float" office:value="27457" calcext:value-type="float">
            <text:p>2745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вершенно не согласен(на)</text:p>
          </table:table-cell>
          <table:table-cell office:value-type="float" office:value="27458" calcext:value-type="float">
            <text:p>27458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НЕ ЗНАЮ)</text:p>
          </table:table-cell>
          <table:table-cell office:value-type="float" office:value="27459" calcext:value-type="float">
            <text:p>27459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454" calcext:value-type="float">
            <text:p>27454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гласен(на)</text:p>
          </table:table-cell>
          <table:table-cell office:value-type="float" office:value="27455" calcext:value-type="float">
            <text:p>2745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и согласен(на), ни против этого</text:p>
          </table:table-cell>
          <table:table-cell office:value-type="float" office:value="27456" calcext:value-type="float">
            <text:p>2745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е согласен(на)</text:p>
          </table:table-cell>
          <table:table-cell office:value-type="float" office:value="27457" calcext:value-type="float">
            <text:p>2745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вершенно не согласен(на)</text:p>
          </table:table-cell>
          <table:table-cell office:value-type="float" office:value="27458" calcext:value-type="float">
            <text:p>27458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НЕ ЗНАЮ)</text:p>
          </table:table-cell>
          <table:table-cell office:value-type="float" office:value="27459" calcext:value-type="float">
            <text:p>27459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Никогда</text:p>
          </table:table-cell>
          <table:table-cell office:value-type="float" office:value="17744" calcext:value-type="float">
            <text:p>17744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17745" calcext:value-type="float">
            <text:p>17745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17746" calcext:value-type="float">
            <text:p>1774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17747" calcext:value-type="float">
            <text:p>17747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17748" calcext:value-type="float">
            <text:p>17748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17749" calcext:value-type="float">
            <text:p>17749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17750" calcext:value-type="float">
            <text:p>17750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17751" calcext:value-type="float">
            <text:p>17751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17752" calcext:value-type="float">
            <text:p>17752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17753" calcext:value-type="float">
            <text:p>17753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Всегда</text:p>
          </table:table-cell>
          <table:table-cell office:value-type="float" office:value="17754" calcext:value-type="float">
            <text:p>17754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НЕ ЗНАЮ)</text:p>
          </table:table-cell>
          <table:table-cell office:value-type="float" office:value="17755" calcext:value-type="float">
            <text:p>17755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Очень хорошo</text:p>
          </table:table-cell>
          <table:table-cell office:value-type="float" office:value="27460" calcext:value-type="float">
            <text:p>27460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ESS_R05_2010_RUS_E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Хорошo</text:p>
          </table:table-cell>
          <table:table-cell office:value-type="float" office:value="27461" calcext:value-type="float">
            <text:p>27461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ESS_R05_2010_RUS_E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Ни хорошo и ни плохo</text:p>
          </table:table-cell>
          <table:table-cell office:value-type="float" office:value="27462" calcext:value-type="float">
            <text:p>27462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ESS_R05_2010_RUS_E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лохо</text:p>
          </table:table-cell>
          <table:table-cell office:value-type="float" office:value="27463" calcext:value-type="float">
            <text:p>27463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ESS_R05_2010_RUS_E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Очень плохo</text:p>
          </table:table-cell>
          <table:table-cell office:value-type="float" office:value="27464" calcext:value-type="float">
            <text:p>27464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ESS_R05_2010_RUS_E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НЕ ЗНАЮ)</text:p>
          </table:table-cell>
          <table:table-cell office:value-type="float" office:value="27465" calcext:value-type="float">
            <text:p>27465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Никогда</text:p>
          </table:table-cell>
          <table:table-cell office:value-type="float" office:value="17744" calcext:value-type="float">
            <text:p>17744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float" office:value="1" calcext:value-type="float">
            <text:p>1</text:p>
          </table:table-cell>
          <table:table-cell office:value-type="float" office:value="17745" calcext:value-type="float">
            <text:p>17745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float" office:value="2" calcext:value-type="float">
            <text:p>2</text:p>
          </table:table-cell>
          <table:table-cell office:value-type="float" office:value="17746" calcext:value-type="float">
            <text:p>1774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float" office:value="3" calcext:value-type="float">
            <text:p>3</text:p>
          </table:table-cell>
          <table:table-cell office:value-type="float" office:value="17747" calcext:value-type="float">
            <text:p>17747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float" office:value="4" calcext:value-type="float">
            <text:p>4</text:p>
          </table:table-cell>
          <table:table-cell office:value-type="float" office:value="17748" calcext:value-type="float">
            <text:p>17748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float" office:value="5" calcext:value-type="float">
            <text:p>5</text:p>
          </table:table-cell>
          <table:table-cell office:value-type="float" office:value="17749" calcext:value-type="float">
            <text:p>17749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float" office:value="6" calcext:value-type="float">
            <text:p>6</text:p>
          </table:table-cell>
          <table:table-cell office:value-type="float" office:value="17750" calcext:value-type="float">
            <text:p>17750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float" office:value="7" calcext:value-type="float">
            <text:p>7</text:p>
          </table:table-cell>
          <table:table-cell office:value-type="float" office:value="17751" calcext:value-type="float">
            <text:p>17751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float" office:value="8" calcext:value-type="float">
            <text:p>8</text:p>
          </table:table-cell>
          <table:table-cell office:value-type="float" office:value="17752" calcext:value-type="float">
            <text:p>17752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float" office:value="9" calcext:value-type="float">
            <text:p>9</text:p>
          </table:table-cell>
          <table:table-cell office:value-type="float" office:value="17753" calcext:value-type="float">
            <text:p>17753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Всегда</text:p>
          </table:table-cell>
          <table:table-cell office:value-type="float" office:value="17754" calcext:value-type="float">
            <text:p>17754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НЕ ЗНАЮ)</text:p>
          </table:table-cell>
          <table:table-cell office:value-type="float" office:value="17755" calcext:value-type="float">
            <text:p>17755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Никогда</text:p>
          </table:table-cell>
          <table:table-cell office:value-type="float" office:value="17744" calcext:value-type="float">
            <text:p>17744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float" office:value="1" calcext:value-type="float">
            <text:p>1</text:p>
          </table:table-cell>
          <table:table-cell office:value-type="float" office:value="17745" calcext:value-type="float">
            <text:p>17745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float" office:value="2" calcext:value-type="float">
            <text:p>2</text:p>
          </table:table-cell>
          <table:table-cell office:value-type="float" office:value="17746" calcext:value-type="float">
            <text:p>1774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float" office:value="3" calcext:value-type="float">
            <text:p>3</text:p>
          </table:table-cell>
          <table:table-cell office:value-type="float" office:value="17747" calcext:value-type="float">
            <text:p>17747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float" office:value="4" calcext:value-type="float">
            <text:p>4</text:p>
          </table:table-cell>
          <table:table-cell office:value-type="float" office:value="17748" calcext:value-type="float">
            <text:p>17748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float" office:value="5" calcext:value-type="float">
            <text:p>5</text:p>
          </table:table-cell>
          <table:table-cell office:value-type="float" office:value="17749" calcext:value-type="float">
            <text:p>17749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float" office:value="6" calcext:value-type="float">
            <text:p>6</text:p>
          </table:table-cell>
          <table:table-cell office:value-type="float" office:value="17750" calcext:value-type="float">
            <text:p>17750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float" office:value="7" calcext:value-type="float">
            <text:p>7</text:p>
          </table:table-cell>
          <table:table-cell office:value-type="float" office:value="17751" calcext:value-type="float">
            <text:p>17751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float" office:value="8" calcext:value-type="float">
            <text:p>8</text:p>
          </table:table-cell>
          <table:table-cell office:value-type="float" office:value="17752" calcext:value-type="float">
            <text:p>17752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float" office:value="9" calcext:value-type="float">
            <text:p>9</text:p>
          </table:table-cell>
          <table:table-cell office:value-type="float" office:value="17753" calcext:value-type="float">
            <text:p>17753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Всегда</text:p>
          </table:table-cell>
          <table:table-cell office:value-type="float" office:value="17754" calcext:value-type="float">
            <text:p>17754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НЕ ЗНАЮ)</text:p>
          </table:table-cell>
          <table:table-cell office:value-type="float" office:value="17755" calcext:value-type="float">
            <text:p>17755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Более вероятно, что богатый человек будет признан виновным</text:p>
          </table:table-cell>
          <table:table-cell office:value-type="float" office:value="27466" calcext:value-type="float">
            <text:p>27466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string" calcext:value-type="string">
            <text:p>ESS_R05_2010_RUS_E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Более вероятно, что бедный человек будет признан виновным</text:p>
          </table:table-cell>
          <table:table-cell office:value-type="float" office:value="27467" calcext:value-type="float">
            <text:p>27467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string" calcext:value-type="string">
            <text:p>ESS_R05_2010_RUS_E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Оба имеют одинаковые шансы быть признанными виновными</text:p>
          </table:table-cell>
          <table:table-cell office:value-type="float" office:value="27468" calcext:value-type="float">
            <text:p>27468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string" calcext:value-type="string">
            <text:p>ESS_R05_2010_RUS_E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НЕ ЗНАЮ)</text:p>
          </table:table-cell>
          <table:table-cell office:value-type="float" office:value="27469" calcext:value-type="float">
            <text:p>27469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string" calcext:value-type="string">
            <text:p>ESS_R05_2010_RUS_E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Более вероятно, что человек, принадлежащий к другой расе или этнической группе, чем большинство жителей Эстонии, будет признан виновным</text:p>
          </table:table-cell>
          <table:table-cell office:value-type="float" office:value="27470" calcext:value-type="float">
            <text:p>27470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ESS_R05_2010_RUS_E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Более вероятно, что человек той же расы или этнической группы, что и большинство жителей Эстонии, будет признан виновным</text:p>
          </table:table-cell>
          <table:table-cell office:value-type="float" office:value="27471" calcext:value-type="float">
            <text:p>27471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ESS_R05_2010_RUS_E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Оба имеют одинаковые шансы быть признанными виновными</text:p>
          </table:table-cell>
          <table:table-cell office:value-type="float" office:value="27472" calcext:value-type="float">
            <text:p>27472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ESS_R05_2010_RUS_E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НЕ ЗНАЮ)</text:p>
          </table:table-cell>
          <table:table-cell office:value-type="float" office:value="27473" calcext:value-type="float">
            <text:p>27473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Никогда</text:p>
          </table:table-cell>
          <table:table-cell office:value-type="float" office:value="17744" calcext:value-type="float">
            <text:p>17744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17745" calcext:value-type="float">
            <text:p>17745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17746" calcext:value-type="float">
            <text:p>1774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17747" calcext:value-type="float">
            <text:p>17747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17748" calcext:value-type="float">
            <text:p>17748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17749" calcext:value-type="float">
            <text:p>17749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17750" calcext:value-type="float">
            <text:p>17750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17751" calcext:value-type="float">
            <text:p>17751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17752" calcext:value-type="float">
            <text:p>17752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17753" calcext:value-type="float">
            <text:p>17753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Всегда</text:p>
          </table:table-cell>
          <table:table-cell office:value-type="float" office:value="17754" calcext:value-type="float">
            <text:p>17754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НЕ ЗНАЮ)</text:p>
          </table:table-cell>
          <table:table-cell office:value-type="float" office:value="17755" calcext:value-type="float">
            <text:p>17755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ESS_R05_2010_RUS_E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454" calcext:value-type="float">
            <text:p>27454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Согласен(на)</text:p>
          </table:table-cell>
          <table:table-cell office:value-type="float" office:value="27455" calcext:value-type="float">
            <text:p>2745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Ни согласен(на), ни против этого</text:p>
          </table:table-cell>
          <table:table-cell office:value-type="float" office:value="27456" calcext:value-type="float">
            <text:p>2745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Не согласен(на)</text:p>
          </table:table-cell>
          <table:table-cell office:value-type="float" office:value="27457" calcext:value-type="float">
            <text:p>2745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Совершенно не согласен(на)</text:p>
          </table:table-cell>
          <table:table-cell office:value-type="float" office:value="27458" calcext:value-type="float">
            <text:p>27458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НЕ ЗНАЮ)</text:p>
          </table:table-cell>
          <table:table-cell office:value-type="float" office:value="27459" calcext:value-type="float">
            <text:p>27459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454" calcext:value-type="float">
            <text:p>27454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Согласен(на)</text:p>
          </table:table-cell>
          <table:table-cell office:value-type="float" office:value="27455" calcext:value-type="float">
            <text:p>2745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Ни согласен(на), ни против этого</text:p>
          </table:table-cell>
          <table:table-cell office:value-type="float" office:value="27456" calcext:value-type="float">
            <text:p>2745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Не согласен(на)</text:p>
          </table:table-cell>
          <table:table-cell office:value-type="float" office:value="27457" calcext:value-type="float">
            <text:p>2745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Совершенно не согласен(на)</text:p>
          </table:table-cell>
          <table:table-cell office:value-type="float" office:value="27458" calcext:value-type="float">
            <text:p>27458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НЕ ЗНАЮ)</text:p>
          </table:table-cell>
          <table:table-cell office:value-type="float" office:value="27459" calcext:value-type="float">
            <text:p>27459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454" calcext:value-type="float">
            <text:p>27454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Согласен(на)</text:p>
          </table:table-cell>
          <table:table-cell office:value-type="float" office:value="27455" calcext:value-type="float">
            <text:p>2745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Ни согласен(на), ни против этого</text:p>
          </table:table-cell>
          <table:table-cell office:value-type="float" office:value="27456" calcext:value-type="float">
            <text:p>2745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Не согласен(на)</text:p>
          </table:table-cell>
          <table:table-cell office:value-type="float" office:value="27457" calcext:value-type="float">
            <text:p>2745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Совершенно не согласен(на)</text:p>
          </table:table-cell>
          <table:table-cell office:value-type="float" office:value="27458" calcext:value-type="float">
            <text:p>27458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НЕ ЗНАЮ)</text:p>
          </table:table-cell>
          <table:table-cell office:value-type="float" office:value="27459" calcext:value-type="float">
            <text:p>27459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454" calcext:value-type="float">
            <text:p>27454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Согласен(на)</text:p>
          </table:table-cell>
          <table:table-cell office:value-type="float" office:value="27455" calcext:value-type="float">
            <text:p>2745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Ни согласен(на), ни против этого</text:p>
          </table:table-cell>
          <table:table-cell office:value-type="float" office:value="27456" calcext:value-type="float">
            <text:p>2745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Не согласен(на)</text:p>
          </table:table-cell>
          <table:table-cell office:value-type="float" office:value="27457" calcext:value-type="float">
            <text:p>2745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Совершенно не согласен(на)</text:p>
          </table:table-cell>
          <table:table-cell office:value-type="float" office:value="27458" calcext:value-type="float">
            <text:p>27458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НЕ ЗНАЮ)</text:p>
          </table:table-cell>
          <table:table-cell office:value-type="float" office:value="27459" calcext:value-type="float">
            <text:p>27459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454" calcext:value-type="float">
            <text:p>27454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Согласен(на)</text:p>
          </table:table-cell>
          <table:table-cell office:value-type="float" office:value="27455" calcext:value-type="float">
            <text:p>2745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и согласен(на), ни против этого</text:p>
          </table:table-cell>
          <table:table-cell office:value-type="float" office:value="27456" calcext:value-type="float">
            <text:p>2745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е согласен(на)</text:p>
          </table:table-cell>
          <table:table-cell office:value-type="float" office:value="27457" calcext:value-type="float">
            <text:p>2745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Совершенно не согласен(на)</text:p>
          </table:table-cell>
          <table:table-cell office:value-type="float" office:value="27458" calcext:value-type="float">
            <text:p>27458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НЕ ЗНАЮ)</text:p>
          </table:table-cell>
          <table:table-cell office:value-type="float" office:value="27459" calcext:value-type="float">
            <text:p>27459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Полностью согласен(на)</text:p>
          </table:table-cell>
          <table:table-cell office:value-type="float" office:value="27454" calcext:value-type="float">
            <text:p>27454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Согласен(на)</text:p>
          </table:table-cell>
          <table:table-cell office:value-type="float" office:value="27455" calcext:value-type="float">
            <text:p>2745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и согласен(на), ни против этого</text:p>
          </table:table-cell>
          <table:table-cell office:value-type="float" office:value="27456" calcext:value-type="float">
            <text:p>2745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е согласен(на)</text:p>
          </table:table-cell>
          <table:table-cell office:value-type="float" office:value="27457" calcext:value-type="float">
            <text:p>2745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Совершенно не согласен(на)</text:p>
          </table:table-cell>
          <table:table-cell office:value-type="float" office:value="27458" calcext:value-type="float">
            <text:p>27458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НЕ ЗНАЮ)</text:p>
          </table:table-cell>
          <table:table-cell office:value-type="float" office:value="27459" calcext:value-type="float">
            <text:p>27459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SS_R05_2010_RUS_E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Тюремное заключение/ лишение свободы</text:p>
          </table:table-cell>
          <table:table-cell office:value-type="float" office:value="27474" calcext:value-type="float">
            <text:p>27474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string" calcext:value-type="string">
            <text:p>ESS_R05_2010_RUS_E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Условное тюремное заключение</text:p>
          </table:table-cell>
          <table:table-cell office:value-type="float" office:value="27475" calcext:value-type="float">
            <text:p>27475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string" calcext:value-type="string">
            <text:p>ESS_R05_2010_RUS_E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Штраф</text:p>
          </table:table-cell>
          <table:table-cell office:value-type="float" office:value="27476" calcext:value-type="float">
            <text:p>27476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string" calcext:value-type="string">
            <text:p>ESS_R05_2010_RUS_E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Общественные работы</text:p>
          </table:table-cell>
          <table:table-cell office:value-type="float" office:value="27477" calcext:value-type="float">
            <text:p>27477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string" calcext:value-type="string">
            <text:p>ESS_R05_2010_RUS_E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Любое другое наказание</text:p>
          </table:table-cell>
          <table:table-cell office:value-type="float" office:value="27478" calcext:value-type="float">
            <text:p>27478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string" calcext:value-type="string">
            <text:p>ESS_R05_2010_RUS_E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НЕ ЗНАЮ)</text:p>
          </table:table-cell>
          <table:table-cell office:value-type="float" office:value="27479" calcext:value-type="float">
            <text:p>27479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1-3 месяца</text:p>
          </table:table-cell>
          <table:table-cell office:value-type="float" office:value="27480" calcext:value-type="float">
            <text:p>27480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4-6 месяцев</text:p>
          </table:table-cell>
          <table:table-cell office:value-type="float" office:value="27481" calcext:value-type="float">
            <text:p>27481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7– 11 месяцев</text:p>
          </table:table-cell>
          <table:table-cell office:value-type="float" office:value="27482" calcext:value-type="float">
            <text:p>27482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1 года</text:p>
          </table:table-cell>
          <table:table-cell office:value-type="float" office:value="27483" calcext:value-type="float">
            <text:p>27483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2 лет</text:p>
          </table:table-cell>
          <table:table-cell office:value-type="float" office:value="27484" calcext:value-type="float">
            <text:p>27484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3 лет</text:p>
          </table:table-cell>
          <table:table-cell office:value-type="float" office:value="27485" calcext:value-type="float">
            <text:p>27485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4 лет</text:p>
          </table:table-cell>
          <table:table-cell office:value-type="float" office:value="27486" calcext:value-type="float">
            <text:p>27486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5 лет</text:p>
          </table:table-cell>
          <table:table-cell office:value-type="float" office:value="27487" calcext:value-type="float">
            <text:p>27487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6-10 лет</text:p>
          </table:table-cell>
          <table:table-cell office:value-type="float" office:value="27488" calcext:value-type="float">
            <text:p>27488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Более 10 лет</text:p>
          </table:table-cell>
          <table:table-cell office:value-type="float" office:value="27489" calcext:value-type="float">
            <text:p>27489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НЕ ЗНАЮ)</text:p>
          </table:table-cell>
          <table:table-cell office:value-type="float" office:value="27490" calcext:value-type="float">
            <text:p>27490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ESS_R05_2010_RUS_E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...совсем не вероятно</text:p>
          </table:table-cell>
          <table:table-cell office:value-type="float" office:value="27491" calcext:value-type="float">
            <text:p>27491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string" calcext:value-type="string">
            <text:p>ESS_R05_2010_RUS_E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е очень вероятно</text:p>
          </table:table-cell>
          <table:table-cell office:value-type="float" office:value="27492" calcext:value-type="float">
            <text:p>27492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string" calcext:value-type="string">
            <text:p>ESS_R05_2010_RUS_E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вероятно</text:p>
          </table:table-cell>
          <table:table-cell office:value-type="float" office:value="27493" calcext:value-type="float">
            <text:p>27493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string" calcext:value-type="string">
            <text:p>ESS_R05_2010_RUS_E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или очень вероятно?</text:p>
          </table:table-cell>
          <table:table-cell office:value-type="float" office:value="27494" calcext:value-type="float">
            <text:p>27494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string" calcext:value-type="string">
            <text:p>ESS_R05_2010_RUS_E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НЕ ЗНАЮ)</text:p>
          </table:table-cell>
          <table:table-cell office:value-type="float" office:value="27495" calcext:value-type="float">
            <text:p>27495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string" calcext:value-type="string">
            <text:p>ESS_R05_2010_RUS_E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... совсем не согласились</text:p>
          </table:table-cell>
          <table:table-cell office:value-type="float" office:value="27496" calcext:value-type="float">
            <text:p>27496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ESS_R05_2010_RUS_E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е особенно согласились</text:p>
          </table:table-cell>
          <table:table-cell office:value-type="float" office:value="27497" calcext:value-type="float">
            <text:p>27497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ESS_R05_2010_RUS_E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согласились</text:p>
          </table:table-cell>
          <table:table-cell office:value-type="float" office:value="27498" calcext:value-type="float">
            <text:p>27498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ESS_R05_2010_RUS_E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охотно согласились?</text:p>
          </table:table-cell>
          <table:table-cell office:value-type="float" office:value="27499" calcext:value-type="float">
            <text:p>27499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ESS_R05_2010_RUS_E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НЕ ЗНАЮ)</text:p>
          </table:table-cell>
          <table:table-cell office:value-type="float" office:value="27500" calcext:value-type="float">
            <text:p>27500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ESS_R05_2010_RUS_E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... совсем не согласились</text:p>
          </table:table-cell>
          <table:table-cell office:value-type="float" office:value="27496" calcext:value-type="float">
            <text:p>27496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ESS_R05_2010_RUS_E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е особенно согласились</text:p>
          </table:table-cell>
          <table:table-cell office:value-type="float" office:value="27497" calcext:value-type="float">
            <text:p>27497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ESS_R05_2010_RUS_E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согласились</text:p>
          </table:table-cell>
          <table:table-cell office:value-type="float" office:value="27498" calcext:value-type="float">
            <text:p>27498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ESS_R05_2010_RUS_E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охотно согласились?</text:p>
          </table:table-cell>
          <table:table-cell office:value-type="float" office:value="27499" calcext:value-type="float">
            <text:p>27499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ESS_R05_2010_RUS_E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НЕ ЗНАЮ)</text:p>
          </table:table-cell>
          <table:table-cell office:value-type="float" office:value="27500" calcext:value-type="float">
            <text:p>27500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ESS_R05_2010_RUS_E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Ни разу</text:p>
          </table:table-cell>
          <table:table-cell office:value-type="float" office:value="27501" calcext:value-type="float">
            <text:p>27501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Один раз</text:p>
          </table:table-cell>
          <table:table-cell office:value-type="float" office:value="27502" calcext:value-type="float">
            <text:p>27502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Два раза</text:p>
          </table:table-cell>
          <table:table-cell office:value-type="float" office:value="27503" calcext:value-type="float">
            <text:p>27503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3 или 4 раза</text:p>
          </table:table-cell>
          <table:table-cell office:value-type="float" office:value="27504" calcext:value-type="float">
            <text:p>27504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<text:s/>раз или более</text:p>
          </table:table-cell>
          <table:table-cell office:value-type="float" office:value="27505" calcext:value-type="float">
            <text:p>27505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НЕ ЗНАЮ)</text:p>
          </table:table-cell>
          <table:table-cell office:value-type="float" office:value="27506" calcext:value-type="float">
            <text:p>27506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Ни разу</text:p>
          </table:table-cell>
          <table:table-cell office:value-type="float" office:value="27501" calcext:value-type="float">
            <text:p>27501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Один раз</text:p>
          </table:table-cell>
          <table:table-cell office:value-type="float" office:value="27502" calcext:value-type="float">
            <text:p>27502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Два раза</text:p>
          </table:table-cell>
          <table:table-cell office:value-type="float" office:value="27503" calcext:value-type="float">
            <text:p>27503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3 или 4 раза</text:p>
          </table:table-cell>
          <table:table-cell office:value-type="float" office:value="27504" calcext:value-type="float">
            <text:p>27504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<text:s/>раз или более</text:p>
          </table:table-cell>
          <table:table-cell office:value-type="float" office:value="27505" calcext:value-type="float">
            <text:p>27505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НЕ ЗНАЮ)</text:p>
          </table:table-cell>
          <table:table-cell office:value-type="float" office:value="27506" calcext:value-type="float">
            <text:p>27506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Ни разу</text:p>
          </table:table-cell>
          <table:table-cell office:value-type="float" office:value="27501" calcext:value-type="float">
            <text:p>27501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Один раз</text:p>
          </table:table-cell>
          <table:table-cell office:value-type="float" office:value="27502" calcext:value-type="float">
            <text:p>27502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Два раза</text:p>
          </table:table-cell>
          <table:table-cell office:value-type="float" office:value="27503" calcext:value-type="float">
            <text:p>27503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3 или 4 раза</text:p>
          </table:table-cell>
          <table:table-cell office:value-type="float" office:value="27504" calcext:value-type="float">
            <text:p>27504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раз или более</text:p>
          </table:table-cell>
          <table:table-cell office:value-type="float" office:value="27505" calcext:value-type="float">
            <text:p>27505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НЕ ЗНАЮ)</text:p>
          </table:table-cell>
          <table:table-cell office:value-type="float" office:value="27506" calcext:value-type="float">
            <text:p>27506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ESS_R05_2010_RUS_EE_13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3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Супруг/супруга/спутн ик(спутница) жизни</text:p>
          </table:table-cell>
          <table:table-cell office:value-type="float" office:value="21602" calcext:value-type="float">
            <text:p>21602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ESS_R05_2010_RUS_E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Сын/дочь (включая приемный сын/дочь, ребенок супруга/ супруги/спутника(спу тницы) жизни)</text:p>
          </table:table-cell>
          <table:table-cell office:value-type="float" office:value="21603" calcext:value-type="float">
            <text:p>21603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ESS_R05_2010_RUS_E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Родитель, теща/тесть/свекровь /свекор, родитель спутника(спутницы) жизни, приемный</text:p>
          </table:table-cell>
          <table:table-cell office:value-type="float" office:value="21604" calcext:value-type="float">
            <text:p>21604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ESS_R05_2010_RUS_E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одитель</text:p>
          </table:table-cell>
          <table:table-cell office:value-type="float" office:value="21605" calcext:value-type="float">
            <text:p>21605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ESS_R05_2010_RUS_E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Брат/сестра (включая приемный/ая, сводный/ая брат/сестра)</text:p>
          </table:table-cell>
          <table:table-cell office:value-type="float" office:value="21606" calcext:value-type="float">
            <text:p>21606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ESS_R05_2010_RUS_E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й родственник</text:p>
          </table:table-cell>
          <table:table-cell office:value-type="float" office:value="21607" calcext:value-type="float">
            <text:p>21607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ESS_R05_2010_RUS_E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й не родной человек</text:p>
          </table:table-cell>
          <table:table-cell office:value-type="float" office:value="21608" calcext:value-type="float">
            <text:p>21608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ESS_R05_2010_RUS_E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НЕ ЗНАЮ)</text:p>
          </table:table-cell>
          <table:table-cell office:value-type="float" office:value="21609" calcext:value-type="float">
            <text:p>21609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ESS_R05_2010_RUS_E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Официально женаты</text:p>
          </table:table-cell>
          <table:table-cell office:value-type="float" office:value="27507" calcext:value-type="float">
            <text:p>27507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string" calcext:value-type="string">
            <text:p>ESS_R05_2010_RUS_E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вободный брак, который не признан официально</text:p>
          </table:table-cell>
          <table:table-cell office:value-type="float" office:value="27508" calcext:value-type="float">
            <text:p>27508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string" calcext:value-type="string">
            <text:p>ESS_R05_2010_RUS_E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вободный брак, который признан официально</text:p>
          </table:table-cell>
          <table:table-cell office:value-type="float" office:value="27509" calcext:value-type="float">
            <text:p>27509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string" calcext:value-type="string">
            <text:p>ESS_R05_2010_RUS_E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Официально pазведены</text:p>
          </table:table-cell>
          <table:table-cell office:value-type="float" office:value="27510" calcext:value-type="float">
            <text:p>2751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string" calcext:value-type="string">
            <text:p>ESS_R05_2010_RUS_E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НЕ ЗНАЮ)</text:p>
          </table:table-cell>
          <table:table-cell office:value-type="float" office:value="27511" calcext:value-type="float">
            <text:p>27511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string" calcext:value-type="string">
            <text:p>ESS_R05_2010_RUS_EE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Официальный брак</text:p>
          </table:table-cell>
          <table:table-cell office:value-type="float" office:value="27512" calcext:value-type="float">
            <text:p>27512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string" calcext:value-type="string">
            <text:p>ESS_R05_2010_RUS_E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Официально разведены</text:p>
          </table:table-cell>
          <table:table-cell office:value-type="float" office:value="27513" calcext:value-type="float">
            <text:p>27513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string" calcext:value-type="string">
            <text:p>ESS_R05_2010_RUS_E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Овдовел(а)</text:p>
          </table:table-cell>
          <table:table-cell office:value-type="float" office:value="27514" calcext:value-type="float">
            <text:p>27514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string" calcext:value-type="string">
            <text:p>ESS_R05_2010_RUS_E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Ничего из предложенного (НИКОГДА не состояли в браке)</text:p>
          </table:table-cell>
          <table:table-cell office:value-type="float" office:value="27515" calcext:value-type="float">
            <text:p>27515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string" calcext:value-type="string">
            <text:p>ESS_R05_2010_RUS_E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НЕ ЗНАЮ)</text:p>
          </table:table-cell>
          <table:table-cell office:value-type="float" office:value="27516" calcext:value-type="float">
            <text:p>27516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string" calcext:value-type="string">
            <text:p>ESS_R05_2010_RUS_EE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38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38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38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Большой город</text:p>
          </table:table-cell>
          <table:table-cell office:value-type="float" office:value="21610" calcext:value-type="float">
            <text:p>2161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ESS_R05_2010_RUS_E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Пригород или окраина большого города</text:p>
          </table:table-cell>
          <table:table-cell office:value-type="float" office:value="21611" calcext:value-type="float">
            <text:p>21611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ESS_R05_2010_RUS_E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Небольшой город</text:p>
          </table:table-cell>
          <table:table-cell office:value-type="float" office:value="21612" calcext:value-type="float">
            <text:p>21612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ESS_R05_2010_RUS_E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Село / деревня</text:p>
          </table:table-cell>
          <table:table-cell office:value-type="float" office:value="21613" calcext:value-type="float">
            <text:p>21613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ESS_R05_2010_RUS_E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Ферма/хутор или дом в деревне</text:p>
          </table:table-cell>
          <table:table-cell office:value-type="float" office:value="21614" calcext:value-type="float">
            <text:p>21614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ESS_R05_2010_RUS_E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НЕ ЗНАЮ)</text:p>
          </table:table-cell>
          <table:table-cell office:value-type="float" office:value="21615" calcext:value-type="float">
            <text:p>21615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Без начального образования (менее 4 классов)</text:p>
          </table:table-cell>
          <table:table-cell office:value-type="float" office:value="27517" calcext:value-type="float">
            <text:p>27517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Законченное начальное образование (4-6 классов)</text:p>
          </table:table-cell>
          <table:table-cell office:value-type="float" office:value="27518" calcext:value-type="float">
            <text:p>27518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рофессиональнaя обучения, при котором не требовалось начальное образование</text:p>
          </table:table-cell>
          <table:table-cell office:value-type="float" office:value="27519" calcext:value-type="float">
            <text:p>27519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Законченное основное, или „восьмилетнее“ образование (7-9 классов)</text:p>
          </table:table-cell>
          <table:table-cell office:value-type="float" office:value="27520" calcext:value-type="float">
            <text:p>27520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Менее 2 лет профессионального образования на базе основного образования</text:p>
          </table:table-cell>
          <table:table-cell office:value-type="float" office:value="27521" calcext:value-type="float">
            <text:p>27521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2 и более лет профессионального образования на базе основного образования</text:p>
          </table:table-cell>
          <table:table-cell office:value-type="float" office:value="27522" calcext:value-type="float">
            <text:p>27522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рофессиональное образование вместе с получением среднего образования Средне-специальное или техникум на базе основного образования (на базе основной школы)</text:p>
          </table:table-cell>
          <table:table-cell office:value-type="float" office:value="27523" calcext:value-type="float">
            <text:p>27523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Законченное среднее образование</text:p>
          </table:table-cell>
          <table:table-cell office:value-type="float" office:value="27524" calcext:value-type="float">
            <text:p>27524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рофессиональное образование на базе среднего или средне-специальное образование или профессиональное среднее образование на базе среднего образования</text:p>
          </table:table-cell>
          <table:table-cell office:value-type="float" office:value="27525" calcext:value-type="float">
            <text:p>27525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До 2 лет обучения в профессиональном ВУЗе на базе среднего образования, обучения в прикладном ВУЗе, но не степень бакалавра</text:p>
          </table:table-cell>
          <table:table-cell office:value-type="float" office:value="27526" calcext:value-type="float">
            <text:p>27526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Диплом или степень бакалавра, полученные после 3-4 лет обучения в профессиональном ВУЗе или прикладном ВУЗе</text:p>
          </table:table-cell>
          <table:table-cell office:value-type="float" office:value="27527" calcext:value-type="float">
            <text:p>27527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Степень бакалавра, полученная в университете (3-4 года обучения)</text:p>
          </table:table-cell>
          <table:table-cell office:value-type="float" office:value="27528" calcext:value-type="float">
            <text:p>27528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Степень магистра, полученная в прикладном ВУЗе или профессиональном ВУЗе</text:p>
          </table:table-cell>
          <table:table-cell office:value-type="float" office:value="27529" calcext:value-type="float">
            <text:p>27529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Степень магистра, полученная в университете (по системе 3+2 или 4+2, 5+4, в том числе интегрированное обучение на степень бакалавра и магистра), диплом врача, до 1992 года начатое высшее образование (обучение дипломированного специалиста)</text:p>
          </table:table-cell>
          <table:table-cell office:value-type="float" office:value="27530" calcext:value-type="float">
            <text:p>27530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Докторская степень (в том числе степень кандидата наук)</text:p>
          </table:table-cell>
          <table:table-cell office:value-type="float" office:value="27531" calcext:value-type="float">
            <text:p>27531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НЕ ЗНАЮ)</text:p>
          </table:table-cell>
          <table:table-cell office:value-type="float" office:value="27532" calcext:value-type="float">
            <text:p>27532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ESS_R05_2010_RUS_EE_14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На оплачиваемой работе или временно удален(а)/в отпуске (наемный работник, частный</text:p>
          </table:table-cell>
          <table:table-cell office:value-type="float" office:value="27533" calcext:value-type="float">
            <text:p>27533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ESS_R05_2010_RUS_EE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предприниматель, работаете в семейном деле)</text:p>
          </table:table-cell>
          <table:table-cell office:value-type="float" office:value="27534" calcext:value-type="float">
            <text:p>27534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ESS_R05_2010_RUS_EE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На обучении (не оплачиваемом работодателем), даже если на каникулах</text:p>
          </table:table-cell>
          <table:table-cell office:value-type="float" office:value="27535" calcext:value-type="float">
            <text:p>27535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ESS_R05_2010_RUS_EE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Безработный/ая и активно ищете работу</text:p>
          </table:table-cell>
          <table:table-cell office:value-type="float" office:value="27536" calcext:value-type="float">
            <text:p>27536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ESS_R05_2010_RUS_EE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Безработный/ая, но не ищете активно работу</text:p>
          </table:table-cell>
          <table:table-cell office:value-type="float" office:value="27537" calcext:value-type="float">
            <text:p>27537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ESS_R05_2010_RUS_EE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27538" calcext:value-type="float">
            <text:p>27538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ESS_R05_2010_RUS_EE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На пенсии</text:p>
          </table:table-cell>
          <table:table-cell office:value-type="float" office:value="27539" calcext:value-type="float">
            <text:p>27539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ESS_R05_2010_RUS_EE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На общественной или военной службе</text:p>
          </table:table-cell>
          <table:table-cell office:value-type="float" office:value="27540" calcext:value-type="float">
            <text:p>27540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ESS_R05_2010_RUS_EE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Домохозяйка, ухаживаете за детьми или другими людьми</text:p>
          </table:table-cell>
          <table:table-cell office:value-type="float" office:value="27541" calcext:value-type="float">
            <text:p>27541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ESS_R05_2010_RUS_EE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<text:s/>(ДРУГОЕ)</text:p>
          </table:table-cell>
          <table:table-cell office:value-type="float" office:value="27542" calcext:value-type="float">
            <text:p>27542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ESS_R05_2010_RUS_EE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(НЕ ЗНАЮ)</text:p>
          </table:table-cell>
          <table:table-cell office:value-type="float" office:value="27543" calcext:value-type="float">
            <text:p>27543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ESS_R05_2010_RUS_EE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На оплачиваемой работе или временно удален(а)/в отпуске (наемный работник, частный <text:s/>предприниматель, работаете в семейном деле)</text:p>
          </table:table-cell>
          <table:table-cell office:value-type="float" office:value="27544" calcext:value-type="float">
            <text:p>27544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ESS_R05_2010_RUS_EE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На обучении (не оплачиваемом работодателем), даже если на каникулах</text:p>
          </table:table-cell>
          <table:table-cell office:value-type="float" office:value="27545" calcext:value-type="float">
            <text:p>27545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ESS_R05_2010_RUS_EE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Безработный/ая и активно ищете работу</text:p>
          </table:table-cell>
          <table:table-cell office:value-type="float" office:value="27546" calcext:value-type="float">
            <text:p>27546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ESS_R05_2010_RUS_EE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Безработный/ая, но не ищете активно работу</text:p>
          </table:table-cell>
          <table:table-cell office:value-type="float" office:value="27547" calcext:value-type="float">
            <text:p>27547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ESS_R05_2010_RUS_EE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27548" calcext:value-type="float">
            <text:p>27548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ESS_R05_2010_RUS_EE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На пенсии</text:p>
          </table:table-cell>
          <table:table-cell office:value-type="float" office:value="27549" calcext:value-type="float">
            <text:p>27549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ESS_R05_2010_RUS_EE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На общественной или военной службе</text:p>
          </table:table-cell>
          <table:table-cell office:value-type="float" office:value="27550" calcext:value-type="float">
            <text:p>27550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ESS_R05_2010_RUS_EE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Домохозяйка, ухаживаете за детьми или другими людьми</text:p>
          </table:table-cell>
          <table:table-cell office:value-type="float" office:value="27551" calcext:value-type="float">
            <text:p>27551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ESS_R05_2010_RUS_EE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<text:s/>(ДРУГОЕ)</text:p>
          </table:table-cell>
          <table:table-cell office:value-type="float" office:value="27552" calcext:value-type="float">
            <text:p>27552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ESS_R05_2010_RUS_EE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(НЕ ЗНАЮ)</text:p>
          </table:table-cell>
          <table:table-cell office:value-type="float" office:value="27553" calcext:value-type="float">
            <text:p>27553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ESS_R05_2010_RUS_EE_14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4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4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4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4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4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46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наемный работник,</text:p>
          </table:table-cell>
          <table:table-cell office:value-type="float" office:value="27554" calcext:value-type="float">
            <text:p>27554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string" calcext:value-type="string">
            <text:p>ESS_R05_2010_RUS_EE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частный предприниматель,</text:p>
          </table:table-cell>
          <table:table-cell office:value-type="float" office:value="27555" calcext:value-type="float">
            <text:p>27555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string" calcext:value-type="string">
            <text:p>ESS_R05_2010_RUS_EE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или работал(а) в собственном семейном деле?</text:p>
          </table:table-cell>
          <table:table-cell office:value-type="float" office:value="27556" calcext:value-type="float">
            <text:p>27556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string" calcext:value-type="string">
            <text:p>ESS_R05_2010_RUS_EE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<text:s/>F22</text:p>
          </table:table-cell>
          <table:table-cell office:value-type="float" office:value="27557" calcext:value-type="float">
            <text:p>27557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string" calcext:value-type="string">
            <text:p>ESS_R05_2010_RUS_EE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{QUESTION}</text:p>
          </table:table-cell>
          <table:table-cell office:value-type="float" office:value="27558" calcext:value-type="float">
            <text:p>27558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string" calcext:value-type="string">
            <text:p>ESS_R05_2010_RUS_EE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Сколько работников было у Вас (если были)?</text:p>
          </table:table-cell>
          <table:table-cell office:value-type="float" office:value="27559" calcext:value-type="float">
            <text:p>27559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string" calcext:value-type="string">
            <text:p>ESS_R05_2010_RUS_EE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NaN</text:p>
          </table:table-cell>
          <table:table-cell office:value-type="float" office:value="27560" calcext:value-type="float">
            <text:p>27560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string" calcext:value-type="string">
            <text:p>ESS_R05_2010_RUS_EE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НЕ ЗНАЮ)</text:p>
          </table:table-cell>
          <table:table-cell office:value-type="float" office:value="27561" calcext:value-type="float">
            <text:p>27561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string" calcext:value-type="string">
            <text:p>ESS_R05_2010_RUS_EE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...постоянный</text:p>
          </table:table-cell>
          <table:table-cell office:value-type="float" office:value="27562" calcext:value-type="float">
            <text:p>27562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string" calcext:value-type="string">
            <text:p>ESS_R05_2010_RUS_EE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<text:s/>временный</text:p>
          </table:table-cell>
          <table:table-cell office:value-type="float" office:value="27563" calcext:value-type="float">
            <text:p>27563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string" calcext:value-type="string">
            <text:p>ESS_R05_2010_RUS_EE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<text:s/>или у Вас нет/не было рабочего договора?</text:p>
          </table:table-cell>
          <table:table-cell office:value-type="float" office:value="27564" calcext:value-type="float">
            <text:p>27564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string" calcext:value-type="string">
            <text:p>ESS_R05_2010_RUS_EE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НЕ ЗНАЮ)</text:p>
          </table:table-cell>
          <table:table-cell office:value-type="float" office:value="27565" calcext:value-type="float">
            <text:p>27565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string" calcext:value-type="string">
            <text:p>ESS_R05_2010_RUS_EE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...временная работа или работа на срок до 12 месяцев,</text:p>
          </table:table-cell>
          <table:table-cell office:value-type="float" office:value="27566" calcext:value-type="float">
            <text:p>27566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string" calcext:value-type="string">
            <text:p>ESS_R05_2010_RUS_EE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временная работа или работа на срок более 12 месяцев,</text:p>
          </table:table-cell>
          <table:table-cell office:value-type="float" office:value="27567" calcext:value-type="float">
            <text:p>27567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string" calcext:value-type="string">
            <text:p>ESS_R05_2010_RUS_EE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или бессрочная работа?</text:p>
          </table:table-cell>
          <table:table-cell office:value-type="float" office:value="27568" calcext:value-type="float">
            <text:p>27568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string" calcext:value-type="string">
            <text:p>ESS_R05_2010_RUS_EE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(НЕ ЗНАЮ)</text:p>
          </table:table-cell>
          <table:table-cell office:value-type="float" office:value="27569" calcext:value-type="float">
            <text:p>27569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string" calcext:value-type="string">
            <text:p>ESS_R05_2010_RUS_EE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...менее 10,</text:p>
          </table:table-cell>
          <table:table-cell office:value-type="float" office:value="22534" calcext:value-type="float">
            <text:p>22534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ESS_R05_2010_RUS_EE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10 до 24,</text:p>
          </table:table-cell>
          <table:table-cell office:value-type="float" office:value="22535" calcext:value-type="float">
            <text:p>22535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ESS_R05_2010_RUS_EE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25 до 99,</text:p>
          </table:table-cell>
          <table:table-cell office:value-type="float" office:value="22536" calcext:value-type="float">
            <text:p>22536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ESS_R05_2010_RUS_EE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100 до 499,</text:p>
          </table:table-cell>
          <table:table-cell office:value-type="float" office:value="22537" calcext:value-type="float">
            <text:p>22537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ESS_R05_2010_RUS_EE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или, 500 или более?</text:p>
          </table:table-cell>
          <table:table-cell office:value-type="float" office:value="22538" calcext:value-type="float">
            <text:p>22538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ESS_R05_2010_RUS_EE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НЕ ЗНАЮ)</text:p>
          </table:table-cell>
          <table:table-cell office:value-type="float" office:value="22539" calcext:value-type="float">
            <text:p>22539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ESS_R05_2010_RUS_EE_15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5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5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52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У меня нет/не было возможности</text:p>
          </table:table-cell>
          <table:table-cell office:value-type="float" office:value="27570" calcext:value-type="float">
            <text:p>27570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float" office:value="1" calcext:value-type="float">
            <text:p>1</text:p>
          </table:table-cell>
          <table:table-cell office:value-type="float" office:value="27571" calcext:value-type="float">
            <text:p>27571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float" office:value="2" calcext:value-type="float">
            <text:p>2</text:p>
          </table:table-cell>
          <table:table-cell office:value-type="float" office:value="27572" calcext:value-type="float">
            <text:p>27572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float" office:value="3" calcext:value-type="float">
            <text:p>3</text:p>
          </table:table-cell>
          <table:table-cell office:value-type="float" office:value="27573" calcext:value-type="float">
            <text:p>27573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float" office:value="4" calcext:value-type="float">
            <text:p>4</text:p>
          </table:table-cell>
          <table:table-cell office:value-type="float" office:value="27574" calcext:value-type="float">
            <text:p>27574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float" office:value="5" calcext:value-type="float">
            <text:p>5</text:p>
          </table:table-cell>
          <table:table-cell office:value-type="float" office:value="27575" calcext:value-type="float">
            <text:p>27575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float" office:value="6" calcext:value-type="float">
            <text:p>6</text:p>
          </table:table-cell>
          <table:table-cell office:value-type="float" office:value="27576" calcext:value-type="float">
            <text:p>27576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float" office:value="7" calcext:value-type="float">
            <text:p>7</text:p>
          </table:table-cell>
          <table:table-cell office:value-type="float" office:value="27577" calcext:value-type="float">
            <text:p>27577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float" office:value="8" calcext:value-type="float">
            <text:p>8</text:p>
          </table:table-cell>
          <table:table-cell office:value-type="float" office:value="27578" calcext:value-type="float">
            <text:p>27578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float" office:value="9" calcext:value-type="float">
            <text:p>9</text:p>
          </table:table-cell>
          <table:table-cell office:value-type="float" office:value="27579" calcext:value-type="float">
            <text:p>27579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10У меня есть/была полная свобода</text:p>
          </table:table-cell>
          <table:table-cell office:value-type="float" office:value="27580" calcext:value-type="float">
            <text:p>27580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aN</text:p>
          </table:table-cell>
          <table:table-cell office:value-type="float" office:value="27581" calcext:value-type="float">
            <text:p>27581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ESS_R05_2010_RUS_EE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НЕ ЗНАЮ)</text:p>
          </table:table-cell>
          <table:table-cell office:value-type="float" office:value="27582" calcext:value-type="float">
            <text:p>27582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У меня нет/не было возможности</text:p>
          </table:table-cell>
          <table:table-cell office:value-type="float" office:value="27583" calcext:value-type="float">
            <text:p>27583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float" office:value="1" calcext:value-type="float">
            <text:p>1</text:p>
          </table:table-cell>
          <table:table-cell office:value-type="float" office:value="27584" calcext:value-type="float">
            <text:p>27584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float" office:value="2" calcext:value-type="float">
            <text:p>2</text:p>
          </table:table-cell>
          <table:table-cell office:value-type="float" office:value="27585" calcext:value-type="float">
            <text:p>27585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float" office:value="3" calcext:value-type="float">
            <text:p>3</text:p>
          </table:table-cell>
          <table:table-cell office:value-type="float" office:value="27586" calcext:value-type="float">
            <text:p>27586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float" office:value="4" calcext:value-type="float">
            <text:p>4</text:p>
          </table:table-cell>
          <table:table-cell office:value-type="float" office:value="27587" calcext:value-type="float">
            <text:p>27587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float" office:value="5" calcext:value-type="float">
            <text:p>5</text:p>
          </table:table-cell>
          <table:table-cell office:value-type="float" office:value="27588" calcext:value-type="float">
            <text:p>27588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float" office:value="6" calcext:value-type="float">
            <text:p>6</text:p>
          </table:table-cell>
          <table:table-cell office:value-type="float" office:value="27589" calcext:value-type="float">
            <text:p>27589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float" office:value="7" calcext:value-type="float">
            <text:p>7</text:p>
          </table:table-cell>
          <table:table-cell office:value-type="float" office:value="27590" calcext:value-type="float">
            <text:p>27590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float" office:value="8" calcext:value-type="float">
            <text:p>8</text:p>
          </table:table-cell>
          <table:table-cell office:value-type="float" office:value="27591" calcext:value-type="float">
            <text:p>27591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float" office:value="9" calcext:value-type="float">
            <text:p>9</text:p>
          </table:table-cell>
          <table:table-cell office:value-type="float" office:value="27592" calcext:value-type="float">
            <text:p>27592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10У меня есть/была полная свобода</text:p>
          </table:table-cell>
          <table:table-cell office:value-type="float" office:value="27593" calcext:value-type="float">
            <text:p>27593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aN</text:p>
          </table:table-cell>
          <table:table-cell office:value-type="float" office:value="27594" calcext:value-type="float">
            <text:p>27594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ESS_R05_2010_RUS_EE_154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НЕ ЗНАЮ)</text:p>
          </table:table-cell>
          <table:table-cell office:value-type="float" office:value="27595" calcext:value-type="float">
            <text:p>27595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<text:s/>У меня нет/не было возможности</text:p>
          </table:table-cell>
          <table:table-cell office:value-type="float" office:value="27596" calcext:value-type="float">
            <text:p>27596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float" office:value="1" calcext:value-type="float">
            <text:p>1</text:p>
          </table:table-cell>
          <table:table-cell office:value-type="float" office:value="27597" calcext:value-type="float">
            <text:p>27597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float" office:value="2" calcext:value-type="float">
            <text:p>2</text:p>
          </table:table-cell>
          <table:table-cell office:value-type="float" office:value="27598" calcext:value-type="float">
            <text:p>27598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float" office:value="3" calcext:value-type="float">
            <text:p>3</text:p>
          </table:table-cell>
          <table:table-cell office:value-type="float" office:value="27599" calcext:value-type="float">
            <text:p>27599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float" office:value="4" calcext:value-type="float">
            <text:p>4</text:p>
          </table:table-cell>
          <table:table-cell office:value-type="float" office:value="27600" calcext:value-type="float">
            <text:p>2760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float" office:value="5" calcext:value-type="float">
            <text:p>5</text:p>
          </table:table-cell>
          <table:table-cell office:value-type="float" office:value="27601" calcext:value-type="float">
            <text:p>27601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float" office:value="6" calcext:value-type="float">
            <text:p>6</text:p>
          </table:table-cell>
          <table:table-cell office:value-type="float" office:value="27602" calcext:value-type="float">
            <text:p>27602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float" office:value="7" calcext:value-type="float">
            <text:p>7</text:p>
          </table:table-cell>
          <table:table-cell office:value-type="float" office:value="27603" calcext:value-type="float">
            <text:p>27603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float" office:value="8" calcext:value-type="float">
            <text:p>8</text:p>
          </table:table-cell>
          <table:table-cell office:value-type="float" office:value="27604" calcext:value-type="float">
            <text:p>27604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float" office:value="9" calcext:value-type="float">
            <text:p>9</text:p>
          </table:table-cell>
          <table:table-cell office:value-type="float" office:value="27605" calcext:value-type="float">
            <text:p>27605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10У меня есть/была полная свобода</text:p>
          </table:table-cell>
          <table:table-cell office:value-type="float" office:value="27606" calcext:value-type="float">
            <text:p>27606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NaN</text:p>
          </table:table-cell>
          <table:table-cell office:value-type="float" office:value="27607" calcext:value-type="float">
            <text:p>27607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ESS_R05_2010_RUS_EE_155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(НЕ ЗНАЮ)</text:p>
          </table:table-cell>
          <table:table-cell office:value-type="float" office:value="27608" calcext:value-type="float">
            <text:p>27608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ESS_R05_2010_RUS_EE_156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57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5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Госучреждение или местное самоуправление</text:p>
          </table:table-cell>
          <table:table-cell office:value-type="float" office:value="27609" calcext:value-type="float">
            <text:p>27609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ESS_R05_2010_RUS_EE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Другой общественный сектор (например образование, здравоохранение)</text:p>
          </table:table-cell>
          <table:table-cell office:value-type="float" office:value="27610" calcext:value-type="float">
            <text:p>27610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ESS_R05_2010_RUS_EE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Госпредприятие</text:p>
          </table:table-cell>
          <table:table-cell office:value-type="float" office:value="27611" calcext:value-type="float">
            <text:p>27611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ESS_R05_2010_RUS_EE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Частное предприятие</text:p>
          </table:table-cell>
          <table:table-cell office:value-type="float" office:value="27612" calcext:value-type="float">
            <text:p>27612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ESS_R05_2010_RUS_EE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Я сам/ сама частный предприниматель</text:p>
          </table:table-cell>
          <table:table-cell office:value-type="float" office:value="27613" calcext:value-type="float">
            <text:p>27613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ESS_R05_2010_RUS_EE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Другое</text:p>
          </table:table-cell>
          <table:table-cell office:value-type="float" office:value="27614" calcext:value-type="float">
            <text:p>27614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ESS_R05_2010_RUS_EE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НЕ ЗНАЮ)</text:p>
          </table:table-cell>
          <table:table-cell office:value-type="float" office:value="27615" calcext:value-type="float">
            <text:p>27615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ESS_R05_2010_RUS_EE_16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6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62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Я нашел лучшую работу</text:p>
          </table:table-cell>
          <table:table-cell office:value-type="float" office:value="27616" calcext:value-type="float">
            <text:p>27616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ESS_R05_2010_RUS_EE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Я решил основать свое предприятие/Я стал предпринимателем</text:p>
          </table:table-cell>
          <table:table-cell office:value-type="float" office:value="27617" calcext:value-type="float">
            <text:p>27617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ESS_R05_2010_RUS_EE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Мой договор закончился</text:p>
          </table:table-cell>
          <table:table-cell office:value-type="float" office:value="27618" calcext:value-type="float">
            <text:p>27618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ESS_R05_2010_RUS_EE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Меня сократили или уволили</text:p>
          </table:table-cell>
          <table:table-cell office:value-type="float" office:value="27619" calcext:value-type="float">
            <text:p>27619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ESS_R05_2010_RUS_EE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Мой рабородатель закончил деятельность</text:p>
          </table:table-cell>
          <table:table-cell office:value-type="float" office:value="27620" calcext:value-type="float">
            <text:p>27620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ESS_R05_2010_RUS_EE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Мое собственное предприятие/ семейная фирма закончило деядельность или было продано</text:p>
          </table:table-cell>
          <table:table-cell office:value-type="float" office:value="27621" calcext:value-type="float">
            <text:p>27621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ESS_R05_2010_RUS_EE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Болезнь или проблемы со здоровьем</text:p>
          </table:table-cell>
          <table:table-cell office:value-type="float" office:value="27622" calcext:value-type="float">
            <text:p>27622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ESS_R05_2010_RUS_EE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Вышел на пенсию</text:p>
          </table:table-cell>
          <table:table-cell office:value-type="float" office:value="27623" calcext:value-type="float">
            <text:p>27623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ESS_R05_2010_RUS_EE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По личным или связанным с семьей причинам</text:p>
          </table:table-cell>
          <table:table-cell office:value-type="float" office:value="27624" calcext:value-type="float">
            <text:p>27624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ESS_R05_2010_RUS_EE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Другое</text:p>
          </table:table-cell>
          <table:table-cell office:value-type="float" office:value="27625" calcext:value-type="float">
            <text:p>27625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ESS_R05_2010_RUS_EE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Никогда не увольнялся с работы</text:p>
          </table:table-cell>
          <table:table-cell office:value-type="float" office:value="27626" calcext:value-type="float">
            <text:p>27626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ESS_R05_2010_RUS_EE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(НЕ ЗНАЮ)</text:p>
          </table:table-cell>
          <table:table-cell office:value-type="float" office:value="27627" calcext:value-type="float">
            <text:p>27627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ESS_R05_2010_RUS_EE_164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64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64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6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6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6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66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66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66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67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67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67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Да, сейчас</text:p>
          </table:table-cell>
          <table:table-cell office:value-type="float" office:value="27628" calcext:value-type="float">
            <text:p>27628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string" calcext:value-type="string">
            <text:p>ESS_R05_2010_RUS_EE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Да, раньше</text:p>
          </table:table-cell>
          <table:table-cell office:value-type="float" office:value="27629" calcext:value-type="float">
            <text:p>27629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string" calcext:value-type="string">
            <text:p>ESS_R05_2010_RUS_EE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Нет</text:p>
          </table:table-cell>
          <table:table-cell office:value-type="float" office:value="27630" calcext:value-type="float">
            <text:p>27630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string" calcext:value-type="string">
            <text:p>ESS_R05_2010_RUS_EE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NaN</text:p>
          </table:table-cell>
          <table:table-cell office:value-type="float" office:value="27631" calcext:value-type="float">
            <text:p>27631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string" calcext:value-type="string">
            <text:p>ESS_R05_2010_RUS_EE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НЕ ЗНАЮ)</text:p>
          </table:table-cell>
          <table:table-cell office:value-type="float" office:value="27632" calcext:value-type="float">
            <text:p>27632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string" calcext:value-type="string">
            <text:p>ESS_R05_2010_RUS_EE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Заработная плата</text:p>
          </table:table-cell>
          <table:table-cell office:value-type="float" office:value="21713" calcext:value-type="float">
            <text:p>21713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ESS_R05_2010_RUS_EE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 от частного предпринимательства (исключая фермерство)</text:p>
          </table:table-cell>
          <table:table-cell office:value-type="float" office:value="21714" calcext:value-type="float">
            <text:p>21714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ESS_R05_2010_RUS_EE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 от фермерства</text:p>
          </table:table-cell>
          <table:table-cell office:value-type="float" office:value="21715" calcext:value-type="float">
            <text:p>21715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ESS_R05_2010_RUS_EE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енсии</text:p>
          </table:table-cell>
          <table:table-cell office:value-type="float" office:value="21716" calcext:value-type="float">
            <text:p>21716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ESS_R05_2010_RUS_EE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особия по безработице/сокращению штатов/страхование от безработицы</text:p>
          </table:table-cell>
          <table:table-cell office:value-type="float" office:value="21717" calcext:value-type="float">
            <text:p>21717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ESS_R05_2010_RUS_EE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Любые другие социальные пособия или стипендии</text:p>
          </table:table-cell>
          <table:table-cell office:value-type="float" office:value="21718" calcext:value-type="float">
            <text:p>21718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ESS_R05_2010_RUS_EE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 от инвестиций, накоплений, страховки или недвижимости</text:p>
          </table:table-cell>
          <table:table-cell office:value-type="float" office:value="21719" calcext:value-type="float">
            <text:p>21719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ESS_R05_2010_RUS_EE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 из других источников</text:p>
          </table:table-cell>
          <table:table-cell office:value-type="float" office:value="21720" calcext:value-type="float">
            <text:p>2172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ESS_R05_2010_RUS_EE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НЕ ЗНАЮ)</text:p>
          </table:table-cell>
          <table:table-cell office:value-type="float" office:value="21721" calcext:value-type="float">
            <text:p>21721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0 – 890 (J)</text:p>
          </table:table-cell>
          <table:table-cell office:value-type="float" office:value="21722" calcext:value-type="float">
            <text:p>21722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890 – 1070 (R)</text:p>
          </table:table-cell>
          <table:table-cell office:value-type="float" office:value="21723" calcext:value-type="float">
            <text:p>21723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1070 – 1520 (C)</text:p>
          </table:table-cell>
          <table:table-cell office:value-type="float" office:value="21724" calcext:value-type="float">
            <text:p>21724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1520- 1820 (M)</text:p>
          </table:table-cell>
          <table:table-cell office:value-type="float" office:value="21725" calcext:value-type="float">
            <text:p>21725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1820 – 2240 (F)</text:p>
          </table:table-cell>
          <table:table-cell office:value-type="float" office:value="21726" calcext:value-type="float">
            <text:p>2172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2240- 2730 (S)</text:p>
          </table:table-cell>
          <table:table-cell office:value-type="float" office:value="21727" calcext:value-type="float">
            <text:p>21727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2730 – 3290 (K)</text:p>
          </table:table-cell>
          <table:table-cell office:value-type="float" office:value="21728" calcext:value-type="float">
            <text:p>21728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3290 – 4200 (P)</text:p>
          </table:table-cell>
          <table:table-cell office:value-type="float" office:value="21729" calcext:value-type="float">
            <text:p>21729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4200 – 5650 (D)</text:p>
          </table:table-cell>
          <table:table-cell office:value-type="float" office:value="21730" calcext:value-type="float">
            <text:p>2173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5650 и более (H)</text:p>
          </table:table-cell>
          <table:table-cell office:value-type="float" office:value="21731" calcext:value-type="float">
            <text:p>21731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ESS_R05_2010_RUS_EE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(НЕ ЗНАЮ)</text:p>
          </table:table-cell>
          <table:table-cell office:value-type="float" office:value="21732" calcext:value-type="float">
            <text:p>21732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0 – 3800 (J)</text:p>
          </table:table-cell>
          <table:table-cell office:value-type="float" office:value="21733" calcext:value-type="float">
            <text:p>21733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3800- 4600 (R)</text:p>
          </table:table-cell>
          <table:table-cell office:value-type="float" office:value="21734" calcext:value-type="float">
            <text:p>21734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4600-6500 (C)</text:p>
          </table:table-cell>
          <table:table-cell office:value-type="float" office:value="21735" calcext:value-type="float">
            <text:p>21735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6500-7800 (M)</text:p>
          </table:table-cell>
          <table:table-cell office:value-type="float" office:value="21736" calcext:value-type="float">
            <text:p>21736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7800-9600 (F)</text:p>
          </table:table-cell>
          <table:table-cell office:value-type="float" office:value="21737" calcext:value-type="float">
            <text:p>21737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9600-11700 (S)</text:p>
          </table:table-cell>
          <table:table-cell office:value-type="float" office:value="21738" calcext:value-type="float">
            <text:p>21738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11700-14100 (K)</text:p>
          </table:table-cell>
          <table:table-cell office:value-type="float" office:value="21739" calcext:value-type="float">
            <text:p>21739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14100-18000 (P)</text:p>
          </table:table-cell>
          <table:table-cell office:value-type="float" office:value="21740" calcext:value-type="float">
            <text:p>21740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18000-24200 (D)</text:p>
          </table:table-cell>
          <table:table-cell office:value-type="float" office:value="21741" calcext:value-type="float">
            <text:p>21741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24200 и более (H)</text:p>
          </table:table-cell>
          <table:table-cell office:value-type="float" office:value="21742" calcext:value-type="float">
            <text:p>21742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ESS_R05_2010_RUS_EE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(НЕ ЗНАЮ)</text:p>
          </table:table-cell>
          <table:table-cell office:value-type="float" office:value="21743" calcext:value-type="float">
            <text:p>21743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0 - 46200 (J)</text:p>
          </table:table-cell>
          <table:table-cell office:value-type="float" office:value="21744" calcext:value-type="float">
            <text:p>21744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46200 - 56000 (R)</text:p>
          </table:table-cell>
          <table:table-cell office:value-type="float" office:value="21745" calcext:value-type="float">
            <text:p>21745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56000 - 79000 (C)</text:p>
          </table:table-cell>
          <table:table-cell office:value-type="float" office:value="21746" calcext:value-type="float">
            <text:p>21746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79000 - 94900 (M)</text:p>
          </table:table-cell>
          <table:table-cell office:value-type="float" office:value="21747" calcext:value-type="float">
            <text:p>21747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94900 - 116800 (F)</text:p>
          </table:table-cell>
          <table:table-cell office:value-type="float" office:value="21748" calcext:value-type="float">
            <text:p>21748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116800 – 142400 (S)</text:p>
          </table:table-cell>
          <table:table-cell office:value-type="float" office:value="21749" calcext:value-type="float">
            <text:p>21749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142400 - 171600 (K)</text:p>
          </table:table-cell>
          <table:table-cell office:value-type="float" office:value="21750" calcext:value-type="float">
            <text:p>21750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171600 - 219000 (P)</text:p>
          </table:table-cell>
          <table:table-cell office:value-type="float" office:value="21751" calcext:value-type="float">
            <text:p>21751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219000 - 294400 (D)</text:p>
          </table:table-cell>
          <table:table-cell office:value-type="float" office:value="21752" calcext:value-type="float">
            <text:p>21752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294400 и более (H)</text:p>
          </table:table-cell>
          <table:table-cell office:value-type="float" office:value="21753" calcext:value-type="float">
            <text:p>21753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ESS_R05_2010_RUS_EE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(НЕ ЗНАЮ)</text:p>
          </table:table-cell>
          <table:table-cell office:value-type="float" office:value="21754" calcext:value-type="float">
            <text:p>21754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ESS_R05_2010_RUS_EE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Ничего</text:p>
          </table:table-cell>
          <table:table-cell office:value-type="float" office:value="27633" calcext:value-type="float">
            <text:p>27633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ESS_R05_2010_RUS_EE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Очень малую</text:p>
          </table:table-cell>
          <table:table-cell office:value-type="float" office:value="27634" calcext:value-type="float">
            <text:p>27634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ESS_R05_2010_RUS_EE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Менее половины</text:p>
          </table:table-cell>
          <table:table-cell office:value-type="float" office:value="27635" calcext:value-type="float">
            <text:p>27635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ESS_R05_2010_RUS_EE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Примерно половину</text:p>
          </table:table-cell>
          <table:table-cell office:value-type="float" office:value="27636" calcext:value-type="float">
            <text:p>27636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ESS_R05_2010_RUS_EE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Более половины</text:p>
          </table:table-cell>
          <table:table-cell office:value-type="float" office:value="27637" calcext:value-type="float">
            <text:p>27637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ESS_R05_2010_RUS_EE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Очень большую</text:p>
          </table:table-cell>
          <table:table-cell office:value-type="float" office:value="27638" calcext:value-type="float">
            <text:p>27638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ESS_R05_2010_RUS_EE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Все</text:p>
          </table:table-cell>
          <table:table-cell office:value-type="float" office:value="27639" calcext:value-type="float">
            <text:p>27639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ESS_R05_2010_RUS_EE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(НЕ ЗНАЮ)</text:p>
          </table:table-cell>
          <table:table-cell office:value-type="float" office:value="27640" calcext:value-type="float">
            <text:p>2764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ESS_R05_2010_RUS_EE_17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Живу/живем комфортно при таком уровне дохода</text:p>
          </table:table-cell>
          <table:table-cell office:value-type="float" office:value="17976" calcext:value-type="float">
            <text:p>17976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string" calcext:value-type="string">
            <text:p>ESS_R05_2010_RUS_EE_17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Справляемся при таком уровне дохода</text:p>
          </table:table-cell>
          <table:table-cell office:value-type="float" office:value="17977" calcext:value-type="float">
            <text:p>17977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string" calcext:value-type="string">
            <text:p>ESS_R05_2010_RUS_EE_17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Сложно справиться при таком уровне дохода</text:p>
          </table:table-cell>
          <table:table-cell office:value-type="float" office:value="17978" calcext:value-type="float">
            <text:p>17978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string" calcext:value-type="string">
            <text:p>ESS_R05_2010_RUS_EE_17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Очень сложно справиться при таком уровне дохода</text:p>
          </table:table-cell>
          <table:table-cell office:value-type="float" office:value="17979" calcext:value-type="float">
            <text:p>17979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string" calcext:value-type="string">
            <text:p>ESS_R05_2010_RUS_EE_17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НЕ ЗНАЮ)</text:p>
          </table:table-cell>
          <table:table-cell office:value-type="float" office:value="17980" calcext:value-type="float">
            <text:p>17980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string" calcext:value-type="string">
            <text:p>ESS_R05_2010_RUS_EE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Очень сложно</text:p>
          </table:table-cell>
          <table:table-cell office:value-type="float" office:value="21755" calcext:value-type="float">
            <text:p>21755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ESS_R05_2010_RUS_EE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Довольно сложно</text:p>
          </table:table-cell>
          <table:table-cell office:value-type="float" office:value="21756" calcext:value-type="float">
            <text:p>21756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ESS_R05_2010_RUS_EE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Ни сложно, ни просто</text:p>
          </table:table-cell>
          <table:table-cell office:value-type="float" office:value="21757" calcext:value-type="float">
            <text:p>21757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ESS_R05_2010_RUS_EE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Довольно просто</text:p>
          </table:table-cell>
          <table:table-cell office:value-type="float" office:value="21758" calcext:value-type="float">
            <text:p>21758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ESS_R05_2010_RUS_EE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Очень просто</text:p>
          </table:table-cell>
          <table:table-cell office:value-type="float" office:value="21759" calcext:value-type="float">
            <text:p>21759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ESS_R05_2010_RUS_EE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НЕ ЗНАЮ)</text:p>
          </table:table-cell>
          <table:table-cell office:value-type="float" office:value="21760" calcext:value-type="float">
            <text:p>21760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Без начального образования (менее 4 классов)</text:p>
          </table:table-cell>
          <table:table-cell office:value-type="float" office:value="27641" calcext:value-type="float">
            <text:p>27641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Законченное начальное образование (4-6 классов)</text:p>
          </table:table-cell>
          <table:table-cell office:value-type="float" office:value="27642" calcext:value-type="float">
            <text:p>27642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рофессиональнaя обучения, при котором не требовалось начальное образование</text:p>
          </table:table-cell>
          <table:table-cell office:value-type="float" office:value="27643" calcext:value-type="float">
            <text:p>27643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Законченное основное, или „восьмилетнее“ образование (7-9 классов)</text:p>
          </table:table-cell>
          <table:table-cell office:value-type="float" office:value="27644" calcext:value-type="float">
            <text:p>27644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Менее 2 лет профессионального образования на базе основного образования</text:p>
          </table:table-cell>
          <table:table-cell office:value-type="float" office:value="27645" calcext:value-type="float">
            <text:p>27645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2 и более лет профессионального образования на базе основного образования</text:p>
          </table:table-cell>
          <table:table-cell office:value-type="float" office:value="27646" calcext:value-type="float">
            <text:p>27646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рофессиональное образование вместе с получением среднего образования Средне-специальное или техникум на базе основного образования (на базе основной школы)</text:p>
          </table:table-cell>
          <table:table-cell office:value-type="float" office:value="27647" calcext:value-type="float">
            <text:p>27647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Законченное среднее образование</text:p>
          </table:table-cell>
          <table:table-cell office:value-type="float" office:value="27648" calcext:value-type="float">
            <text:p>27648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рофессиональное образование на базе среднего или средне-специальное образование или профессиональное среднее образование на базе среднего образования</text:p>
          </table:table-cell>
          <table:table-cell office:value-type="float" office:value="27649" calcext:value-type="float">
            <text:p>2764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До 2 лет обучения в профессиональном ВУЗе на базе среднего образования, обучения в прикладном ВУЗе, но не степень бакалавра</text:p>
          </table:table-cell>
          <table:table-cell office:value-type="float" office:value="27650" calcext:value-type="float">
            <text:p>27650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Диплом или степень бакалавра, полученные после 3-4 лет обучения в профессиональном ВУЗе или прикладном ВУЗе</text:p>
          </table:table-cell>
          <table:table-cell office:value-type="float" office:value="27651" calcext:value-type="float">
            <text:p>27651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Степень бакалавра, полученная в университете (3-4 года обучения)</text:p>
          </table:table-cell>
          <table:table-cell office:value-type="float" office:value="27652" calcext:value-type="float">
            <text:p>27652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Степень магистра, полученная в прикладном ВУЗе или профессиональном ВУЗе</text:p>
          </table:table-cell>
          <table:table-cell office:value-type="float" office:value="27653" calcext:value-type="float">
            <text:p>27653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Степень магистра, полученная в университете (по системе 3+2 или 4+2б 5+4, в том числе интегрированное обучение на степень бакалавра и магистра), диплом врача, до 1992 года начатое высшее образование (обучение дипломированного специалиста)</text:p>
          </table:table-cell>
          <table:table-cell office:value-type="float" office:value="27654" calcext:value-type="float">
            <text:p>27654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Докторская степень (в том числе степень кандидата наук)</text:p>
          </table:table-cell>
          <table:table-cell office:value-type="float" office:value="27655" calcext:value-type="float">
            <text:p>27655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НЕ ЗНАЮ)</text:p>
          </table:table-cell>
          <table:table-cell office:value-type="float" office:value="27656" calcext:value-type="float">
            <text:p>27656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На оплачиваемой работе (или временно в отпуске) (наемныйработник, частный предприниматель, работаете в семейном деле)</text:p>
          </table:table-cell>
          <table:table-cell office:value-type="float" office:value="27657" calcext:value-type="float">
            <text:p>27657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На обучении <text:s/>(не оплачиваемом <text:s/>работодателем), <text:s/>даже <text:s/>если <text:s/>на <text:s/>каникулах</text:p>
          </table:table-cell>
          <table:table-cell office:value-type="float" office:value="27658" calcext:value-type="float">
            <text:p>27658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Безработный/ая и активно ищет работу</text:p>
          </table:table-cell>
          <table:table-cell office:value-type="float" office:value="27659" calcext:value-type="float">
            <text:p>27659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Безработный/ая, но не ищет активно работу</text:p>
          </table:table-cell>
          <table:table-cell office:value-type="float" office:value="27660" calcext:value-type="float">
            <text:p>27660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27661" calcext:value-type="float">
            <text:p>27661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На пенсии</text:p>
          </table:table-cell>
          <table:table-cell office:value-type="float" office:value="27662" calcext:value-type="float">
            <text:p>27662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На общественной или военной службе</text:p>
          </table:table-cell>
          <table:table-cell office:value-type="float" office:value="27663" calcext:value-type="float">
            <text:p>27663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Домохозяйка, ухаживает за детьми или другими людьми</text:p>
          </table:table-cell>
          <table:table-cell office:value-type="float" office:value="27664" calcext:value-type="float">
            <text:p>27664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(ДРУГОЕ)</text:p>
          </table:table-cell>
          <table:table-cell office:value-type="float" office:value="27665" calcext:value-type="float">
            <text:p>27665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(НЕ ЗНАЮ)</text:p>
          </table:table-cell>
          <table:table-cell office:value-type="float" office:value="27666" calcext:value-type="float">
            <text:p>27666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На оплачиваемой работе (или временно в отпуске) (наемныйработник, частный предприниматель, работаете в семейном деле)</text:p>
          </table:table-cell>
          <table:table-cell office:value-type="float" office:value="27657" calcext:value-type="float">
            <text:p>27657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На обучении <text:s/>(не оплачиваемом <text:s/>работодателем), <text:s/>даже <text:s/>если <text:s/>на <text:s/>каникулах</text:p>
          </table:table-cell>
          <table:table-cell office:value-type="float" office:value="27658" calcext:value-type="float">
            <text:p>27658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Безработный/ая и активно ищет работу</text:p>
          </table:table-cell>
          <table:table-cell office:value-type="float" office:value="27659" calcext:value-type="float">
            <text:p>27659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Безработный/ая, но не ищет активно работу</text:p>
          </table:table-cell>
          <table:table-cell office:value-type="float" office:value="27660" calcext:value-type="float">
            <text:p>27660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27661" calcext:value-type="float">
            <text:p>27661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На пенсии</text:p>
          </table:table-cell>
          <table:table-cell office:value-type="float" office:value="27662" calcext:value-type="float">
            <text:p>27662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На общественной или военной службе</text:p>
          </table:table-cell>
          <table:table-cell office:value-type="float" office:value="27663" calcext:value-type="float">
            <text:p>27663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Домохозяйка, ухаживает за детьми или другими людьми</text:p>
          </table:table-cell>
          <table:table-cell office:value-type="float" office:value="27664" calcext:value-type="float">
            <text:p>27664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(ДРУГОЕ)</text:p>
          </table:table-cell>
          <table:table-cell office:value-type="float" office:value="27665" calcext:value-type="float">
            <text:p>27665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(НЕ ЗНАЮ)</text:p>
          </table:table-cell>
          <table:table-cell office:value-type="float" office:value="27666" calcext:value-type="float">
            <text:p>27666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ESS_R05_2010_RUS_EE_179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79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79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80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81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82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8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аемный работник,</text:p>
          </table:table-cell>
          <table:table-cell office:value-type="float" office:value="27667" calcext:value-type="float">
            <text:p>27667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string" calcext:value-type="string">
            <text:p>ESS_R05_2010_RUS_EE_18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частный предприниматель,</text:p>
          </table:table-cell>
          <table:table-cell office:value-type="float" office:value="27668" calcext:value-type="float">
            <text:p>27668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string" calcext:value-type="string">
            <text:p>ESS_R05_2010_RUS_EE_18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или работает в собственном семейном деле?</text:p>
          </table:table-cell>
          <table:table-cell office:value-type="float" office:value="27669" calcext:value-type="float">
            <text:p>27669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string" calcext:value-type="string">
            <text:p>ESS_R05_2010_RUS_EE_18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NaN</text:p>
          </table:table-cell>
          <table:table-cell office:value-type="float" office:value="27670" calcext:value-type="float">
            <text:p>27670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string" calcext:value-type="string">
            <text:p>ESS_R05_2010_RUS_EE_18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НЕ ЗНАЮ)</text:p>
          </table:table-cell>
          <table:table-cell office:value-type="float" office:value="27671" calcext:value-type="float">
            <text:p>27671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string" calcext:value-type="string">
            <text:p>ESS_R05_2010_RUS_EE_184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85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85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85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8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87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Без начального образования (менее 4 классов)</text:p>
          </table:table-cell>
          <table:table-cell office:value-type="float" office:value="27641" calcext:value-type="float">
            <text:p>27641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Законченное начальное образование (4-6 классов)</text:p>
          </table:table-cell>
          <table:table-cell office:value-type="float" office:value="27642" calcext:value-type="float">
            <text:p>27642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рофессиональнaя обучения, при котором не требовалось начальное образование</text:p>
          </table:table-cell>
          <table:table-cell office:value-type="float" office:value="27643" calcext:value-type="float">
            <text:p>27643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Законченное основное, или „восьмилетнее“ образование (7-9 классов)</text:p>
          </table:table-cell>
          <table:table-cell office:value-type="float" office:value="27644" calcext:value-type="float">
            <text:p>27644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Менее 2 лет профессионального образования на базе основного образования</text:p>
          </table:table-cell>
          <table:table-cell office:value-type="float" office:value="27645" calcext:value-type="float">
            <text:p>27645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2 и более лет профессионального образования на базе основного образования</text:p>
          </table:table-cell>
          <table:table-cell office:value-type="float" office:value="27646" calcext:value-type="float">
            <text:p>27646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рофессиональное образование вместе с получением среднего образования Средне-специальное или техникум на базе основного образования (на базе основной школы)</text:p>
          </table:table-cell>
          <table:table-cell office:value-type="float" office:value="27647" calcext:value-type="float">
            <text:p>27647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Законченное среднее образование</text:p>
          </table:table-cell>
          <table:table-cell office:value-type="float" office:value="27648" calcext:value-type="float">
            <text:p>27648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рофессиональное образование на базе среднего или средне-специальное образование или профессиональное среднее образование на базе среднего образования</text:p>
          </table:table-cell>
          <table:table-cell office:value-type="float" office:value="27649" calcext:value-type="float">
            <text:p>2764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До 2 лет обучения в профессиональном ВУЗе на базе среднего образования, обучения в прикладном ВУЗе, но не степень бакалавра</text:p>
          </table:table-cell>
          <table:table-cell office:value-type="float" office:value="27650" calcext:value-type="float">
            <text:p>27650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Диплом или степень бакалавра, полученные после 3-4 лет обучения в профессиональном ВУЗе или прикладном ВУЗе</text:p>
          </table:table-cell>
          <table:table-cell office:value-type="float" office:value="27651" calcext:value-type="float">
            <text:p>27651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Степень бакалавра, полученная в университете (3-4 года обучения)</text:p>
          </table:table-cell>
          <table:table-cell office:value-type="float" office:value="27652" calcext:value-type="float">
            <text:p>27652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Степень магистра, полученная в прикладном ВУЗе или профессиональном ВУЗе</text:p>
          </table:table-cell>
          <table:table-cell office:value-type="float" office:value="27653" calcext:value-type="float">
            <text:p>27653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Степень магистра, полученная в университете (по системе 3+2 или 4+2б 5+4, в том числе интегрированное обучение на степень бакалавра и магистра), диплом врача, до 1992 года начатое высшее образование (обучение дипломированного специалиста)</text:p>
          </table:table-cell>
          <table:table-cell office:value-type="float" office:value="27654" calcext:value-type="float">
            <text:p>27654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Докторская степень (в том числе степень кандидата наук)</text:p>
          </table:table-cell>
          <table:table-cell office:value-type="float" office:value="27655" calcext:value-type="float">
            <text:p>27655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НЕ ЗНАЮ)</text:p>
          </table:table-cell>
          <table:table-cell office:value-type="float" office:value="27656" calcext:value-type="float">
            <text:p>27656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27672" calcext:value-type="float">
            <text:p>27672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string" calcext:value-type="string">
            <text:p>ESS_R05_2010_RUS_EE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Частный предприниматель</text:p>
          </table:table-cell>
          <table:table-cell office:value-type="float" office:value="27673" calcext:value-type="float">
            <text:p>27673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string" calcext:value-type="string">
            <text:p>ESS_R05_2010_RUS_EE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Не работал</text:p>
          </table:table-cell>
          <table:table-cell office:value-type="float" office:value="27674" calcext:value-type="float">
            <text:p>27674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string" calcext:value-type="string">
            <text:p>ESS_R05_2010_RUS_EE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ОТЕЦ УМЕР/ОТСУТСТВОВАЛ <text:s/>, КОГДА РЕСПОНДЕНТУ БЫЛО 14 ЛЕТ)</text:p>
          </table:table-cell>
          <table:table-cell office:value-type="float" office:value="27675" calcext:value-type="float">
            <text:p>27675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string" calcext:value-type="string">
            <text:p>ESS_R05_2010_RUS_EE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НЕ ЗНАЮ)</text:p>
          </table:table-cell>
          <table:table-cell office:value-type="float" office:value="27676" calcext:value-type="float">
            <text:p>27676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string" calcext:value-type="string">
            <text:p>ESS_R05_2010_RUS_EE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Ни одного</text:p>
          </table:table-cell>
          <table:table-cell office:value-type="float" office:value="21809" calcext:value-type="float">
            <text:p>21809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ESS_R05_2010_RUS_EE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От 1 до 24</text:p>
          </table:table-cell>
          <table:table-cell office:value-type="float" office:value="21810" calcext:value-type="float">
            <text:p>21810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ESS_R05_2010_RUS_EE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25 или более</text:p>
          </table:table-cell>
          <table:table-cell office:value-type="float" office:value="21811" calcext:value-type="float">
            <text:p>21811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ESS_R05_2010_RUS_EE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НЕ ЗНАЮ)</text:p>
          </table:table-cell>
          <table:table-cell office:value-type="float" office:value="21812" calcext:value-type="float">
            <text:p>21812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ESS_R05_2010_RUS_EE_191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91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91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92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Специальности, требующие специальное профессиональную подготовку. Например <text:s/>врач – учитель – инженер – художник</text:p>
          </table:table-cell>
          <table:table-cell office:value-type="float" office:value="27677" calcext:value-type="float">
            <text:p>27677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ESS_R05_2010_RUS_EE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Должности, связанные с высшим управлением Например банкир – руководитель большого предприятия – высокопоставленный чиновник</text:p>
          </table:table-cell>
          <table:table-cell office:value-type="float" office:value="27678" calcext:value-type="float">
            <text:p>27678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ESS_R05_2010_RUS_EE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Конторские должности. Например, секретарь – персональный ассистент – конторский работник.</text:p>
          </table:table-cell>
          <table:table-cell office:value-type="float" office:value="27679" calcext:value-type="float">
            <text:p>27679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ESS_R05_2010_RUS_EE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Должности в сфере торговли. Например, руководитель по продажам – владелец магазина – продавец– страховой агент.</text:p>
          </table:table-cell>
          <table:table-cell office:value-type="float" office:value="27680" calcext:value-type="float">
            <text:p>27680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ESS_R05_2010_RUS_EE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Должности в сфере обслуживания. Владелец рестораном – служащий полиции – официант – обслуживающий персонал – парикмахер – военный</text:p>
          </table:table-cell>
          <table:table-cell office:value-type="float" office:value="27681" calcext:value-type="float">
            <text:p>27681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ESS_R05_2010_RUS_EE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Квалифицированные рабочие. Например, оператор – машинист – электрик.</text:p>
          </table:table-cell>
          <table:table-cell office:value-type="float" office:value="27682" calcext:value-type="float">
            <text:p>27682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ESS_R05_2010_RUS_EE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Полуквалифицированные работники. Например, каменщик – водитель автобуса – плотник – кондитер.</text:p>
          </table:table-cell>
          <table:table-cell office:value-type="float" office:value="27683" calcext:value-type="float">
            <text:p>27683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ESS_R05_2010_RUS_EE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Неквалифицированные работники. Например, фабричный работник – официант – охранник – консьерж – уборщик(ца)</text:p>
          </table:table-cell>
          <table:table-cell office:value-type="float" office:value="27684" calcext:value-type="float">
            <text:p>27684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ESS_R05_2010_RUS_EE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Полеводческие работники. Например, хуторянин – полевод –тракторист – рыбак.</text:p>
          </table:table-cell>
          <table:table-cell office:value-type="float" office:value="27685" calcext:value-type="float">
            <text:p>27685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ESS_R05_2010_RUS_EE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НЕ ЗНАЮ)</text:p>
          </table:table-cell>
          <table:table-cell office:value-type="float" office:value="27686" calcext:value-type="float">
            <text:p>27686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Без начального образования (менее 4 классов)</text:p>
          </table:table-cell>
          <table:table-cell office:value-type="float" office:value="27641" calcext:value-type="float">
            <text:p>27641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Законченное начальное образование (4-6 классов)</text:p>
          </table:table-cell>
          <table:table-cell office:value-type="float" office:value="27642" calcext:value-type="float">
            <text:p>27642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рофессиональнaя обучения, при котором не требовалось начальное образование</text:p>
          </table:table-cell>
          <table:table-cell office:value-type="float" office:value="27643" calcext:value-type="float">
            <text:p>27643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Законченное основное, или „восьмилетнее“ образование (7-9 классов)</text:p>
          </table:table-cell>
          <table:table-cell office:value-type="float" office:value="27644" calcext:value-type="float">
            <text:p>27644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Менее 2 лет профессионального образования на базе основного образования</text:p>
          </table:table-cell>
          <table:table-cell office:value-type="float" office:value="27645" calcext:value-type="float">
            <text:p>27645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2 и более лет профессионального образования на базе основного образования</text:p>
          </table:table-cell>
          <table:table-cell office:value-type="float" office:value="27646" calcext:value-type="float">
            <text:p>27646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рофессиональное образование вместе с получением среднего образования Средне-специальное или техникум на базе основного образования (на базе основной школы)</text:p>
          </table:table-cell>
          <table:table-cell office:value-type="float" office:value="27647" calcext:value-type="float">
            <text:p>27647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Законченное среднее образование</text:p>
          </table:table-cell>
          <table:table-cell office:value-type="float" office:value="27648" calcext:value-type="float">
            <text:p>27648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рофессиональное образование на базе среднего или средне-специальное образование или профессиональное среднее образование на базе среднего образования</text:p>
          </table:table-cell>
          <table:table-cell office:value-type="float" office:value="27649" calcext:value-type="float">
            <text:p>2764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До 2 лет обучения в профессиональном ВУЗе на базе среднего образования, обучения в прикладном ВУЗе, но не степень бакалавра</text:p>
          </table:table-cell>
          <table:table-cell office:value-type="float" office:value="27650" calcext:value-type="float">
            <text:p>27650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Диплом или степень бакалавра, полученные после 3-4 лет обучения в профессиональном ВУЗе или прикладном ВУЗе</text:p>
          </table:table-cell>
          <table:table-cell office:value-type="float" office:value="27651" calcext:value-type="float">
            <text:p>27651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Степень бакалавра, полученная в университете (3-4 года обучения)</text:p>
          </table:table-cell>
          <table:table-cell office:value-type="float" office:value="27652" calcext:value-type="float">
            <text:p>27652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Степень магистра, полученная в прикладном ВУЗе или профессиональном ВУЗе</text:p>
          </table:table-cell>
          <table:table-cell office:value-type="float" office:value="27653" calcext:value-type="float">
            <text:p>27653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Степень магистра, полученная в университете (по системе 3+2 или 4+2б 5+4, в том числе интегрированное обучение на степень бакалавра и магистра), диплом врача, до 1992 года начатое высшее образование (обучение дипломированного специалиста)</text:p>
          </table:table-cell>
          <table:table-cell office:value-type="float" office:value="27654" calcext:value-type="float">
            <text:p>27654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Докторская степень (в том числе степень кандидата наук)</text:p>
          </table:table-cell>
          <table:table-cell office:value-type="float" office:value="27655" calcext:value-type="float">
            <text:p>27655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НЕ ЗНАЮ)</text:p>
          </table:table-cell>
          <table:table-cell office:value-type="float" office:value="27656" calcext:value-type="float">
            <text:p>27656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ESS_R05_2010_RUS_EE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27687" calcext:value-type="float">
            <text:p>27687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string" calcext:value-type="string">
            <text:p>ESS_R05_2010_RUS_EE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Частный предприниматель</text:p>
          </table:table-cell>
          <table:table-cell office:value-type="float" office:value="27688" calcext:value-type="float">
            <text:p>27688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string" calcext:value-type="string">
            <text:p>ESS_R05_2010_RUS_EE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Не работала</text:p>
          </table:table-cell>
          <table:table-cell office:value-type="float" office:value="27689" calcext:value-type="float">
            <text:p>27689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string" calcext:value-type="string">
            <text:p>ESS_R05_2010_RUS_EE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МАТЬ УМЕРЛА/ОТСУТСТВОВАЛА52, КОГДА РЕСПОНДЕНТУ БЫЛО 14 ЛЕТ)</text:p>
          </table:table-cell>
          <table:table-cell office:value-type="float" office:value="27690" calcext:value-type="float">
            <text:p>27690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string" calcext:value-type="string">
            <text:p>ESS_R05_2010_RUS_EE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aN</text:p>
          </table:table-cell>
          <table:table-cell office:value-type="float" office:value="27691" calcext:value-type="float">
            <text:p>27691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string" calcext:value-type="string">
            <text:p>ESS_R05_2010_RUS_EE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НЕ ЗНАЮ)</text:p>
          </table:table-cell>
          <table:table-cell office:value-type="float" office:value="27692" calcext:value-type="float">
            <text:p>27692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string" calcext:value-type="string">
            <text:p>ESS_R05_2010_RUS_EE_19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Нисколько</text:p>
          </table:table-cell>
          <table:table-cell office:value-type="float" office:value="21828" calcext:value-type="float">
            <text:p>21828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ESS_R05_2010_RUS_EE_19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От 1 до 24</text:p>
          </table:table-cell>
          <table:table-cell office:value-type="float" office:value="21829" calcext:value-type="float">
            <text:p>21829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ESS_R05_2010_RUS_EE_19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25 или более</text:p>
          </table:table-cell>
          <table:table-cell office:value-type="float" office:value="21830" calcext:value-type="float">
            <text:p>21830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ESS_R05_2010_RUS_EE_19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НЕ ЗНАЮ)</text:p>
          </table:table-cell>
          <table:table-cell office:value-type="float" office:value="21831" calcext:value-type="float">
            <text:p>21831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ESS_R05_2010_RUS_EE_197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97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97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198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Специальности, требующие специальное профессиональную подготовку. Например <text:s/>врач – учитель – инженер – художникДолжности, связанные с высшим управлением Например банкир – руководитель большого предприятия – высокопоставленный чиновник</text:p>
          </table:table-cell>
          <table:table-cell office:value-type="float" office:value="27693" calcext:value-type="float">
            <text:p>27693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string" calcext:value-type="string">
            <text:p>ESS_R05_2010_RUS_EE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Конторские должности. Например, секретарь – персональный ассистент – конторский работник.</text:p>
          </table:table-cell>
          <table:table-cell office:value-type="float" office:value="27694" calcext:value-type="float">
            <text:p>27694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string" calcext:value-type="string">
            <text:p>ESS_R05_2010_RUS_EE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Должности в сфере торговли. Например, руководитель по продажам – владелец магазина – продавец – страховой агент.</text:p>
          </table:table-cell>
          <table:table-cell office:value-type="float" office:value="27695" calcext:value-type="float">
            <text:p>27695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string" calcext:value-type="string">
            <text:p>ESS_R05_2010_RUS_EE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Должности в сфере обслуживания. Владелец рестораном – служащий полиции <text:s/>– официант – обслуживающий персонал – парикмахер – военный</text:p>
          </table:table-cell>
          <table:table-cell office:value-type="float" office:value="27696" calcext:value-type="float">
            <text:p>27696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string" calcext:value-type="string">
            <text:p>ESS_R05_2010_RUS_EE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Квалифицированные рабочие. Например, оператор-машинист – электрик.</text:p>
          </table:table-cell>
          <table:table-cell office:value-type="float" office:value="27697" calcext:value-type="float">
            <text:p>27697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string" calcext:value-type="string">
            <text:p>ESS_R05_2010_RUS_EE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Полуквалифицированные работники. Например, каменщик – водитель автобуса – плотник – кондитер.</text:p>
          </table:table-cell>
          <table:table-cell office:value-type="float" office:value="27698" calcext:value-type="float">
            <text:p>27698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string" calcext:value-type="string">
            <text:p>ESS_R05_2010_RUS_EE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Неквалифицированные работники. Например, фабричный работник, официант, охранник, консьерж, уборщик(ца)</text:p>
          </table:table-cell>
          <table:table-cell office:value-type="float" office:value="27699" calcext:value-type="float">
            <text:p>27699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string" calcext:value-type="string">
            <text:p>ESS_R05_2010_RUS_EE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Полеводческие работники. Например, хуторянин, полевод, тракторист, рыбак.</text:p>
          </table:table-cell>
          <table:table-cell office:value-type="float" office:value="27700" calcext:value-type="float">
            <text:p>27700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string" calcext:value-type="string">
            <text:p>ESS_R05_2010_RUS_EE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(НЕ ЗНАЮ)</text:p>
          </table:table-cell>
          <table:table-cell office:value-type="float" office:value="27701" calcext:value-type="float">
            <text:p>27701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string" calcext:value-type="string">
            <text:p>ESS_R05_2010_RUS_EE_20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Да</text:p>
          </table:table-cell>
          <table:table-cell office:value-type="float" office:value="17422" calcext:value-type="float">
            <text:p>1742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0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Нет</text:p>
          </table:table-cell>
          <table:table-cell office:value-type="float" office:value="17423" calcext:value-type="float">
            <text:p>17423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0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НЕ ЗНАЮ)</text:p>
          </table:table-cell>
          <table:table-cell office:value-type="float" office:value="17424" calcext:value-type="float">
            <text:p>1742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ESS_R05_2010_RUS_EE_201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ВПИСАТЬ)</text:p>
          </table:table-cell>
          <table:table-cell office:value-type="float" office:value="11392" calcext:value-type="float">
            <text:p>1139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5_2010_RUS_EE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Очень полезно</text:p>
          </table:table-cell>
          <table:table-cell office:value-type="float" office:value="27702" calcext:value-type="float">
            <text:p>27702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string" calcext:value-type="string">
            <text:p>ESS_R05_2010_RUS_EE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Довольно полезно</text:p>
          </table:table-cell>
          <table:table-cell office:value-type="float" office:value="27703" calcext:value-type="float">
            <text:p>27703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string" calcext:value-type="string">
            <text:p>ESS_R05_2010_RUS_EE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Не особенно полезно</text:p>
          </table:table-cell>
          <table:table-cell office:value-type="float" office:value="27704" calcext:value-type="float">
            <text:p>27704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string" calcext:value-type="string">
            <text:p>ESS_R05_2010_RUS_EE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Совершенно не полезно</text:p>
          </table:table-cell>
          <table:table-cell office:value-type="float" office:value="27705" calcext:value-type="float">
            <text:p>27705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string" calcext:value-type="string">
            <text:p>ESS_R05_2010_RUS_EE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НЕ ЗНАЮ)</text:p>
          </table:table-cell>
          <table:table-cell office:value-type="float" office:value="27706" calcext:value-type="float">
            <text:p>27706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string" calcext:value-type="string">
            <text:p>ESS_R05_2010_RUS_EE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Все полностью</text:p>
          </table:table-cell>
          <table:table-cell office:value-type="float" office:value="27707" calcext:value-type="float">
            <text:p>27707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string" calcext:value-type="string">
            <text:p>ESS_R05_2010_RUS_EE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Большую часть</text:p>
          </table:table-cell>
          <table:table-cell office:value-type="float" office:value="27708" calcext:value-type="float">
            <text:p>27708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string" calcext:value-type="string">
            <text:p>ESS_R05_2010_RUS_EE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Примерно половину</text:p>
          </table:table-cell>
          <table:table-cell office:value-type="float" office:value="27709" calcext:value-type="float">
            <text:p>27709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string" calcext:value-type="string">
            <text:p>ESS_R05_2010_RUS_EE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Частично</text:p>
          </table:table-cell>
          <table:table-cell office:value-type="float" office:value="27710" calcext:value-type="float">
            <text:p>27710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string" calcext:value-type="string">
            <text:p>ESS_R05_2010_RUS_EE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Ничего</text:p>
          </table:table-cell>
          <table:table-cell office:value-type="float" office:value="27711" calcext:value-type="float">
            <text:p>27711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string" calcext:value-type="string">
            <text:p>ESS_R05_2010_RUS_EE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(НЕ ЗНАЮ)</text:p>
          </table:table-cell>
          <table:table-cell office:value-type="float" office:value="27712" calcext:value-type="float">
            <text:p>27712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7713" calcext:value-type="float">
            <text:p>27713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Менее 1⁄2 часа</text:p>
          </table:table-cell>
          <table:table-cell office:value-type="float" office:value="27714" calcext:value-type="float">
            <text:p>27714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От 1⁄2 часа до 1часа</text:p>
          </table:table-cell>
          <table:table-cell office:value-type="float" office:value="27715" calcext:value-type="float">
            <text:p>27715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Более 1 часа, менее 1 1⁄2 часа</text:p>
          </table:table-cell>
          <table:table-cell office:value-type="float" office:value="27716" calcext:value-type="float">
            <text:p>27716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Более 1 1⁄2 часа, менее 2 часов</text:p>
          </table:table-cell>
          <table:table-cell office:value-type="float" office:value="27717" calcext:value-type="float">
            <text:p>27717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Более 2 часов, менее 2 1⁄2 часов</text:p>
          </table:table-cell>
          <table:table-cell office:value-type="float" office:value="27718" calcext:value-type="float">
            <text:p>27718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Более 2 1⁄2 часов, менее 3 часов</text:p>
          </table:table-cell>
          <table:table-cell office:value-type="float" office:value="27719" calcext:value-type="float">
            <text:p>27719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Более 3 часов</text:p>
          </table:table-cell>
          <table:table-cell office:value-type="float" office:value="27720" calcext:value-type="float">
            <text:p>27720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(НЕ ЗНАЮ)</text:p>
          </table:table-cell>
          <table:table-cell office:value-type="float" office:value="27721" calcext:value-type="float">
            <text:p>27721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7713" calcext:value-type="float">
            <text:p>27713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Менее 1⁄2 часа</text:p>
          </table:table-cell>
          <table:table-cell office:value-type="float" office:value="27714" calcext:value-type="float">
            <text:p>27714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От 1⁄2 часа до 1часа</text:p>
          </table:table-cell>
          <table:table-cell office:value-type="float" office:value="27715" calcext:value-type="float">
            <text:p>27715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Более 1 часа, менее 1 1⁄2 часа</text:p>
          </table:table-cell>
          <table:table-cell office:value-type="float" office:value="27716" calcext:value-type="float">
            <text:p>27716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Более 1 1⁄2 часа, менее 2 часов</text:p>
          </table:table-cell>
          <table:table-cell office:value-type="float" office:value="27717" calcext:value-type="float">
            <text:p>27717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Более 2 часов, менее 2 1⁄2 часов</text:p>
          </table:table-cell>
          <table:table-cell office:value-type="float" office:value="27718" calcext:value-type="float">
            <text:p>27718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Более 2 1⁄2 часов, менее 3 часов</text:p>
          </table:table-cell>
          <table:table-cell office:value-type="float" office:value="27719" calcext:value-type="float">
            <text:p>27719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Более 3 часов</text:p>
          </table:table-cell>
          <table:table-cell office:value-type="float" office:value="27720" calcext:value-type="float">
            <text:p>27720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(НЕ ЗНАЮ)</text:p>
          </table:table-cell>
          <table:table-cell office:value-type="float" office:value="27721" calcext:value-type="float">
            <text:p>27721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7713" calcext:value-type="float">
            <text:p>27713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Менее 1⁄2 часа</text:p>
          </table:table-cell>
          <table:table-cell office:value-type="float" office:value="27714" calcext:value-type="float">
            <text:p>27714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От 1⁄2 часа до 1часа</text:p>
          </table:table-cell>
          <table:table-cell office:value-type="float" office:value="27715" calcext:value-type="float">
            <text:p>27715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Более 1 часа, менее 1 1⁄2 часа</text:p>
          </table:table-cell>
          <table:table-cell office:value-type="float" office:value="27716" calcext:value-type="float">
            <text:p>27716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Более 1 1⁄2 часа, менее 2 часов</text:p>
          </table:table-cell>
          <table:table-cell office:value-type="float" office:value="27717" calcext:value-type="float">
            <text:p>27717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Более 2 часов, менее 2 1⁄2 часов</text:p>
          </table:table-cell>
          <table:table-cell office:value-type="float" office:value="27718" calcext:value-type="float">
            <text:p>27718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Более 2 1⁄2 часов, менее 3 часов</text:p>
          </table:table-cell>
          <table:table-cell office:value-type="float" office:value="27719" calcext:value-type="float">
            <text:p>27719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Более 3 часов</text:p>
          </table:table-cell>
          <table:table-cell office:value-type="float" office:value="27720" calcext:value-type="float">
            <text:p>27720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(НЕ ЗНАЮ)</text:p>
          </table:table-cell>
          <table:table-cell office:value-type="float" office:value="27721" calcext:value-type="float">
            <text:p>27721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ESS_R05_2010_RUS_EE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Совсем нет</text:p>
          </table:table-cell>
          <table:table-cell office:value-type="float" office:value="27722" calcext:value-type="float">
            <text:p>27722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ESS_R05_2010_RUS_EE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Очень мало</text:p>
          </table:table-cell>
          <table:table-cell office:value-type="float" office:value="27723" calcext:value-type="float">
            <text:p>27723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ESS_R05_2010_RUS_EE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Отчасти</text:p>
          </table:table-cell>
          <table:table-cell office:value-type="float" office:value="27724" calcext:value-type="float">
            <text:p>27724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ESS_R05_2010_RUS_EE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Значительно</text:p>
          </table:table-cell>
          <table:table-cell office:value-type="float" office:value="27725" calcext:value-type="float">
            <text:p>27725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ESS_R05_2010_RUS_EE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В большой мере</text:p>
          </table:table-cell>
          <table:table-cell office:value-type="float" office:value="27726" calcext:value-type="float">
            <text:p>27726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ESS_R05_2010_RUS_EE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(НЕ ЗНАЮ)</text:p>
          </table:table-cell>
          <table:table-cell office:value-type="float" office:value="27727" calcext:value-type="float">
            <text:p>27727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ESS_R05_2010_RUS_EE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Определенно нет</text:p>
          </table:table-cell>
          <table:table-cell office:value-type="float" office:value="27728" calcext:value-type="float">
            <text:p>27728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string" calcext:value-type="string">
            <text:p>ESS_R05_2010_RUS_EE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Наверное нет</text:p>
          </table:table-cell>
          <table:table-cell office:value-type="float" office:value="27729" calcext:value-type="float">
            <text:p>27729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string" calcext:value-type="string">
            <text:p>ESS_R05_2010_RUS_EE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Ни да, ни нет</text:p>
          </table:table-cell>
          <table:table-cell office:value-type="float" office:value="27730" calcext:value-type="float">
            <text:p>27730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string" calcext:value-type="string">
            <text:p>ESS_R05_2010_RUS_EE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Наверное да</text:p>
          </table:table-cell>
          <table:table-cell office:value-type="float" office:value="27731" calcext:value-type="float">
            <text:p>27731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string" calcext:value-type="string">
            <text:p>ESS_R05_2010_RUS_EE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Определенно да</text:p>
          </table:table-cell>
          <table:table-cell office:value-type="float" office:value="27732" calcext:value-type="float">
            <text:p>27732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string" calcext:value-type="string">
            <text:p>ESS_R05_2010_RUS_EE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(НЕ ЗНАЮ)</text:p>
          </table:table-cell>
          <table:table-cell office:value-type="float" office:value="27733" calcext:value-type="float">
            <text:p>27733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string" calcext:value-type="string">
            <text:p>ESS_R05_2010_RUS_EE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Совсем нет</text:p>
          </table:table-cell>
          <table:table-cell office:value-type="float" office:value="27722" calcext:value-type="float">
            <text:p>27722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ESS_R05_2010_RUS_EE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Очень мало</text:p>
          </table:table-cell>
          <table:table-cell office:value-type="float" office:value="27723" calcext:value-type="float">
            <text:p>27723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ESS_R05_2010_RUS_EE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Отчасти</text:p>
          </table:table-cell>
          <table:table-cell office:value-type="float" office:value="27724" calcext:value-type="float">
            <text:p>27724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ESS_R05_2010_RUS_EE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Значительно</text:p>
          </table:table-cell>
          <table:table-cell office:value-type="float" office:value="27725" calcext:value-type="float">
            <text:p>27725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ESS_R05_2010_RUS_EE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В большой мере</text:p>
          </table:table-cell>
          <table:table-cell office:value-type="float" office:value="27726" calcext:value-type="float">
            <text:p>27726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ESS_R05_2010_RUS_EE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(НЕ ЗНАЮ)</text:p>
          </table:table-cell>
          <table:table-cell office:value-type="float" office:value="27727" calcext:value-type="float">
            <text:p>27727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ESS_R05_2010_RUS_EE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Совершенно не уверен</text:p>
          </table:table-cell>
          <table:table-cell office:value-type="float" office:value="27734" calcext:value-type="float">
            <text:p>27734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ESS_R05_2010_RUS_EE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Немного уверен</text:p>
          </table:table-cell>
          <table:table-cell office:value-type="float" office:value="27735" calcext:value-type="float">
            <text:p>27735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ESS_R05_2010_RUS_EE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Довольно уверен</text:p>
          </table:table-cell>
          <table:table-cell office:value-type="float" office:value="27736" calcext:value-type="float">
            <text:p>27736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ESS_R05_2010_RUS_EE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Очень уверен</text:p>
          </table:table-cell>
          <table:table-cell office:value-type="float" office:value="27737" calcext:value-type="float">
            <text:p>27737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ESS_R05_2010_RUS_EE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Полностью уверен</text:p>
          </table:table-cell>
          <table:table-cell office:value-type="float" office:value="27738" calcext:value-type="float">
            <text:p>27738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ESS_R05_2010_RUS_EE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(НЕ ЗНАЮ)</text:p>
          </table:table-cell>
          <table:table-cell office:value-type="float" office:value="27739" calcext:value-type="float">
            <text:p>27739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7740" calcext:value-type="float">
            <text:p>2774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Менее 1⁄2 часа</text:p>
          </table:table-cell>
          <table:table-cell office:value-type="float" office:value="27741" calcext:value-type="float">
            <text:p>2774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1⁄2 часа до 1 часа</text:p>
          </table:table-cell>
          <table:table-cell office:value-type="float" office:value="27742" calcext:value-type="float">
            <text:p>27742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43" calcext:value-type="float">
            <text:p>27743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44" calcext:value-type="float">
            <text:p>27744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45" calcext:value-type="float">
            <text:p>27745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46" calcext:value-type="float">
            <text:p>27746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3 часов до 4 часов</text:p>
          </table:table-cell>
          <table:table-cell office:value-type="float" office:value="27747" calcext:value-type="float">
            <text:p>27747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4 часов до 5 часов</text:p>
          </table:table-cell>
          <table:table-cell office:value-type="float" office:value="27748" calcext:value-type="float">
            <text:p>27748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5 часов до 6 часов</text:p>
          </table:table-cell>
          <table:table-cell office:value-type="float" office:value="27749" calcext:value-type="float">
            <text:p>27749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Более 6 часов</text:p>
          </table:table-cell>
          <table:table-cell office:value-type="float" office:value="27750" calcext:value-type="float">
            <text:p>2775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(НЕ ЗНАЮ)</text:p>
          </table:table-cell>
          <table:table-cell office:value-type="float" office:value="27751" calcext:value-type="float">
            <text:p>2775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7740" calcext:value-type="float">
            <text:p>2774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Менее 1⁄2 часа</text:p>
          </table:table-cell>
          <table:table-cell office:value-type="float" office:value="27741" calcext:value-type="float">
            <text:p>2774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1⁄2 часа до 1 часа</text:p>
          </table:table-cell>
          <table:table-cell office:value-type="float" office:value="27742" calcext:value-type="float">
            <text:p>27742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43" calcext:value-type="float">
            <text:p>27743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44" calcext:value-type="float">
            <text:p>27744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45" calcext:value-type="float">
            <text:p>27745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46" calcext:value-type="float">
            <text:p>27746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3 часов до 4 часов</text:p>
          </table:table-cell>
          <table:table-cell office:value-type="float" office:value="27747" calcext:value-type="float">
            <text:p>27747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4 часов до 5 часов</text:p>
          </table:table-cell>
          <table:table-cell office:value-type="float" office:value="27748" calcext:value-type="float">
            <text:p>27748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5 часов до 6 часов</text:p>
          </table:table-cell>
          <table:table-cell office:value-type="float" office:value="27749" calcext:value-type="float">
            <text:p>27749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Более 6 часов</text:p>
          </table:table-cell>
          <table:table-cell office:value-type="float" office:value="27750" calcext:value-type="float">
            <text:p>2775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(НЕ ЗНАЮ)</text:p>
          </table:table-cell>
          <table:table-cell office:value-type="float" office:value="27751" calcext:value-type="float">
            <text:p>2775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7740" calcext:value-type="float">
            <text:p>2774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Менее 1⁄2 часа</text:p>
          </table:table-cell>
          <table:table-cell office:value-type="float" office:value="27741" calcext:value-type="float">
            <text:p>2774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1⁄2 часа до 1 часа</text:p>
          </table:table-cell>
          <table:table-cell office:value-type="float" office:value="27742" calcext:value-type="float">
            <text:p>27742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43" calcext:value-type="float">
            <text:p>27743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44" calcext:value-type="float">
            <text:p>27744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45" calcext:value-type="float">
            <text:p>27745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46" calcext:value-type="float">
            <text:p>27746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3 часов до 4 часов</text:p>
          </table:table-cell>
          <table:table-cell office:value-type="float" office:value="27747" calcext:value-type="float">
            <text:p>27747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4 часов до 5 часов</text:p>
          </table:table-cell>
          <table:table-cell office:value-type="float" office:value="27748" calcext:value-type="float">
            <text:p>27748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5 часов до 6 часов</text:p>
          </table:table-cell>
          <table:table-cell office:value-type="float" office:value="27749" calcext:value-type="float">
            <text:p>27749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Более 6 часов</text:p>
          </table:table-cell>
          <table:table-cell office:value-type="float" office:value="27750" calcext:value-type="float">
            <text:p>2775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(НЕ ЗНАЮ)</text:p>
          </table:table-cell>
          <table:table-cell office:value-type="float" office:value="27751" calcext:value-type="float">
            <text:p>2775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7740" calcext:value-type="float">
            <text:p>2774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Менее 1⁄2 часа</text:p>
          </table:table-cell>
          <table:table-cell office:value-type="float" office:value="27741" calcext:value-type="float">
            <text:p>2774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1⁄2 часа до 1 часа</text:p>
          </table:table-cell>
          <table:table-cell office:value-type="float" office:value="27742" calcext:value-type="float">
            <text:p>27742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43" calcext:value-type="float">
            <text:p>27743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44" calcext:value-type="float">
            <text:p>27744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45" calcext:value-type="float">
            <text:p>27745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46" calcext:value-type="float">
            <text:p>27746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3 часов до 4 часов</text:p>
          </table:table-cell>
          <table:table-cell office:value-type="float" office:value="27747" calcext:value-type="float">
            <text:p>27747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4 часов до 5 часов</text:p>
          </table:table-cell>
          <table:table-cell office:value-type="float" office:value="27748" calcext:value-type="float">
            <text:p>27748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5 часов до 6 часов</text:p>
          </table:table-cell>
          <table:table-cell office:value-type="float" office:value="27749" calcext:value-type="float">
            <text:p>27749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Более 6 часов</text:p>
          </table:table-cell>
          <table:table-cell office:value-type="float" office:value="27750" calcext:value-type="float">
            <text:p>2775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(НЕ ЗНАЮ)</text:p>
          </table:table-cell>
          <table:table-cell office:value-type="float" office:value="27751" calcext:value-type="float">
            <text:p>2775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Совсем не читаю</text:p>
          </table:table-cell>
          <table:table-cell office:value-type="float" office:value="27752" calcext:value-type="float">
            <text:p>27752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Менее 15 минут</text:p>
          </table:table-cell>
          <table:table-cell office:value-type="float" office:value="27753" calcext:value-type="float">
            <text:p>27753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15 минут до 1⁄2 часа</text:p>
          </table:table-cell>
          <table:table-cell office:value-type="float" office:value="27754" calcext:value-type="float">
            <text:p>27754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1⁄2 часа до 45 минут</text:p>
          </table:table-cell>
          <table:table-cell office:value-type="float" office:value="27755" calcext:value-type="float">
            <text:p>27755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45 минут до 1 часа</text:p>
          </table:table-cell>
          <table:table-cell office:value-type="float" office:value="27756" calcext:value-type="float">
            <text:p>27756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57" calcext:value-type="float">
            <text:p>27757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58" calcext:value-type="float">
            <text:p>27758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59" calcext:value-type="float">
            <text:p>27759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60" calcext:value-type="float">
            <text:p>27760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Более 3 часов</text:p>
          </table:table-cell>
          <table:table-cell office:value-type="float" office:value="27761" calcext:value-type="float">
            <text:p>27761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(НЕ ЗНАЮ)</text:p>
          </table:table-cell>
          <table:table-cell office:value-type="float" office:value="27762" calcext:value-type="float">
            <text:p>27762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Совсем не читаю</text:p>
          </table:table-cell>
          <table:table-cell office:value-type="float" office:value="27752" calcext:value-type="float">
            <text:p>27752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Менее 15 минут</text:p>
          </table:table-cell>
          <table:table-cell office:value-type="float" office:value="27753" calcext:value-type="float">
            <text:p>27753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15 минут до 1⁄2 часа</text:p>
          </table:table-cell>
          <table:table-cell office:value-type="float" office:value="27754" calcext:value-type="float">
            <text:p>27754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1⁄2 часа до 45 минут</text:p>
          </table:table-cell>
          <table:table-cell office:value-type="float" office:value="27755" calcext:value-type="float">
            <text:p>27755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45 минут до 1 часа</text:p>
          </table:table-cell>
          <table:table-cell office:value-type="float" office:value="27756" calcext:value-type="float">
            <text:p>27756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57" calcext:value-type="float">
            <text:p>27757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58" calcext:value-type="float">
            <text:p>27758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59" calcext:value-type="float">
            <text:p>27759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60" calcext:value-type="float">
            <text:p>27760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Более 3 часов</text:p>
          </table:table-cell>
          <table:table-cell office:value-type="float" office:value="27761" calcext:value-type="float">
            <text:p>27761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(НЕ ЗНАЮ)</text:p>
          </table:table-cell>
          <table:table-cell office:value-type="float" office:value="27762" calcext:value-type="float">
            <text:p>27762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7740" calcext:value-type="float">
            <text:p>2774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Менее 1⁄2 часа</text:p>
          </table:table-cell>
          <table:table-cell office:value-type="float" office:value="27741" calcext:value-type="float">
            <text:p>2774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1⁄2 часа до 1 часа</text:p>
          </table:table-cell>
          <table:table-cell office:value-type="float" office:value="27742" calcext:value-type="float">
            <text:p>27742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43" calcext:value-type="float">
            <text:p>27743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44" calcext:value-type="float">
            <text:p>27744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45" calcext:value-type="float">
            <text:p>27745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46" calcext:value-type="float">
            <text:p>27746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3 часов до 4 часов</text:p>
          </table:table-cell>
          <table:table-cell office:value-type="float" office:value="27747" calcext:value-type="float">
            <text:p>27747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4 часов до 5 часов</text:p>
          </table:table-cell>
          <table:table-cell office:value-type="float" office:value="27748" calcext:value-type="float">
            <text:p>27748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5 часов до 6 часов</text:p>
          </table:table-cell>
          <table:table-cell office:value-type="float" office:value="27749" calcext:value-type="float">
            <text:p>27749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Более 6 часов</text:p>
          </table:table-cell>
          <table:table-cell office:value-type="float" office:value="27750" calcext:value-type="float">
            <text:p>2775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(НЕ ЗНАЮ)</text:p>
          </table:table-cell>
          <table:table-cell office:value-type="float" office:value="27751" calcext:value-type="float">
            <text:p>2775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7740" calcext:value-type="float">
            <text:p>2774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Менее 1⁄2 часа</text:p>
          </table:table-cell>
          <table:table-cell office:value-type="float" office:value="27741" calcext:value-type="float">
            <text:p>2774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1⁄2 часа до 1 часа</text:p>
          </table:table-cell>
          <table:table-cell office:value-type="float" office:value="27742" calcext:value-type="float">
            <text:p>27742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43" calcext:value-type="float">
            <text:p>27743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44" calcext:value-type="float">
            <text:p>27744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45" calcext:value-type="float">
            <text:p>27745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46" calcext:value-type="float">
            <text:p>27746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3 часов до 4 часов</text:p>
          </table:table-cell>
          <table:table-cell office:value-type="float" office:value="27747" calcext:value-type="float">
            <text:p>27747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4 часов до 5 часов</text:p>
          </table:table-cell>
          <table:table-cell office:value-type="float" office:value="27748" calcext:value-type="float">
            <text:p>27748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5 часов до 6 часов</text:p>
          </table:table-cell>
          <table:table-cell office:value-type="float" office:value="27749" calcext:value-type="float">
            <text:p>27749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Более 6 часов</text:p>
          </table:table-cell>
          <table:table-cell office:value-type="float" office:value="27750" calcext:value-type="float">
            <text:p>2775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(НЕ ЗНАЮ)</text:p>
          </table:table-cell>
          <table:table-cell office:value-type="float" office:value="27751" calcext:value-type="float">
            <text:p>2775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7740" calcext:value-type="float">
            <text:p>2774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Менее 1⁄2 часа</text:p>
          </table:table-cell>
          <table:table-cell office:value-type="float" office:value="27741" calcext:value-type="float">
            <text:p>2774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1⁄2 часа до 1 часа</text:p>
          </table:table-cell>
          <table:table-cell office:value-type="float" office:value="27742" calcext:value-type="float">
            <text:p>27742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43" calcext:value-type="float">
            <text:p>27743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44" calcext:value-type="float">
            <text:p>27744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45" calcext:value-type="float">
            <text:p>27745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46" calcext:value-type="float">
            <text:p>27746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3 часов до 4 часов</text:p>
          </table:table-cell>
          <table:table-cell office:value-type="float" office:value="27747" calcext:value-type="float">
            <text:p>27747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4 часов до 5 часов</text:p>
          </table:table-cell>
          <table:table-cell office:value-type="float" office:value="27748" calcext:value-type="float">
            <text:p>27748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5 часов до 6 часов</text:p>
          </table:table-cell>
          <table:table-cell office:value-type="float" office:value="27749" calcext:value-type="float">
            <text:p>27749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Более 6 часов</text:p>
          </table:table-cell>
          <table:table-cell office:value-type="float" office:value="27750" calcext:value-type="float">
            <text:p>2775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(НЕ ЗНАЮ)</text:p>
          </table:table-cell>
          <table:table-cell office:value-type="float" office:value="27751" calcext:value-type="float">
            <text:p>2775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7740" calcext:value-type="float">
            <text:p>2774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Менее 1⁄2 часа</text:p>
          </table:table-cell>
          <table:table-cell office:value-type="float" office:value="27741" calcext:value-type="float">
            <text:p>2774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1⁄2 часа до 1 часа</text:p>
          </table:table-cell>
          <table:table-cell office:value-type="float" office:value="27742" calcext:value-type="float">
            <text:p>27742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43" calcext:value-type="float">
            <text:p>27743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44" calcext:value-type="float">
            <text:p>27744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45" calcext:value-type="float">
            <text:p>27745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46" calcext:value-type="float">
            <text:p>27746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3 часов до 4 часов</text:p>
          </table:table-cell>
          <table:table-cell office:value-type="float" office:value="27747" calcext:value-type="float">
            <text:p>27747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4 часов до 5 часов</text:p>
          </table:table-cell>
          <table:table-cell office:value-type="float" office:value="27748" calcext:value-type="float">
            <text:p>27748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5 часов до 6 часов</text:p>
          </table:table-cell>
          <table:table-cell office:value-type="float" office:value="27749" calcext:value-type="float">
            <text:p>27749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Более 6 часов</text:p>
          </table:table-cell>
          <table:table-cell office:value-type="float" office:value="27750" calcext:value-type="float">
            <text:p>2775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(НЕ ЗНАЮ)</text:p>
          </table:table-cell>
          <table:table-cell office:value-type="float" office:value="27751" calcext:value-type="float">
            <text:p>2775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Совсем не читаю</text:p>
          </table:table-cell>
          <table:table-cell office:value-type="float" office:value="27752" calcext:value-type="float">
            <text:p>27752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Менее 15 минут</text:p>
          </table:table-cell>
          <table:table-cell office:value-type="float" office:value="27753" calcext:value-type="float">
            <text:p>27753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15 минут до 1⁄2 часа</text:p>
          </table:table-cell>
          <table:table-cell office:value-type="float" office:value="27754" calcext:value-type="float">
            <text:p>27754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1⁄2 часа до 45 минут</text:p>
          </table:table-cell>
          <table:table-cell office:value-type="float" office:value="27755" calcext:value-type="float">
            <text:p>27755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45 минут до 1 часа</text:p>
          </table:table-cell>
          <table:table-cell office:value-type="float" office:value="27756" calcext:value-type="float">
            <text:p>27756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57" calcext:value-type="float">
            <text:p>27757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58" calcext:value-type="float">
            <text:p>27758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59" calcext:value-type="float">
            <text:p>27759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60" calcext:value-type="float">
            <text:p>27760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Более 3 часов</text:p>
          </table:table-cell>
          <table:table-cell office:value-type="float" office:value="27761" calcext:value-type="float">
            <text:p>27761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(НЕ ЗНАЮ)</text:p>
          </table:table-cell>
          <table:table-cell office:value-type="float" office:value="27762" calcext:value-type="float">
            <text:p>27762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Совсем не читаю</text:p>
          </table:table-cell>
          <table:table-cell office:value-type="float" office:value="27752" calcext:value-type="float">
            <text:p>27752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Менее 15 минут</text:p>
          </table:table-cell>
          <table:table-cell office:value-type="float" office:value="27753" calcext:value-type="float">
            <text:p>27753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15 минут до 1⁄2 часа</text:p>
          </table:table-cell>
          <table:table-cell office:value-type="float" office:value="27754" calcext:value-type="float">
            <text:p>27754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1⁄2 часа до 45 минут</text:p>
          </table:table-cell>
          <table:table-cell office:value-type="float" office:value="27755" calcext:value-type="float">
            <text:p>27755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45 минут до 1 часа</text:p>
          </table:table-cell>
          <table:table-cell office:value-type="float" office:value="27756" calcext:value-type="float">
            <text:p>27756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57" calcext:value-type="float">
            <text:p>27757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58" calcext:value-type="float">
            <text:p>27758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59" calcext:value-type="float">
            <text:p>27759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60" calcext:value-type="float">
            <text:p>27760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Более 3 часов</text:p>
          </table:table-cell>
          <table:table-cell office:value-type="float" office:value="27761" calcext:value-type="float">
            <text:p>27761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(НЕ ЗНАЮ)</text:p>
          </table:table-cell>
          <table:table-cell office:value-type="float" office:value="27762" calcext:value-type="float">
            <text:p>27762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7740" calcext:value-type="float">
            <text:p>2774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Менее 1⁄2 часа</text:p>
          </table:table-cell>
          <table:table-cell office:value-type="float" office:value="27741" calcext:value-type="float">
            <text:p>2774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1⁄2 часа до 1 часа</text:p>
          </table:table-cell>
          <table:table-cell office:value-type="float" office:value="27742" calcext:value-type="float">
            <text:p>27742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43" calcext:value-type="float">
            <text:p>27743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44" calcext:value-type="float">
            <text:p>27744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45" calcext:value-type="float">
            <text:p>27745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46" calcext:value-type="float">
            <text:p>27746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3 часов до 4 часов</text:p>
          </table:table-cell>
          <table:table-cell office:value-type="float" office:value="27747" calcext:value-type="float">
            <text:p>27747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4 часов до 5 часов</text:p>
          </table:table-cell>
          <table:table-cell office:value-type="float" office:value="27748" calcext:value-type="float">
            <text:p>27748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5 часов до 6 часов</text:p>
          </table:table-cell>
          <table:table-cell office:value-type="float" office:value="27749" calcext:value-type="float">
            <text:p>27749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Более 6 часов</text:p>
          </table:table-cell>
          <table:table-cell office:value-type="float" office:value="27750" calcext:value-type="float">
            <text:p>2775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(НЕ ЗНАЮ)</text:p>
          </table:table-cell>
          <table:table-cell office:value-type="float" office:value="27751" calcext:value-type="float">
            <text:p>2775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Не смотрю совсем</text:p>
          </table:table-cell>
          <table:table-cell office:value-type="float" office:value="27740" calcext:value-type="float">
            <text:p>2774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Менее 1⁄2 часа</text:p>
          </table:table-cell>
          <table:table-cell office:value-type="float" office:value="27741" calcext:value-type="float">
            <text:p>2774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1⁄2 часа до 1 часа</text:p>
          </table:table-cell>
          <table:table-cell office:value-type="float" office:value="27742" calcext:value-type="float">
            <text:p>27742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1 часа до 1 1⁄2 часов</text:p>
          </table:table-cell>
          <table:table-cell office:value-type="float" office:value="27743" calcext:value-type="float">
            <text:p>27743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1 1⁄2 часов до 2 часов</text:p>
          </table:table-cell>
          <table:table-cell office:value-type="float" office:value="27744" calcext:value-type="float">
            <text:p>27744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2 часов до 2 1⁄2 часов</text:p>
          </table:table-cell>
          <table:table-cell office:value-type="float" office:value="27745" calcext:value-type="float">
            <text:p>27745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2 1⁄2 часов до 3 часов</text:p>
          </table:table-cell>
          <table:table-cell office:value-type="float" office:value="27746" calcext:value-type="float">
            <text:p>27746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3 часов до 4 часов</text:p>
          </table:table-cell>
          <table:table-cell office:value-type="float" office:value="27747" calcext:value-type="float">
            <text:p>27747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4 часов до 5 часов</text:p>
          </table:table-cell>
          <table:table-cell office:value-type="float" office:value="27748" calcext:value-type="float">
            <text:p>27748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5 часов до 6 часов</text:p>
          </table:table-cell>
          <table:table-cell office:value-type="float" office:value="27749" calcext:value-type="float">
            <text:p>27749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Более 6 часов</text:p>
          </table:table-cell>
          <table:table-cell office:value-type="float" office:value="27750" calcext:value-type="float">
            <text:p>2775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(НЕ ЗНАЮ)</text:p>
          </table:table-cell>
          <table:table-cell office:value-type="float" office:value="27751" calcext:value-type="float">
            <text:p>2775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Крайне неуспешна</text:p>
          </table:table-cell>
          <table:table-cell office:value-type="float" office:value="27763" calcext:value-type="float">
            <text:p>27763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7764" calcext:value-type="float">
            <text:p>27764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7765" calcext:value-type="float">
            <text:p>27765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7766" calcext:value-type="float">
            <text:p>27766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7767" calcext:value-type="float">
            <text:p>27767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7768" calcext:value-type="float">
            <text:p>27768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7769" calcext:value-type="float">
            <text:p>27769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7770" calcext:value-type="float">
            <text:p>2777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7771" calcext:value-type="float">
            <text:p>27771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7772" calcext:value-type="float">
            <text:p>27772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Крайне успешно</text:p>
          </table:table-cell>
          <table:table-cell office:value-type="float" office:value="27773" calcext:value-type="float">
            <text:p>27773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ESS_R05_2010_RUS_EE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НЕ ЗНАЮ)</text:p>
          </table:table-cell>
          <table:table-cell office:value-type="float" office:value="27774" calcext:value-type="float">
            <text:p>27774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Крайне неуспешна</text:p>
          </table:table-cell>
          <table:table-cell office:value-type="float" office:value="27775" calcext:value-type="float">
            <text:p>27775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7776" calcext:value-type="float">
            <text:p>27776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7777" calcext:value-type="float">
            <text:p>27777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7778" calcext:value-type="float">
            <text:p>27778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7779" calcext:value-type="float">
            <text:p>27779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7780" calcext:value-type="float">
            <text:p>27780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7781" calcext:value-type="float">
            <text:p>27781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7782" calcext:value-type="float">
            <text:p>27782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7783" calcext:value-type="float">
            <text:p>27783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7784" calcext:value-type="float">
            <text:p>27784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Крайне успешно</text:p>
          </table:table-cell>
          <table:table-cell office:value-type="float" office:value="27785" calcext:value-type="float">
            <text:p>27785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ESS_R05_2010_RUS_EE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НЕ ЗНАЮ)</text:p>
          </table:table-cell>
          <table:table-cell office:value-type="float" office:value="27786" calcext:value-type="float">
            <text:p>27786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Крайне медленно</text:p>
          </table:table-cell>
          <table:table-cell office:value-type="float" office:value="27787" calcext:value-type="float">
            <text:p>27787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7788" calcext:value-type="float">
            <text:p>27788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7789" calcext:value-type="float">
            <text:p>27789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7790" calcext:value-type="float">
            <text:p>27790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7791" calcext:value-type="float">
            <text:p>2779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7792" calcext:value-type="float">
            <text:p>27792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7793" calcext:value-type="float">
            <text:p>27793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7794" calcext:value-type="float">
            <text:p>27794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7795" calcext:value-type="float">
            <text:p>27795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7796" calcext:value-type="float">
            <text:p>27796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Крайне быстро</text:p>
          </table:table-cell>
          <table:table-cell office:value-type="float" office:value="27797" calcext:value-type="float">
            <text:p>27797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ESS_R05_2010_RUS_EE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НЕ ЗНАЮ)</text:p>
          </table:table-cell>
          <table:table-cell office:value-type="float" office:value="27798" calcext:value-type="float">
            <text:p>27798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ESS_R05_2010_RUS_EE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совсем не часто</text:p>
          </table:table-cell>
          <table:table-cell office:value-type="float" office:value="27799" calcext:value-type="float">
            <text:p>27799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ESS_R05_2010_RUS_EE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не очень часто</text:p>
          </table:table-cell>
          <table:table-cell office:value-type="float" office:value="27800" calcext:value-type="float">
            <text:p>27800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ESS_R05_2010_RUS_EE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часто</text:p>
          </table:table-cell>
          <table:table-cell office:value-type="float" office:value="27801" calcext:value-type="float">
            <text:p>27801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ESS_R05_2010_RUS_EE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или очень часто?</text:p>
          </table:table-cell>
          <table:table-cell office:value-type="float" office:value="27802" calcext:value-type="float">
            <text:p>27802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ESS_R05_2010_RUS_EE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НЕ ЗНАЮ)</text:p>
          </table:table-cell>
          <table:table-cell office:value-type="float" office:value="27803" calcext:value-type="float">
            <text:p>27803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ESS_R05_2010_RUS_EE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совсем не часто</text:p>
          </table:table-cell>
          <table:table-cell office:value-type="float" office:value="27799" calcext:value-type="float">
            <text:p>27799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ESS_R05_2010_RUS_EE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не очень часто</text:p>
          </table:table-cell>
          <table:table-cell office:value-type="float" office:value="27800" calcext:value-type="float">
            <text:p>27800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ESS_R05_2010_RUS_EE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часто</text:p>
          </table:table-cell>
          <table:table-cell office:value-type="float" office:value="27801" calcext:value-type="float">
            <text:p>27801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ESS_R05_2010_RUS_EE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или очень часто?</text:p>
          </table:table-cell>
          <table:table-cell office:value-type="float" office:value="27802" calcext:value-type="float">
            <text:p>27802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ESS_R05_2010_RUS_EE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НЕ ЗНАЮ)</text:p>
          </table:table-cell>
          <table:table-cell office:value-type="float" office:value="27803" calcext:value-type="float">
            <text:p>27803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ESS_R05_2010_RUS_EE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совсем не часто</text:p>
          </table:table-cell>
          <table:table-cell office:value-type="float" office:value="27804" calcext:value-type="float">
            <text:p>27804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ESS_R05_2010_RUS_EE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не очень часто</text:p>
          </table:table-cell>
          <table:table-cell office:value-type="float" office:value="27805" calcext:value-type="float">
            <text:p>27805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ESS_R05_2010_RUS_EE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часто</text:p>
          </table:table-cell>
          <table:table-cell office:value-type="float" office:value="27806" calcext:value-type="float">
            <text:p>27806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ESS_R05_2010_RUS_EE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или очень часто? (Никто никогда не просит объяснить полицию её решения и действия)</text:p>
          </table:table-cell>
          <table:table-cell office:value-type="float" office:value="27807" calcext:value-type="float">
            <text:p>27807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ESS_R05_2010_RUS_EE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НЕ ЗНАЮ)</text:p>
          </table:table-cell>
          <table:table-cell office:value-type="float" office:value="27808" calcext:value-type="float">
            <text:p>27808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ESS_R05_2010_RUS_EE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верше нно невероят но</text:p>
          </table:table-cell>
          <table:table-cell office:value-type="float" office:value="27809" calcext:value-type="float">
            <text:p>27809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Не особенно вероятно</text:p>
          </table:table-cell>
          <table:table-cell office:value-type="float" office:value="27810" calcext:value-type="float">
            <text:p>27810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Вероятно</text:p>
          </table:table-cell>
          <table:table-cell office:value-type="float" office:value="27811" calcext:value-type="float">
            <text:p>27811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7812" calcext:value-type="float">
            <text:p>27812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НЕ ЗНАЮ)</text:p>
          </table:table-cell>
          <table:table-cell office:value-type="float" office:value="27813" calcext:value-type="float">
            <text:p>27813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верше нно невероят но</text:p>
          </table:table-cell>
          <table:table-cell office:value-type="float" office:value="27809" calcext:value-type="float">
            <text:p>27809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е особенно вероятно</text:p>
          </table:table-cell>
          <table:table-cell office:value-type="float" office:value="27810" calcext:value-type="float">
            <text:p>27810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Вероятно</text:p>
          </table:table-cell>
          <table:table-cell office:value-type="float" office:value="27811" calcext:value-type="float">
            <text:p>27811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7812" calcext:value-type="float">
            <text:p>27812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НЕ ЗНАЮ)</text:p>
          </table:table-cell>
          <table:table-cell office:value-type="float" office:value="27813" calcext:value-type="float">
            <text:p>27813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верше нно невероят но</text:p>
          </table:table-cell>
          <table:table-cell office:value-type="float" office:value="27809" calcext:value-type="float">
            <text:p>27809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Не особенно вероятно</text:p>
          </table:table-cell>
          <table:table-cell office:value-type="float" office:value="27810" calcext:value-type="float">
            <text:p>27810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Вероятно</text:p>
          </table:table-cell>
          <table:table-cell office:value-type="float" office:value="27811" calcext:value-type="float">
            <text:p>27811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7812" calcext:value-type="float">
            <text:p>27812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НЕ ЗНАЮ)</text:p>
          </table:table-cell>
          <table:table-cell office:value-type="float" office:value="27813" calcext:value-type="float">
            <text:p>27813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ESS_R05_2010_RUS_EE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<text:s/>Совершенно невероятно</text:p>
          </table:table-cell>
          <table:table-cell office:value-type="float" office:value="27814" calcext:value-type="float">
            <text:p>27814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<text:s/>Не особенно вероятно</text:p>
          </table:table-cell>
          <table:table-cell office:value-type="float" office:value="27815" calcext:value-type="float">
            <text:p>27815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<text:s/>Вероятно</text:p>
          </table:table-cell>
          <table:table-cell office:value-type="float" office:value="27816" calcext:value-type="float">
            <text:p>27816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7817" calcext:value-type="float">
            <text:p>27817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(НЕ ЗНАЮ)</text:p>
          </table:table-cell>
          <table:table-cell office:value-type="float" office:value="27818" calcext:value-type="float">
            <text:p>27818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5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<text:s/>Совершенно невероятно</text:p>
          </table:table-cell>
          <table:table-cell office:value-type="float" office:value="27814" calcext:value-type="float">
            <text:p>27814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5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<text:s/>Не особенно вероятно</text:p>
          </table:table-cell>
          <table:table-cell office:value-type="float" office:value="27815" calcext:value-type="float">
            <text:p>27815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5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<text:s/>Вероятно</text:p>
          </table:table-cell>
          <table:table-cell office:value-type="float" office:value="27816" calcext:value-type="float">
            <text:p>27816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5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7817" calcext:value-type="float">
            <text:p>27817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5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(НЕ ЗНАЮ)</text:p>
          </table:table-cell>
          <table:table-cell office:value-type="float" office:value="27818" calcext:value-type="float">
            <text:p>27818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6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<text:s/>Совершенно невероятно</text:p>
          </table:table-cell>
          <table:table-cell office:value-type="float" office:value="27814" calcext:value-type="float">
            <text:p>27814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6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<text:s/>Не особенно вероятно</text:p>
          </table:table-cell>
          <table:table-cell office:value-type="float" office:value="27815" calcext:value-type="float">
            <text:p>27815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6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<text:s/>Вероятно</text:p>
          </table:table-cell>
          <table:table-cell office:value-type="float" office:value="27816" calcext:value-type="float">
            <text:p>27816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6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7817" calcext:value-type="float">
            <text:p>27817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6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(НЕ ЗНАЮ)</text:p>
          </table:table-cell>
          <table:table-cell office:value-type="float" office:value="27818" calcext:value-type="float">
            <text:p>27818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ESS_R05_2010_RUS_EE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Очень неуспешна</text:p>
          </table:table-cell>
          <table:table-cell office:value-type="float" office:value="27819" calcext:value-type="float">
            <text:p>27819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ESS_R05_2010_RUS_EE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Скорее неуспешна</text:p>
          </table:table-cell>
          <table:table-cell office:value-type="float" office:value="27820" calcext:value-type="float">
            <text:p>27820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ESS_R05_2010_RUS_EE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Ни неуспешна, ни успешна</text:p>
          </table:table-cell>
          <table:table-cell office:value-type="float" office:value="27821" calcext:value-type="float">
            <text:p>27821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ESS_R05_2010_RUS_EE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Скорее успешна</text:p>
          </table:table-cell>
          <table:table-cell office:value-type="float" office:value="27822" calcext:value-type="float">
            <text:p>27822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ESS_R05_2010_RUS_EE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27823" calcext:value-type="float">
            <text:p>27823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ESS_R05_2010_RUS_EE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(НЕ ЗНАЮ)</text:p>
          </table:table-cell>
          <table:table-cell office:value-type="float" office:value="27824" calcext:value-type="float">
            <text:p>27824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ESS_R05_2010_RUS_EE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Очень неуспешна</text:p>
          </table:table-cell>
          <table:table-cell office:value-type="float" office:value="27819" calcext:value-type="float">
            <text:p>27819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ESS_R05_2010_RUS_EE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Скорее неуспешна</text:p>
          </table:table-cell>
          <table:table-cell office:value-type="float" office:value="27820" calcext:value-type="float">
            <text:p>27820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ESS_R05_2010_RUS_EE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Ни неуспешна, ни успешна</text:p>
          </table:table-cell>
          <table:table-cell office:value-type="float" office:value="27821" calcext:value-type="float">
            <text:p>27821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ESS_R05_2010_RUS_EE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Скорее успешна</text:p>
          </table:table-cell>
          <table:table-cell office:value-type="float" office:value="27822" calcext:value-type="float">
            <text:p>27822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ESS_R05_2010_RUS_EE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27823" calcext:value-type="float">
            <text:p>27823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ESS_R05_2010_RUS_EE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(НЕ ЗНАЮ)</text:p>
          </table:table-cell>
          <table:table-cell office:value-type="float" office:value="27824" calcext:value-type="float">
            <text:p>27824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ESS_R05_2010_RUS_EE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Очень медленно</text:p>
          </table:table-cell>
          <table:table-cell office:value-type="float" office:value="27825" calcext:value-type="float">
            <text:p>27825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string" calcext:value-type="string">
            <text:p>ESS_R05_2010_RUS_EE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Скорее медленно</text:p>
          </table:table-cell>
          <table:table-cell office:value-type="float" office:value="27826" calcext:value-type="float">
            <text:p>27826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string" calcext:value-type="string">
            <text:p>ESS_R05_2010_RUS_EE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Ни медленно, ни быстро</text:p>
          </table:table-cell>
          <table:table-cell office:value-type="float" office:value="27827" calcext:value-type="float">
            <text:p>27827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string" calcext:value-type="string">
            <text:p>ESS_R05_2010_RUS_EE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Скорее быстро</text:p>
          </table:table-cell>
          <table:table-cell office:value-type="float" office:value="27828" calcext:value-type="float">
            <text:p>27828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string" calcext:value-type="string">
            <text:p>ESS_R05_2010_RUS_EE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Очень быстро</text:p>
          </table:table-cell>
          <table:table-cell office:value-type="float" office:value="27829" calcext:value-type="float">
            <text:p>27829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string" calcext:value-type="string">
            <text:p>ESS_R05_2010_RUS_EE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(НЕ ЗНАЮ)</text:p>
          </table:table-cell>
          <table:table-cell office:value-type="float" office:value="27830" calcext:value-type="float">
            <text:p>27830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<text:s/>Почти никогда</text:p>
          </table:table-cell>
          <table:table-cell office:value-type="float" office:value="27831" calcext:value-type="float">
            <text:p>27831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7832" calcext:value-type="float">
            <text:p>27832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7833" calcext:value-type="float">
            <text:p>27833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7834" calcext:value-type="float">
            <text:p>27834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7835" calcext:value-type="float">
            <text:p>27835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7836" calcext:value-type="float">
            <text:p>27836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7837" calcext:value-type="float">
            <text:p>27837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7838" calcext:value-type="float">
            <text:p>27838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7839" calcext:value-type="float">
            <text:p>27839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7840" calcext:value-type="float">
            <text:p>27840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7841" calcext:value-type="float">
            <text:p>27841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(НЕ ЗНАЮ)</text:p>
          </table:table-cell>
          <table:table-cell office:value-type="float" office:value="27842" calcext:value-type="float">
            <text:p>27842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<text:s/>Почти никогда</text:p>
          </table:table-cell>
          <table:table-cell office:value-type="float" office:value="27843" calcext:value-type="float">
            <text:p>27843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7844" calcext:value-type="float">
            <text:p>27844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7845" calcext:value-type="float">
            <text:p>27845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7846" calcext:value-type="float">
            <text:p>27846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7847" calcext:value-type="float">
            <text:p>27847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7848" calcext:value-type="float">
            <text:p>27848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7849" calcext:value-type="float">
            <text:p>27849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7850" calcext:value-type="float">
            <text:p>27850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7851" calcext:value-type="float">
            <text:p>27851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7852" calcext:value-type="float">
            <text:p>27852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7853" calcext:value-type="float">
            <text:p>27853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ESS_R05_2010_RUS_EE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(НЕ ЗНАЮ)</text:p>
          </table:table-cell>
          <table:table-cell office:value-type="float" office:value="27854" calcext:value-type="float">
            <text:p>27854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<text:s/>Почти никогда</text:p>
          </table:table-cell>
          <table:table-cell office:value-type="float" office:value="27855" calcext:value-type="float">
            <text:p>27855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7856" calcext:value-type="float">
            <text:p>27856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7857" calcext:value-type="float">
            <text:p>27857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7858" calcext:value-type="float">
            <text:p>27858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7859" calcext:value-type="float">
            <text:p>27859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7860" calcext:value-type="float">
            <text:p>27860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7861" calcext:value-type="float">
            <text:p>27861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7862" calcext:value-type="float">
            <text:p>27862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7863" calcext:value-type="float">
            <text:p>27863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7864" calcext:value-type="float">
            <text:p>27864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7865" calcext:value-type="float">
            <text:p>27865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ESS_R05_2010_RUS_EE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(НЕ ЗНАЮ)</text:p>
          </table:table-cell>
          <table:table-cell office:value-type="float" office:value="27866" calcext:value-type="float">
            <text:p>27866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ESS_R05_2010_RUS_EE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<text:s/>Очень невероятно</text:p>
          </table:table-cell>
          <table:table-cell office:value-type="float" office:value="27867" calcext:value-type="float">
            <text:p>27867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ESS_R05_2010_RUS_EE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NaN</text:p>
          </table:table-cell>
          <table:table-cell office:value-type="float" office:value="27868" calcext:value-type="float">
            <text:p>27868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ESS_R05_2010_RUS_EE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NaN</text:p>
          </table:table-cell>
          <table:table-cell office:value-type="float" office:value="27869" calcext:value-type="float">
            <text:p>27869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ESS_R05_2010_RUS_EE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7870" calcext:value-type="float">
            <text:p>27870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ESS_R05_2010_RUS_EE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(НЕ ЗНАЮ)</text:p>
          </table:table-cell>
          <table:table-cell office:value-type="float" office:value="27871" calcext:value-type="float">
            <text:p>27871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ESS_R05_2010_RUS_EE_244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<text:s/>Очень невероятно</text:p>
          </table:table-cell>
          <table:table-cell office:value-type="float" office:value="27872" calcext:value-type="float">
            <text:p>27872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string" calcext:value-type="string">
            <text:p>ESS_R05_2010_RUS_EE_244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NaN</text:p>
          </table:table-cell>
          <table:table-cell office:value-type="float" office:value="27873" calcext:value-type="float">
            <text:p>27873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string" calcext:value-type="string">
            <text:p>ESS_R05_2010_RUS_EE_244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NaN</text:p>
          </table:table-cell>
          <table:table-cell office:value-type="float" office:value="27874" calcext:value-type="float">
            <text:p>27874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string" calcext:value-type="string">
            <text:p>ESS_R05_2010_RUS_EE_244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7875" calcext:value-type="float">
            <text:p>27875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string" calcext:value-type="string">
            <text:p>ESS_R05_2010_RUS_EE_244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(НЕ ЗНАЮ)</text:p>
          </table:table-cell>
          <table:table-cell office:value-type="float" office:value="27876" calcext:value-type="float">
            <text:p>27876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string" calcext:value-type="string">
            <text:p>ESS_R05_2010_RUS_EE_245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<text:s/>Очень невероятно</text:p>
          </table:table-cell>
          <table:table-cell office:value-type="float" office:value="27877" calcext:value-type="float">
            <text:p>27877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string" calcext:value-type="string">
            <text:p>ESS_R05_2010_RUS_EE_245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NaN</text:p>
          </table:table-cell>
          <table:table-cell office:value-type="float" office:value="27878" calcext:value-type="float">
            <text:p>27878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string" calcext:value-type="string">
            <text:p>ESS_R05_2010_RUS_EE_245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NaN</text:p>
          </table:table-cell>
          <table:table-cell office:value-type="float" office:value="27879" calcext:value-type="float">
            <text:p>27879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string" calcext:value-type="string">
            <text:p>ESS_R05_2010_RUS_EE_245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7880" calcext:value-type="float">
            <text:p>27880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string" calcext:value-type="string">
            <text:p>ESS_R05_2010_RUS_EE_245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(НЕ ЗНАЮ)</text:p>
          </table:table-cell>
          <table:table-cell office:value-type="float" office:value="27881" calcext:value-type="float">
            <text:p>27881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string" calcext:value-type="string">
            <text:p>ESS_R05_2010_RUS_EE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Крайне неуспешно</text:p>
          </table:table-cell>
          <table:table-cell office:value-type="float" office:value="27882" calcext:value-type="float">
            <text:p>27882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Очень неуспешно</text:p>
          </table:table-cell>
          <table:table-cell office:value-type="float" office:value="27883" calcext:value-type="float">
            <text:p>27883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Скорее неуспешно</text:p>
          </table:table-cell>
          <table:table-cell office:value-type="float" office:value="27884" calcext:value-type="float">
            <text:p>27884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Ни неуспешно, ни успешно</text:p>
          </table:table-cell>
          <table:table-cell office:value-type="float" office:value="27885" calcext:value-type="float">
            <text:p>27885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Скорее успешно</text:p>
          </table:table-cell>
          <table:table-cell office:value-type="float" office:value="27886" calcext:value-type="float">
            <text:p>27886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Очень успешно</text:p>
          </table:table-cell>
          <table:table-cell office:value-type="float" office:value="27887" calcext:value-type="float">
            <text:p>27887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Крайне успешно</text:p>
          </table:table-cell>
          <table:table-cell office:value-type="float" office:value="27888" calcext:value-type="float">
            <text:p>27888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(НЕ ЗНАЮ)</text:p>
          </table:table-cell>
          <table:table-cell office:value-type="float" office:value="27889" calcext:value-type="float">
            <text:p>27889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Крайне неуспешно</text:p>
          </table:table-cell>
          <table:table-cell office:value-type="float" office:value="27882" calcext:value-type="float">
            <text:p>27882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Очень неуспешно</text:p>
          </table:table-cell>
          <table:table-cell office:value-type="float" office:value="27883" calcext:value-type="float">
            <text:p>27883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Скорее неуспешно</text:p>
          </table:table-cell>
          <table:table-cell office:value-type="float" office:value="27884" calcext:value-type="float">
            <text:p>27884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Ни неуспешно, ни успешно</text:p>
          </table:table-cell>
          <table:table-cell office:value-type="float" office:value="27885" calcext:value-type="float">
            <text:p>27885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Скорее успешно</text:p>
          </table:table-cell>
          <table:table-cell office:value-type="float" office:value="27886" calcext:value-type="float">
            <text:p>27886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Очень успешно</text:p>
          </table:table-cell>
          <table:table-cell office:value-type="float" office:value="27887" calcext:value-type="float">
            <text:p>27887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Крайне успешно</text:p>
          </table:table-cell>
          <table:table-cell office:value-type="float" office:value="27888" calcext:value-type="float">
            <text:p>27888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(НЕ ЗНАЮ)</text:p>
          </table:table-cell>
          <table:table-cell office:value-type="float" office:value="27889" calcext:value-type="float">
            <text:p>27889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ESS_R05_2010_RUS_EE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Крайне медленно</text:p>
          </table:table-cell>
          <table:table-cell office:value-type="float" office:value="27890" calcext:value-type="float">
            <text:p>2789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ESS_R05_2010_RUS_EE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Очень медленно</text:p>
          </table:table-cell>
          <table:table-cell office:value-type="float" office:value="27891" calcext:value-type="float">
            <text:p>27891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ESS_R05_2010_RUS_EE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Скорее медленно</text:p>
          </table:table-cell>
          <table:table-cell office:value-type="float" office:value="27892" calcext:value-type="float">
            <text:p>27892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ESS_R05_2010_RUS_EE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Ни медленно, ни быстро</text:p>
          </table:table-cell>
          <table:table-cell office:value-type="float" office:value="27893" calcext:value-type="float">
            <text:p>27893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ESS_R05_2010_RUS_EE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Скорее быстро</text:p>
          </table:table-cell>
          <table:table-cell office:value-type="float" office:value="27894" calcext:value-type="float">
            <text:p>27894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ESS_R05_2010_RUS_EE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Очень быстро</text:p>
          </table:table-cell>
          <table:table-cell office:value-type="float" office:value="27895" calcext:value-type="float">
            <text:p>27895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ESS_R05_2010_RUS_EE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Крайне быстро</text:p>
          </table:table-cell>
          <table:table-cell office:value-type="float" office:value="27896" calcext:value-type="float">
            <text:p>27896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ESS_R05_2010_RUS_EE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(НЕ ЗНАЮ)</text:p>
          </table:table-cell>
          <table:table-cell office:value-type="float" office:value="27897" calcext:value-type="float">
            <text:p>27897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никогда</text:p>
          </table:table-cell>
          <table:table-cell office:value-type="float" office:value="27898" calcext:value-type="float">
            <text:p>27898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вряд ли когда-нибудь</text:p>
          </table:table-cell>
          <table:table-cell office:value-type="float" office:value="27899" calcext:value-type="float">
            <text:p>27899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редко</text:p>
          </table:table-cell>
          <table:table-cell office:value-type="float" office:value="27900" calcext:value-type="float">
            <text:p>27900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время от времени</text:p>
          </table:table-cell>
          <table:table-cell office:value-type="float" office:value="27901" calcext:value-type="float">
            <text:p>27901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иногда</text:p>
          </table:table-cell>
          <table:table-cell office:value-type="float" office:value="27902" calcext:value-type="float">
            <text:p>27902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в половине случаев</text:p>
          </table:table-cell>
          <table:table-cell office:value-type="float" office:value="27903" calcext:value-type="float">
            <text:p>27903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чаще да, чем нет</text:p>
          </table:table-cell>
          <table:table-cell office:value-type="float" office:value="27904" calcext:value-type="float">
            <text:p>27904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часто</text:p>
          </table:table-cell>
          <table:table-cell office:value-type="float" office:value="27905" calcext:value-type="float">
            <text:p>27905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27906" calcext:value-type="float">
            <text:p>27906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7907" calcext:value-type="float">
            <text:p>27907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или всегда?</text:p>
          </table:table-cell>
          <table:table-cell office:value-type="float" office:value="27908" calcext:value-type="float">
            <text:p>27908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(НЕ ЗНАЮ)</text:p>
          </table:table-cell>
          <table:table-cell office:value-type="float" office:value="27909" calcext:value-type="float">
            <text:p>27909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никогда</text:p>
          </table:table-cell>
          <table:table-cell office:value-type="float" office:value="27898" calcext:value-type="float">
            <text:p>27898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вряд ли когда-нибудь</text:p>
          </table:table-cell>
          <table:table-cell office:value-type="float" office:value="27899" calcext:value-type="float">
            <text:p>27899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редко</text:p>
          </table:table-cell>
          <table:table-cell office:value-type="float" office:value="27900" calcext:value-type="float">
            <text:p>27900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время от времени</text:p>
          </table:table-cell>
          <table:table-cell office:value-type="float" office:value="27901" calcext:value-type="float">
            <text:p>27901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иногда</text:p>
          </table:table-cell>
          <table:table-cell office:value-type="float" office:value="27902" calcext:value-type="float">
            <text:p>27902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в половине случаев</text:p>
          </table:table-cell>
          <table:table-cell office:value-type="float" office:value="27903" calcext:value-type="float">
            <text:p>27903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чаще да, чем нет</text:p>
          </table:table-cell>
          <table:table-cell office:value-type="float" office:value="27904" calcext:value-type="float">
            <text:p>27904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часто</text:p>
          </table:table-cell>
          <table:table-cell office:value-type="float" office:value="27905" calcext:value-type="float">
            <text:p>27905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27906" calcext:value-type="float">
            <text:p>27906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7907" calcext:value-type="float">
            <text:p>27907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или всегда?</text:p>
          </table:table-cell>
          <table:table-cell office:value-type="float" office:value="27908" calcext:value-type="float">
            <text:p>27908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(НЕ ЗНАЮ)</text:p>
          </table:table-cell>
          <table:table-cell office:value-type="float" office:value="27909" calcext:value-type="float">
            <text:p>27909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никогда</text:p>
          </table:table-cell>
          <table:table-cell office:value-type="float" office:value="27898" calcext:value-type="float">
            <text:p>27898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вряд ли когда-нибудь</text:p>
          </table:table-cell>
          <table:table-cell office:value-type="float" office:value="27899" calcext:value-type="float">
            <text:p>27899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редко</text:p>
          </table:table-cell>
          <table:table-cell office:value-type="float" office:value="27900" calcext:value-type="float">
            <text:p>27900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время от времени</text:p>
          </table:table-cell>
          <table:table-cell office:value-type="float" office:value="27901" calcext:value-type="float">
            <text:p>27901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иногда</text:p>
          </table:table-cell>
          <table:table-cell office:value-type="float" office:value="27902" calcext:value-type="float">
            <text:p>27902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в половине случаев</text:p>
          </table:table-cell>
          <table:table-cell office:value-type="float" office:value="27903" calcext:value-type="float">
            <text:p>27903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чаще да, чем нет</text:p>
          </table:table-cell>
          <table:table-cell office:value-type="float" office:value="27904" calcext:value-type="float">
            <text:p>27904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часто</text:p>
          </table:table-cell>
          <table:table-cell office:value-type="float" office:value="27905" calcext:value-type="float">
            <text:p>27905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27906" calcext:value-type="float">
            <text:p>27906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7907" calcext:value-type="float">
            <text:p>27907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или всегда?</text:p>
          </table:table-cell>
          <table:table-cell office:value-type="float" office:value="27908" calcext:value-type="float">
            <text:p>27908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(НЕ ЗНАЮ)</text:p>
          </table:table-cell>
          <table:table-cell office:value-type="float" office:value="27909" calcext:value-type="float">
            <text:p>27909</text:p>
          </table:table-cell>
          <table:table-cell office:value-type="float" office:value="3457" calcext:value-type="float">
            <text:p>3457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RUS_EE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Теперь мы хотим задать несколько вопросов о политике и правительстве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5_2010_RUS_EE_5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И сейчас несколько вопросов о Вас и Вашей жизни.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ESS_R05_2010_RUS_EE_8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ПРОСИТЕ У ВСЕХ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SS_R05_2010_RUS_EE_8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йчас несколько вопросов на другую тему.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ESS_R05_2010_RUS_EE_8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йчас хотелось бы задать Вам несколько вопросов о том, насколько неправильными Вы считаете определённые способы поведения.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ESS_R05_2010_RUS_EE_129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Далее я хотел бы задать Вам несколько вопросов о Вас и о других членах Вашей семьи.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ESS_R05_2010_RUS_EE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Теперь несколько вопросов о том, как полиция занимается такими преступлениями, как кража со взломом и физическое нападение.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5_2010_RUS_EE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Следующие несколько вопросов не представлены на карточке.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5_2010_RUS_EE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Теперь представьте, что Вы совершаете любой из этих поступков в Эстонии.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5_2010_RUS_EE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Теперь несколько вопросов о том, насколько вероятно, что Вас поймают и накажут, если Вы совершите определенные поступки в Эстонии.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5_2010_RUS_EE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Первые несколько вопросов касаются полиции в Эстонии.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5_2010_RUS_EE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Теперь несколько вопросов о том, как полиция занимается такими преступлениями, как кража со взломом и физическое нападение.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5_2010_RUS_EE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Теперь несколько вопросов о том, насколько вероятно, что Вас поймают и накажут, если Вы совершите определенные поступки в Эстонии.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5_2010_RUS_EE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Сейчас несколько вопросов о полиции в Эстонии.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Теперь несколько вопросов о том, как полиция занимается такими преступлениями, как кража со взломом и физическое нападение.</text:p>
          </table:table-cell>
          <table:table-cell office:value-type="float" office:value="344" calcext:value-type="float">
            <text:p>344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RUS_E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Для ответа, пожалуйста, используйте эту карточку.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ESS_R05_2010_RUS_E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Для ответа используйте карточку 1.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ESS_R05_2010_RUS_E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Для ответа используйте карточку 1.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ESS_R05_2010_RUS_E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Для ответа используйте карточку 1.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ESS_R05_2010_RUS_E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Для ответа используйте карточку 1.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ESS_R05_2010_RUS_E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Для ответа используйте карточку 1.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ESS_R05_2010_RUS_E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Для ответа используйте карточку 1.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ESS_R05_2010_RUS_E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Для ответа используйте карточку 2.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ESS_R05_2010_RUS_E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Для ответа используйте карточку 3.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ESS_R05_2010_RUS_E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Для ответа используйте карточку 4.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ESS_R05_2010_RUS_E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Для ответа используйте карточку 5.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ESS_R05_2010_RUS_E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Для ответа используйте карточку 8.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ESS_R05_2010_RUS_EE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Для ответа используйте карточку 9.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ESS_R05_2010_RUS_EE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Для ответа используйте карточку 10.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ESS_R05_2010_RUS_EE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Для ответа используйте карточку 10.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ESS_R05_2010_RUS_EE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Для ответа используйте карточку 10.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ESS_R05_2010_RUS_EE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Для ответа используйте карточку 10.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ESS_R05_2010_RUS_EE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Для ответа используйте карточку 11.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ESS_R05_2010_RUS_EE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Для ответа используйте карточку 11.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ESS_R05_2010_RUS_EE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Для ответа используйте карточку 12.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ESS_R05_2010_RUS_EE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Для ответа используйте карточку 14.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ESS_R05_2010_RUS_EE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Для ответа используйте карточку 14.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ESS_R05_2010_RUS_EE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Для ответа используйте карточку 14.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ESS_R05_2010_RUS_EE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Для ответа используйте карточку 15.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ESS_R05_2010_RUS_EE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Для ответа используйте карточку 16.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ESS_R05_2010_RUS_EE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Для ответа используйте карточку 17.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ESS_R05_2010_RUS_EE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Пожалуйста используйте карточку 18.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ESS_R05_2010_RUS_EE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Для ответа используйте карточку 19.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ESS_R05_2010_RUS_EE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Для ответа используйте карточку 20.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ESS_R05_2010_RUS_EE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Для ответа используйте карточку 21.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ESS_R05_2010_RUS_EE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Для ответа используйте карточку 21.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ESS_R05_2010_RUS_EE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Для ответа используйте карточку 23.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ESS_R05_2010_RUS_EE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Для ответа используйте карточку 24.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ESS_R05_2010_RUS_EE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Для ответа используйте карточку 24.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ESS_R05_2010_RUS_E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ЗАЧИТАЙТЕ ...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5_2010_RUS_E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КАРТОЧКА 2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5_2010_RUS_E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ЗАЧИТАЙТЕ ...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5_2010_RUS_E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КАРТОЧКА 2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5_2010_RUS_E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КАРТОЧКА 2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5_2010_RUS_E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Выберите свой ответ на этой карте.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ESS_R05_2010_RUS_E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СПРОСИТЕ У ВСЕХ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5_2010_RUS_E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КАРТОЧКА 2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5_2010_RUS_E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Выберите свой ответ на этой карточке.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ESS_R05_2010_RUS_E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СПРОСИТЕ У ВСЕХ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5_2010_RUS_E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КАРТОЧКА 2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5_2010_RUS_E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АРТОЧКА 30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ESS_R05_2010_RUS_E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Выберите свой ответ на этой карте.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ESS_R05_2010_RUS_E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АРТОЧКА 3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ESS_R05_2010_RUS_EE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АРТОЧКА 3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ESS_R05_2010_RUS_E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АРТОЧКА 32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ESS_R05_2010_RUS_E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ЗАЧИТАЙТЕ ...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5_2010_RUS_E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ЗАЧИТАЙТЕ ...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5_2010_RUS_E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ЗАЧИТАЙТЕ ...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ЗАЧИТАЙТЕ ...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5_2010_RUS_E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КАРТОЧКА 33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ESS_R05_2010_RUS_E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КАРТОЧКА 3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5_2010_RUS_EE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КАРТОЧКА 3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5_2010_RUS_E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КАРТОЧКА 36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ESS_R05_2010_RUS_E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Выберите свой ответ на карте 36.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string" calcext:value-type="string">
            <text:p>ESS_R05_2010_RUS_EE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КАРТОЧКА 3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RUS_EE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КАРТОЧКА 3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RUS_E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КАРТОЧКА 3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5_2010_RUS_E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Выберите ответ из карточки.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ESS_R05_2010_RUS_E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КАРТОЧКА 39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5_2010_RUS_EE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КАРТОЧКА 40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ESS_R05_2010_RUS_E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КАРТОЧКА 4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5_2010_RUS_E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АРТОЧКА 4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5_2010_RUS_E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жалуйста, используйте карточку 42.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РТОЧКА 43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ESS_R05_2010_RUS_E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Пожалуйста, используйте карточку 43.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ESS_R05_2010_RUS_E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ПРОСИТЬ У ВСЕХ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string" calcext:value-type="string">
            <text:p>ESS_R05_2010_RUS_E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ЗАЧИТАЙТЕ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ESS_R05_2010_RUS_E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ЗАЧИТАЙТЕ ...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5_2010_RUS_E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ЗАЧИТАЙТЕ ...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5_2010_RUS_E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КАРТОЧКА 4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5_2010_RUS_E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ЗАЧИТАЙТЕ ...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5_2010_RUS_E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ля ответа пожалуйста используйте эту карточку 45.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ESS_R05_2010_RUS_E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Для ответа используйте карточку 49.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5_2010_RUS_EE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ля ответа используйте карточку 54.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5_2010_RUS_EE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Для ответов используйте карточку 56.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ESS_R05_2010_RUS_EE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Для ответа используйте карточку 58.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ESS_R05_2010_RUS_EE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Для ответа используйте карточку 59.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ESS_R05_2010_RUS_EE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Для ответа используйте карточку 61.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ESS_R05_2010_RUS_EE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Для ответа используйте карточку 63.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5_2010_RUS_EE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Пожалуйста используйте карточку 65.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string" calcext:value-type="string">
            <text:p>ESS_R05_2010_RUS_EE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Пожалуйста используйте карточку 66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КАРТОЧКА B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ESS_R05_2010_RUS_EE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Для ответа используйте карточку B.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ESS_R05_2010_RUS_EE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КАРТОЧКА B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ESS_R05_2010_RUS_EE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Для ответа используйте карточку B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ESS_R05_2010_RUS_EE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КАРТОЧКА B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ESS_R05_2010_RUS_EE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Для ответа используйте карточку B.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ESS_R05_2010_RUS_EE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КАРТОЧКА K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ESS_R05_2010_RUS_EE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КАРТОЧКА L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ESS_R05_2010_RUS_EE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КАРТОЧКА M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ESS_R05_2010_RUS_EE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КАРТОЧКА N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СПРОСИТЕ У ВСЕХ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КАРТОЧКА O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ESS_R05_2010_RUS_EE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Для ответа используйте карточку O.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КАРТОЧКА O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ESS_R05_2010_RUS_EE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Для ответа используйте карточку O.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КАРТОЧКА O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ESS_R05_2010_RUS_EE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Для ответа используйте карточку O.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КАРТОЧКА O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ESS_R05_2010_RUS_EE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Для ответа используйте карточку O.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КАРТОЧКА P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ESS_R05_2010_RUS_EE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Для ответа используйте карточку P.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КАРТОЧКА P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ESS_R05_2010_RUS_EE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Для ответа используйте карточку P.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СПРОСИТЕ У ВСЕХ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КАРТОЧКА Q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ESS_R05_2010_RUS_EE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Пожалуйста используйте эту карточку.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КАРТОЧКА Q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ESS_R05_2010_RUS_EE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Используйте ту же карточку.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СПРОСИТЕ У ВСЕХ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5_2010_RUS_EE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КАРТОЧКА Q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КАРТОЧКА Q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ESS_R05_2010_RUS_EE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Используйте ту же карточку.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КАРТОЧКА R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ESS_R05_2010_RUS_EE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Пожалуйста используйте эту карточку.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КАРТОЧКА R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ESS_R05_2010_RUS_EE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Используйте ту же карточку.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КАРТОЧКА S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ESS_R05_2010_RUS_EE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Пожалуйста используйте эту карточку.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КАРТОЧКА S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ESS_R05_2010_RUS_EE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Используйте ту же карточку.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ESS_R05_2010_RUS_EE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Выберите свой ответ на этой карточке.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ESS_R05_2010_RUS_EE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Используйте карточку C.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string" calcext:value-type="string">
            <text:p>ESS_R05_2010_RUS_EE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Выберите свой ответ на карточке D.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ESS_R05_2010_RUS_EE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Выберите свой ответ на карточке E.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ESS_R05_2010_RUS_EE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Используйте карточку E.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ESS_R05_2010_RUS_EE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Используйте карточку E.</text:p>
          </table:table-cell>
          <table:table-cell office:value-type="float" office:value="1752" calcext:value-type="float">
            <text:p>1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3:38:02.240621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3:38:53.118483873</dc:date>
    <meta:editing-duration>PT1M46S</meta:editing-duration>
    <meta:editing-cycles>2</meta:editing-cycles>
    <meta:generator>LibreOffice/6.0.7.3$Linux_X86_64 LibreOffice_project/00m0$Build-3</meta:generator>
    <meta:document-statistic meta:table-count="4" meta:cell-count="10592" meta:object-count="0"/>
  </office:meta>
</office:document-meta>
</file>